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position size"/>
    </style:style>
    <style:style style:name="P1" style:family="paragraph">
      <style:paragraph-properties fo:text-align="center"/>
    </style:style>
  </office:automatic-styles>
  <office:body>
    <office:spreadsheet>
      <table:table table:name="normdi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/>
          <table:table-cell table:formula="of:=([.A1]-150)/50" office:value-type="float" office:value="-3">
            <text:p>-3</text:p>
          </table:table-cell>
          <table:table-cell table:formula="of:=NORMDIST([.C1];0;1;0)" office:value-type="float" office:value="0.00443184841193801">
            <text:p>0.0044318484</text:p>
          </table:table-cell>
          <table:table-cell>
            <draw:frame table:end-cell-address="normdist.F8" table:end-x="1.727cm" table:end-y="0.274cm" draw:z-index="0" draw:style-name="gr1" draw:text-style-name="P1" svg:width="3.66cm" svg:height="3.25cm" svg:x="0.325cm" svg:y="0cm">
              <draw:object draw:notify-on-update-of-ranges="normdist.C1:normdist.C301 normdist.D1:normdist.D301 normdist.C1:normdist.C301 normdist.E1:normdist.E3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([.A2]-150)/50" office:value-type="float" office:value="-2.98">
            <text:p>-2.98</text:p>
          </table:table-cell>
          <table:table-cell table:formula="of:=NORMDIST([.C2];0;1;0)" office:value-type="float" office:value="0.00470495752693398">
            <text:p>0.004704957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([.A3]-150)/50" office:value-type="float" office:value="-2.96">
            <text:p>-2.96</text:p>
          </table:table-cell>
          <table:table-cell table:formula="of:=NORMDIST([.C3];0;1;0)" office:value-type="float" office:value="0.00499289921361238">
            <text:p>0.004992899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([.A4]-150)/50" office:value-type="float" office:value="-2.94">
            <text:p>-2.94</text:p>
          </table:table-cell>
          <table:table-cell table:formula="of:=NORMDIST([.C4];0;1;0)" office:value-type="float" office:value="0.00529634386531102">
            <text:p>0.005296343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([.A5]-150)/50" office:value-type="float" office:value="-2.92">
            <text:p>-2.92</text:p>
          </table:table-cell>
          <table:table-cell table:formula="of:=NORMDIST([.C5];0;1;0)" office:value-type="float" office:value="0.00561598359599097">
            <text:p>0.005615983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([.A6]-150)/50" office:value-type="float" office:value="-2.9">
            <text:p>-2.9</text:p>
          </table:table-cell>
          <table:table-cell table:formula="of:=NORMDIST([.C6];0;1;0)" office:value-type="float" office:value="0.00595253241977585">
            <text:p>0.005952532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([.A7]-150)/50" office:value-type="float" office:value="-2.88">
            <text:p>-2.88</text:p>
          </table:table-cell>
          <table:table-cell table:formula="of:=NORMDIST([.C7];0;1;0)" office:value-type="float" office:value="0.00630672639626593">
            <text:p>0.006306726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([.A8]-150)/50" office:value-type="float" office:value="-2.86">
            <text:p>-2.86</text:p>
          </table:table-cell>
          <table:table-cell table:formula="of:=NORMDIST([.C8];0;1;0)" office:value-type="float" office:value="0.00667932373920262">
            <text:p>0.006679323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([.A9]-150)/50" office:value-type="float" office:value="-2.84">
            <text:p>-2.84</text:p>
          </table:table-cell>
          <table:table-cell table:formula="of:=NORMDIST([.C9];0;1;0)" office:value-type="float" office:value="0.00707110488601945">
            <text:p>0.0070711049</text:p>
          </table:table-cell>
          <table:table-cell>
            <draw:frame table:end-cell-address="normdist.F17" table:end-x="1.727cm" table:end-y="0.256cm" draw:z-index="1" draw:style-name="gr1" draw:text-style-name="P1" svg:width="3.66cm" svg:height="3.25cm" svg:x="0.325cm" svg:y="0.408cm">
              <draw:object draw:notify-on-update-of-ranges="normdist.C1:normdist.C301 normdist.D1:normdist.D301 normdist.C1:normdist.C301 normdist.E1:normdist.E30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table:formula="of:=([.A10]-150)/50" office:value-type="float" office:value="-2.82">
            <text:p>-2.82</text:p>
          </table:table-cell>
          <table:table-cell table:formula="of:=NORMDIST([.C10];0;1;0)" office:value-type="float" office:value="0.00748287252578056">
            <text:p>0.007482872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table:formula="of:=([.A11]-150)/50" office:value-type="float" office:value="-2.8">
            <text:p>-2.8</text:p>
          </table:table-cell>
          <table:table-cell table:formula="of:=NORMDIST([.C11];0;1;0)" office:value-type="float" office:value="0.00791545158297997">
            <text:p>0.007915451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  <table:table-cell table:formula="of:=([.A12]-150)/50" office:value-type="float" office:value="-2.78">
            <text:p>-2.78</text:p>
          </table:table-cell>
          <table:table-cell table:formula="of:=NORMDIST([.C12];0;1;0)" office:value-type="float" office:value="0.00836968915465303">
            <text:p>0.008369689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table:formula="of:=([.A13]-150)/50" office:value-type="float" office:value="-2.76">
            <text:p>-2.76</text:p>
          </table:table-cell>
          <table:table-cell table:formula="of:=NORMDIST([.C13];0;1;0)" office:value-type="float" office:value="0.00884645439823723">
            <text:p>0.008846454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([.A14]-150)/50" office:value-type="float" office:value="-2.74">
            <text:p>-2.74</text:p>
          </table:table-cell>
          <table:table-cell table:formula="of:=NORMDIST([.C14];0;1;0)" office:value-type="float" office:value="0.00934663836761228">
            <text:p>0.009346638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table:formula="of:=([.A15]-150)/50" office:value-type="float" office:value="-2.72">
            <text:p>-2.72</text:p>
          </table:table-cell>
          <table:table-cell table:formula="of:=NORMDIST([.C15];0;1;0)" office:value-type="float" office:value="0.00987115379475113">
            <text:p>0.009871153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table:formula="of:=([.A16]-150)/50" office:value-type="float" office:value="-2.7">
            <text:p>-2.7</text:p>
          </table:table-cell>
          <table:table-cell table:formula="of:=NORMDIST([.C16];0;1;0)" office:value-type="float" office:value="0.0104209348144226">
            <text:p>0.010420934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([.A17]-150)/50" office:value-type="float" office:value="-2.68">
            <text:p>-2.68</text:p>
          </table:table-cell>
          <table:table-cell table:formula="of:=NORMDIST([.C17];0;1;0)" office:value-type="float" office:value="0.0109969366294056">
            <text:p>0.010996936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  <table:table-cell table:formula="of:=([.A18]-150)/50" office:value-type="float" office:value="-2.66">
            <text:p>-2.66</text:p>
          </table:table-cell>
          <table:table-cell table:formula="of:=NORMDIST([.C18];0;1;0)" office:value-type="float" office:value="0.0116001351137026">
            <text:p>0.0116001351</text:p>
          </table:table-cell>
          <table:table-cell>
            <draw:frame table:end-cell-address="normdist.F23" table:end-x="0.407cm" table:end-y="0.425cm" draw:z-index="2" draw:style-name="gr1" draw:text-style-name="P1" svg:width="2.34cm" svg:height="2.16cm" svg:x="0.325cm" svg:y="0.391cm">
              <draw:object draw:notify-on-update-of-ranges="normdist.C1:normdist.C301 normdist.D1:normdist.D30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([.A19]-150)/50" office:value-type="float" office:value="-2.64">
            <text:p>-2.64</text:p>
          </table:table-cell>
          <table:table-cell table:formula="of:=NORMDIST([.C19];0;1;0)" office:value-type="float" office:value="0.012231526351278">
            <text:p>0.012231526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table:formula="of:=([.A20]-150)/50" office:value-type="float" office:value="-2.62">
            <text:p>-2.62</text:p>
          </table:table-cell>
          <table:table-cell table:formula="of:=NORMDIST([.C20];0;1;0)" office:value-type="float" office:value="0.0128921261078953">
            <text:p>0.012892126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table:formula="of:=([.A21]-150)/50" office:value-type="float" office:value="-2.6">
            <text:p>-2.6</text:p>
          </table:table-cell>
          <table:table-cell table:formula="of:=NORMDIST([.C21];0;1;0)" office:value-type="float" office:value="0.0135829692336856">
            <text:p>0.013582969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([.A22]-150)/50" office:value-type="float" office:value="-2.58">
            <text:p>-2.58</text:p>
          </table:table-cell>
          <table:table-cell table:formula="of:=NORMDIST([.C22];0;1;0)" office:value-type="float" office:value="0.0143051089941497">
            <text:p>0.01430510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table:formula="of:=([.A23]-150)/50" office:value-type="float" office:value="-2.56">
            <text:p>-2.56</text:p>
          </table:table-cell>
          <table:table-cell table:formula="of:=NORMDIST([.C23];0;1;0)" office:value-type="float" office:value="0.0150596163273775">
            <text:p>0.015059616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([.A24]-150)/50" office:value-type="float" office:value="-2.54">
            <text:p>-2.54</text:p>
          </table:table-cell>
          <table:table-cell table:formula="of:=NORMDIST([.C24];0;1;0)" office:value-type="float" office:value="0.0158475790253608">
            <text:p>0.01584757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table:formula="of:=([.A25]-150)/50" office:value-type="float" office:value="-2.52">
            <text:p>-2.52</text:p>
          </table:table-cell>
          <table:table-cell table:formula="of:=NORMDIST([.C25];0;1;0)" office:value-type="float" office:value="0.0166701008373811">
            <text:p>0.016670100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table:formula="of:=([.A26]-150)/50" office:value-type="float" office:value="-2.5">
            <text:p>-2.5</text:p>
          </table:table-cell>
          <table:table-cell table:formula="of:=NORMDIST([.C26];0;1;0)" office:value-type="float" office:value="0.0175283004935685">
            <text:p>0.017528300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([.A27]-150)/50" office:value-type="float" office:value="-2.48">
            <text:p>-2.48</text:p>
          </table:table-cell>
          <table:table-cell table:formula="of:=NORMDIST([.C27];0;1;0)" office:value-type="float" office:value="0.018423310646862">
            <text:p>0.018423310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table:formula="of:=([.A28]-150)/50" office:value-type="float" office:value="-2.46">
            <text:p>-2.46</text:p>
          </table:table-cell>
          <table:table-cell table:formula="of:=NORMDIST([.C28];0;1;0)" office:value-type="float" office:value="0.019356276731737">
            <text:p>0.019356276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table:formula="of:=([.A29]-150)/50" office:value-type="float" office:value="-2.44">
            <text:p>-2.44</text:p>
          </table:table-cell>
          <table:table-cell table:formula="of:=NORMDIST([.C29];0;1;0)" office:value-type="float" office:value="0.0203283557382258">
            <text:p>0.02032835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  <table:table-cell table:formula="of:=([.A30]-150)/50" office:value-type="float" office:value="-2.42">
            <text:p>-2.42</text:p>
          </table:table-cell>
          <table:table-cell table:formula="of:=NORMDIST([.C30];0;1;0)" office:value-type="float" office:value="0.0213407148999228">
            <text:p>0.021340714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([.A31]-150)/50" office:value-type="float" office:value="-2.4">
            <text:p>-2.4</text:p>
          </table:table-cell>
          <table:table-cell table:formula="of:=NORMDIST([.C31];0;1;0)" office:value-type="float" office:value="0.0223945302948429">
            <text:p>0.022394530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table:formula="of:=([.A32]-150)/50" office:value-type="float" office:value="-2.38">
            <text:p>-2.38</text:p>
          </table:table-cell>
          <table:table-cell table:formula="of:=NORMDIST([.C32];0;1;0)" office:value-type="float" office:value="0.0234909853582014">
            <text:p>0.023490985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  <table:table-cell table:formula="of:=([.A33]-150)/50" office:value-type="float" office:value="-2.36">
            <text:p>-2.36</text:p>
          </table:table-cell>
          <table:table-cell table:formula="of:=NORMDIST([.C33];0;1;0)" office:value-type="float" office:value="0.0246312693063825">
            <text:p>0.0246312693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  <table:table-cell table:formula="of:=([.A34]-150)/50" office:value-type="float" office:value="-2.34">
            <text:p>-2.34</text:p>
          </table:table-cell>
          <table:table-cell table:formula="of:=NORMDIST([.C34];0;1;0)" office:value-type="float" office:value="0.0258165754715877">
            <text:p>0.0258165755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  <table:table-cell table:formula="of:=([.A35]-150)/50" office:value-type="float" office:value="-2.32">
            <text:p>-2.32</text:p>
          </table:table-cell>
          <table:table-cell table:formula="of:=NORMDIST([.C35];0;1;0)" office:value-type="float" office:value="0.0270480995468818">
            <text:p>0.027048099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  <table:table-cell table:formula="of:=([.A36]-150)/50" office:value-type="float" office:value="-2.3">
            <text:p>-2.3</text:p>
          </table:table-cell>
          <table:table-cell table:formula="of:=NORMDIST([.C36];0;1;0)" office:value-type="float" office:value="0.0283270377416012">
            <text:p>0.0283270377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  <table:table-cell table:formula="of:=([.A37]-150)/50" office:value-type="float" office:value="-2.28">
            <text:p>-2.28</text:p>
          </table:table-cell>
          <table:table-cell table:formula="of:=NORMDIST([.C37];0;1;0)" office:value-type="float" office:value="0.0296545848473413">
            <text:p>0.029654584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table:formula="of:=([.A38]-150)/50" office:value-type="float" office:value="-2.26">
            <text:p>-2.26</text:p>
          </table:table-cell>
          <table:table-cell table:formula="of:=NORMDIST([.C38];0;1;0)" office:value-type="float" office:value="0.0310319322150083">
            <text:p>0.0310319322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  <table:table-cell table:formula="of:=([.A39]-150)/50" office:value-type="float" office:value="-2.24">
            <text:p>-2.24</text:p>
          </table:table-cell>
          <table:table-cell table:formula="of:=NORMDIST([.C39];0;1;0)" office:value-type="float" office:value="0.0324602656436974">
            <text:p>0.032460265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  <table:table-cell table:formula="of:=([.A40]-150)/50" office:value-type="float" office:value="-2.22">
            <text:p>-2.22</text:p>
          </table:table-cell>
          <table:table-cell table:formula="of:=NORMDIST([.C40];0;1;0)" office:value-type="float" office:value="0.0339407631824492">
            <text:p>0.033940763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  <table:table-cell table:formula="of:=([.A41]-150)/50" office:value-type="float" office:value="-2.2">
            <text:p>-2.2</text:p>
          </table:table-cell>
          <table:table-cell table:formula="of:=NORMDIST([.C41];0;1;0)" office:value-type="float" office:value="0.0354745928462314">
            <text:p>0.035474592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  <table:table-cell table:formula="of:=([.A42]-150)/50" office:value-type="float" office:value="-2.18">
            <text:p>-2.18</text:p>
          </table:table-cell>
          <table:table-cell table:formula="of:=NORMDIST([.C42];0;1;0)" office:value-type="float" office:value="0.0370629102478065">
            <text:p>0.037062910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/>
          <table:table-cell table:formula="of:=([.A43]-150)/50" office:value-type="float" office:value="-2.16">
            <text:p>-2.16</text:p>
          </table:table-cell>
          <table:table-cell table:formula="of:=NORMDIST([.C43];0;1;0)" office:value-type="float" office:value="0.0387068561474556">
            <text:p>0.038706856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  <table:table-cell table:formula="of:=([.A44]-150)/50" office:value-type="float" office:value="-2.14">
            <text:p>-2.14</text:p>
          </table:table-cell>
          <table:table-cell table:formula="of:=NORMDIST([.C44];0;1;0)" office:value-type="float" office:value="0.0404075539228603">
            <text:p>0.040407553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  <table:table-cell table:formula="of:=([.A45]-150)/50" office:value-type="float" office:value="-2.12">
            <text:p>-2.12</text:p>
          </table:table-cell>
          <table:table-cell table:formula="of:=NORMDIST([.C45];0;1;0)" office:value-type="float" office:value="0.0421661069617703">
            <text:p>0.04216610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  <table:table-cell table:formula="of:=([.A46]-150)/50" office:value-type="float" office:value="-2.1">
            <text:p>-2.1</text:p>
          </table:table-cell>
          <table:table-cell table:formula="of:=NORMDIST([.C46];0;1;0)" office:value-type="float" office:value="0.0439835959804272">
            <text:p>0.04398359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  <table:table-cell table:formula="of:=([.A47]-150)/50" office:value-type="float" office:value="-2.08">
            <text:p>-2.08</text:p>
          </table:table-cell>
          <table:table-cell table:formula="of:=NORMDIST([.C47];0;1;0)" office:value-type="float" office:value="0.0458610762710549">
            <text:p>0.045861076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  <table:table-cell table:formula="of:=([.A48]-150)/50" office:value-type="float" office:value="-2.06">
            <text:p>-2.06</text:p>
          </table:table-cell>
          <table:table-cell table:formula="of:=NORMDIST([.C48];0;1;0)" office:value-type="float" office:value="0.047799574882077">
            <text:p>0.047799574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  <table:table-cell table:formula="of:=([.A49]-150)/50" office:value-type="float" office:value="-2.04">
            <text:p>-2.04</text:p>
          </table:table-cell>
          <table:table-cell table:formula="of:=NORMDIST([.C49];0;1;0)" office:value-type="float" office:value="0.0498000877350708">
            <text:p>0.049800087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  <table:table-cell table:formula="of:=([.A50]-150)/50" office:value-type="float" office:value="-2.02">
            <text:p>-2.02</text:p>
          </table:table-cell>
          <table:table-cell table:formula="of:=NORMDIST([.C50];0;1;0)" office:value-type="float" office:value="0.0518635766828206">
            <text:p>0.051863576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  <table:table-cell table:formula="of:=([.A51]-150)/50" office:value-type="float" office:value="-2">
            <text:p>-2</text:p>
          </table:table-cell>
          <table:table-cell table:formula="of:=NORMDIST([.C51];0;1;0)" office:value-type="float" office:value="0.0539909665131881">
            <text:p>0.053990966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/>
          <table:table-cell table:formula="of:=([.A52]-150)/50" office:value-type="float" office:value="-1.98">
            <text:p>-1.98</text:p>
          </table:table-cell>
          <table:table-cell table:formula="of:=NORMDIST([.C52];0;1;0)" office:value-type="float" office:value="0.0561831419038681">
            <text:p>0.056183141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/>
          <table:table-cell table:formula="of:=([.A53]-150)/50" office:value-type="float" office:value="-1.96">
            <text:p>-1.96</text:p>
          </table:table-cell>
          <table:table-cell table:formula="of:=NORMDIST([.C53];0;1;0)" office:value-type="float" office:value="0.0584409443334515">
            <text:p>0.0584409443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/>
          <table:table-cell table:formula="of:=([.A54]-150)/50" office:value-type="float" office:value="-1.94">
            <text:p>-1.94</text:p>
          </table:table-cell>
          <table:table-cell table:formula="of:=NORMDIST([.C54];0;1;0)" office:value-type="float" office:value="0.0607651689545648">
            <text:p>0.06076516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/>
          <table:table-cell table:formula="of:=([.A55]-150)/50" office:value-type="float" office:value="-1.92">
            <text:p>-1.92</text:p>
          </table:table-cell>
          <table:table-cell table:formula="of:=NORMDIST([.C55];0;1;0)" office:value-type="float" office:value="0.0631565614351987">
            <text:p>0.063156561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/>
          <table:table-cell table:formula="of:=([.A56]-150)/50" office:value-type="float" office:value="-1.9">
            <text:p>-1.9</text:p>
          </table:table-cell>
          <table:table-cell table:formula="of:=NORMDIST([.C56];0;1;0)" office:value-type="float" office:value="0.0656158147746766">
            <text:p>0.065615814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/>
          <table:table-cell table:formula="of:=([.A57]-150)/50" office:value-type="float" office:value="-1.88">
            <text:p>-1.88</text:p>
          </table:table-cell>
          <table:table-cell table:formula="of:=NORMDIST([.C57];0;1;0)" office:value-type="float" office:value="0.0681435661010446">
            <text:p>0.068143566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  <table:table-cell table:formula="of:=([.A58]-150)/50" office:value-type="float" office:value="-1.86">
            <text:p>-1.86</text:p>
          </table:table-cell>
          <table:table-cell table:formula="of:=NORMDIST([.C58];0;1;0)" office:value-type="float" office:value="0.0707403934569834">
            <text:p>0.070740393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  <table:table-cell table:formula="of:=([.A59]-150)/50" office:value-type="float" office:value="-1.84">
            <text:p>-1.84</text:p>
          </table:table-cell>
          <table:table-cell table:formula="of:=NORMDIST([.C59];0;1;0)" office:value-type="float" office:value="0.0734068125816569">
            <text:p>0.073406812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  <table:table-cell table:formula="of:=([.A60]-150)/50" office:value-type="float" office:value="-1.82">
            <text:p>-1.82</text:p>
          </table:table-cell>
          <table:table-cell table:formula="of:=NORMDIST([.C60];0;1;0)" office:value-type="float" office:value="0.0761432736962073">
            <text:p>0.076143273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  <table:table-cell table:formula="of:=([.A61]-150)/50" office:value-type="float" office:value="-1.8">
            <text:p>-1.8</text:p>
          </table:table-cell>
          <table:table-cell table:formula="of:=NORMDIST([.C61];0;1;0)" office:value-type="float" office:value="0.0789501583008942">
            <text:p>0.0789501583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  <table:table-cell table:formula="of:=([.A62]-150)/50" office:value-type="float" office:value="-1.78">
            <text:p>-1.78</text:p>
          </table:table-cell>
          <table:table-cell table:formula="of:=NORMDIST([.C62];0;1;0)" office:value-type="float" office:value="0.0818277759921428">
            <text:p>0.081827776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  <table:table-cell table:formula="of:=([.A63]-150)/50" office:value-type="float" office:value="-1.76">
            <text:p>-1.76</text:p>
          </table:table-cell>
          <table:table-cell table:formula="of:=NORMDIST([.C63];0;1;0)" office:value-type="float" office:value="0.0847763613080222">
            <text:p>0.084776361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  <table:table-cell table:formula="of:=([.A64]-150)/50" office:value-type="float" office:value="-1.74">
            <text:p>-1.74</text:p>
          </table:table-cell>
          <table:table-cell table:formula="of:=NORMDIST([.C64];0;1;0)" office:value-type="float" office:value="0.0877960706109056">
            <text:p>0.087796070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([.A65]-150)/50" office:value-type="float" office:value="-1.72">
            <text:p>-1.72</text:p>
          </table:table-cell>
          <table:table-cell table:formula="of:=NORMDIST([.C65];0;1;0)" office:value-type="float" office:value="0.0908869790162829">
            <text:p>0.09088697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  <table:table-cell table:formula="of:=([.A66]-150)/50" office:value-type="float" office:value="-1.7">
            <text:p>-1.7</text:p>
          </table:table-cell>
          <table:table-cell table:formula="of:=NORMDIST([.C66];0;1;0)" office:value-type="float" office:value="0.0940490773768869">
            <text:p>0.0940490774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  <table:table-cell table:formula="of:=([.A67]-150)/50" office:value-type="float" office:value="-1.68">
            <text:p>-1.68</text:p>
          </table:table-cell>
          <table:table-cell table:formula="of:=NORMDIST([.C67];0;1;0)" office:value-type="float" office:value="0.0972822693314675">
            <text:p>0.097282269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  <table:table-cell table:formula="of:=([.A68]-150)/50" office:value-type="float" office:value="-1.66">
            <text:p>-1.66</text:p>
          </table:table-cell>
          <table:table-cell table:formula="of:=NORMDIST([.C68];0;1;0)" office:value-type="float" office:value="0.100586368427691">
            <text:p>0.1005863684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  <table:table-cell table:formula="of:=([.A69]-150)/50" office:value-type="float" office:value="-1.64">
            <text:p>-1.64</text:p>
          </table:table-cell>
          <table:table-cell table:formula="of:=NORMDIST([.C69];0;1;0)" office:value-type="float" office:value="0.103961095328764">
            <text:p>0.1039610953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  <table:table-cell table:formula="of:=([.A70]-150)/50" office:value-type="float" office:value="-1.62">
            <text:p>-1.62</text:p>
          </table:table-cell>
          <table:table-cell table:formula="of:=NORMDIST([.C70];0;1;0)" office:value-type="float" office:value="0.107406075113484">
            <text:p>0.107406075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  <table:table-cell table:formula="of:=([.A71]-150)/50" office:value-type="float" office:value="-1.6">
            <text:p>-1.6</text:p>
          </table:table-cell>
          <table:table-cell table:formula="of:=NORMDIST([.C71];0;1;0)" office:value-type="float" office:value="0.110920834679456">
            <text:p>0.1109208347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  <table:table-cell table:formula="of:=([.A72]-150)/50" office:value-type="float" office:value="-1.58">
            <text:p>-1.58</text:p>
          </table:table-cell>
          <table:table-cell table:formula="of:=NORMDIST([.C72];0;1;0)" office:value-type="float" office:value="0.114504800259292">
            <text:p>0.114504800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  <table:table-cell table:formula="of:=([.A73]-150)/50" office:value-type="float" office:value="-1.56">
            <text:p>-1.56</text:p>
          </table:table-cell>
          <table:table-cell table:formula="of:=NORMDIST([.C73];0;1;0)" office:value-type="float" office:value="0.118157295059582">
            <text:p>0.118157295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([.A74]-150)/50" office:value-type="float" office:value="-1.54">
            <text:p>-1.54</text:p>
          </table:table-cell>
          <table:table-cell table:formula="of:=NORMDIST([.C74];0;1;0)" office:value-type="float" office:value="0.121877537032402">
            <text:p>0.12187753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([.A75]-150)/50" office:value-type="float" office:value="-1.52">
            <text:p>-1.52</text:p>
          </table:table-cell>
          <table:table-cell table:formula="of:=NORMDIST([.C75];0;1;0)" office:value-type="float" office:value="0.125664636789088">
            <text:p>0.125664636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  <table:table-cell table:formula="of:=([.A76]-150)/50" office:value-type="float" office:value="-1.5">
            <text:p>-1.5</text:p>
          </table:table-cell>
          <table:table-cell table:formula="of:=NORMDIST([.C76];0;1;0)" office:value-type="float" office:value="0.129517595665892">
            <text:p>0.1295175957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  <table:table-cell table:formula="of:=([.A77]-150)/50" office:value-type="float" office:value="-1.48">
            <text:p>-1.48</text:p>
          </table:table-cell>
          <table:table-cell table:formula="of:=NORMDIST([.C77];0;1;0)" office:value-type="float" office:value="0.133435303951002">
            <text:p>0.133435304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  <table:table-cell table:formula="of:=([.A78]-150)/50" office:value-type="float" office:value="-1.46">
            <text:p>-1.46</text:p>
          </table:table-cell>
          <table:table-cell table:formula="of:=NORMDIST([.C78];0;1;0)" office:value-type="float" office:value="0.137416539282282">
            <text:p>0.1374165393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  <table:table-cell table:formula="of:=([.A79]-150)/50" office:value-type="float" office:value="-1.44">
            <text:p>-1.44</text:p>
          </table:table-cell>
          <table:table-cell table:formula="of:=NORMDIST([.C79];0;1;0)" office:value-type="float" office:value="0.141459965224839">
            <text:p>0.1414599652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  <table:table-cell table:formula="of:=([.A80]-150)/50" office:value-type="float" office:value="-1.42">
            <text:p>-1.42</text:p>
          </table:table-cell>
          <table:table-cell table:formula="of:=NORMDIST([.C80];0;1;0)" office:value-type="float" office:value="0.145564130037348">
            <text:p>0.1455641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  <table:table-cell table:formula="of:=([.A81]-150)/50" office:value-type="float" office:value="-1.4">
            <text:p>-1.4</text:p>
          </table:table-cell>
          <table:table-cell table:formula="of:=NORMDIST([.C81];0;1;0)" office:value-type="float" office:value="0.149727465635745">
            <text:p>0.149727465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  <table:table-cell table:formula="of:=([.A82]-150)/50" office:value-type="float" office:value="-1.38">
            <text:p>-1.38</text:p>
          </table:table-cell>
          <table:table-cell table:formula="of:=NORMDIST([.C82];0;1;0)" office:value-type="float" office:value="0.153948286762634">
            <text:p>0.153948286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  <table:table-cell table:formula="of:=([.A83]-150)/50" office:value-type="float" office:value="-1.36">
            <text:p>-1.36</text:p>
          </table:table-cell>
          <table:table-cell table:formula="of:=NORMDIST([.C83];0;1;0)" office:value-type="float" office:value="0.158224790370383">
            <text:p>0.158224790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  <table:table-cell table:formula="of:=([.A84]-150)/50" office:value-type="float" office:value="-1.34">
            <text:p>-1.34</text:p>
          </table:table-cell>
          <table:table-cell table:formula="of:=NORMDIST([.C84];0;1;0)" office:value-type="float" office:value="0.162555055225534">
            <text:p>0.1625550552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  <table:table-cell table:formula="of:=([.A85]-150)/50" office:value-type="float" office:value="-1.32">
            <text:p>-1.32</text:p>
          </table:table-cell>
          <table:table-cell table:formula="of:=NORMDIST([.C85];0;1;0)" office:value-type="float" office:value="0.166937041741714">
            <text:p>0.166937041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  <table:table-cell table:formula="of:=([.A86]-150)/50" office:value-type="float" office:value="-1.3">
            <text:p>-1.3</text:p>
          </table:table-cell>
          <table:table-cell table:formula="of:=NORMDIST([.C86];0;1;0)" office:value-type="float" office:value="0.171368592047807">
            <text:p>0.17136859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  <table:table-cell table:formula="of:=([.A87]-150)/50" office:value-type="float" office:value="-1.28">
            <text:p>-1.28</text:p>
          </table:table-cell>
          <table:table-cell table:formula="of:=NORMDIST([.C87];0;1;0)" office:value-type="float" office:value="0.175847430297662">
            <text:p>0.1758474303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  <table:table-cell table:formula="of:=([.A88]-150)/50" office:value-type="float" office:value="-1.26">
            <text:p>-1.26</text:p>
          </table:table-cell>
          <table:table-cell table:formula="of:=NORMDIST([.C88];0;1;0)" office:value-type="float" office:value="0.18037116322708">
            <text:p>0.180371163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  <table:table-cell table:formula="of:=([.A89]-150)/50" office:value-type="float" office:value="-1.24">
            <text:p>-1.24</text:p>
          </table:table-cell>
          <table:table-cell table:formula="of:=NORMDIST([.C89];0;1;0)" office:value-type="float" office:value="0.184937280963305">
            <text:p>0.18493728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  <table:table-cell table:formula="of:=([.A90]-150)/50" office:value-type="float" office:value="-1.22">
            <text:p>-1.22</text:p>
          </table:table-cell>
          <table:table-cell table:formula="of:=NORMDIST([.C90];0;1;0)" office:value-type="float" office:value="0.18954315809164">
            <text:p>0.189543158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  <table:table-cell table:formula="of:=([.A91]-150)/50" office:value-type="float" office:value="-1.2">
            <text:p>-1.2</text:p>
          </table:table-cell>
          <table:table-cell table:formula="of:=NORMDIST([.C91];0;1;0)" office:value-type="float" office:value="0.194186054983213">
            <text:p>0.194186055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/>
          <table:table-cell table:formula="of:=([.A92]-150)/50" office:value-type="float" office:value="-1.18">
            <text:p>-1.18</text:p>
          </table:table-cell>
          <table:table-cell table:formula="of:=NORMDIST([.C92];0;1;0)" office:value-type="float" office:value="0.198863119387276">
            <text:p>0.1988631194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/>
          <table:table-cell table:formula="of:=([.A93]-150)/50" office:value-type="float" office:value="-1.16">
            <text:p>-1.16</text:p>
          </table:table-cell>
          <table:table-cell table:formula="of:=NORMDIST([.C93];0;1;0)" office:value-type="float" office:value="0.203571388290759">
            <text:p>0.2035713883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/>
          <table:table-cell table:formula="of:=([.A94]-150)/50" office:value-type="float" office:value="-1.14">
            <text:p>-1.14</text:p>
          </table:table-cell>
          <table:table-cell table:formula="of:=NORMDIST([.C94];0;1;0)" office:value-type="float" office:value="0.208307790047108">
            <text:p>0.20830779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/>
          <table:table-cell table:formula="of:=([.A95]-150)/50" office:value-type="float" office:value="-1.12">
            <text:p>-1.12</text:p>
          </table:table-cell>
          <table:table-cell table:formula="of:=NORMDIST([.C95];0;1;0)" office:value-type="float" office:value="0.213069146775718">
            <text:p>0.213069146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  <table:table-cell table:formula="of:=([.A96]-150)/50" office:value-type="float" office:value="-1.1">
            <text:p>-1.1</text:p>
          </table:table-cell>
          <table:table-cell table:formula="of:=NORMDIST([.C96];0;1;0)" office:value-type="float" office:value="0.21785217703255">
            <text:p>0.217852177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/>
          <table:table-cell table:formula="of:=([.A97]-150)/50" office:value-type="float" office:value="-1.08">
            <text:p>-1.08</text:p>
          </table:table-cell>
          <table:table-cell table:formula="of:=NORMDIST([.C97];0;1;0)" office:value-type="float" office:value="0.222653498751761">
            <text:p>0.222653498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/>
          <table:table-cell table:formula="of:=([.A98]-150)/50" office:value-type="float" office:value="-1.06">
            <text:p>-1.06</text:p>
          </table:table-cell>
          <table:table-cell table:formula="of:=NORMDIST([.C98];0;1;0)" office:value-type="float" office:value="0.227469632457386">
            <text:p>0.2274696325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/>
          <table:table-cell table:formula="of:=([.A99]-150)/50" office:value-type="float" office:value="-1.04">
            <text:p>-1.04</text:p>
          </table:table-cell>
          <table:table-cell table:formula="of:=NORMDIST([.C99];0;1;0)" office:value-type="float" office:value="0.232297004743366">
            <text:p>0.2322970047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/>
          <table:table-cell table:formula="of:=([.A100]-150)/50" office:value-type="float" office:value="-1.02">
            <text:p>-1.02</text:p>
          </table:table-cell>
          <table:table-cell table:formula="of:=NORMDIST([.C100];0;1;0)" office:value-type="float" office:value="0.23713195201938">
            <text:p>0.23713195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formula="of:=([.A101]-150)/50" office:value-type="float" office:value="-1">
            <text:p>-1</text:p>
          </table:table-cell>
          <table:table-cell table:formula="of:=NORMDIST([.C101];0;1;0)" office:value-type="float" office:value="0.241970724519143">
            <text:p>0.2419707245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/>
          <table:table-cell table:formula="of:=([.A102]-150)/50" office:value-type="float" office:value="-0.98">
            <text:p>-0.98</text:p>
          </table:table-cell>
          <table:table-cell table:formula="of:=NORMDIST([.C102];0;1;0)" office:value-type="float" office:value="0.246809490567043">
            <text:p>0.2468094906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/>
          <table:table-cell table:formula="of:=([.A103]-150)/50" office:value-type="float" office:value="-0.96">
            <text:p>-0.96</text:p>
          </table:table-cell>
          <table:table-cell table:formula="of:=NORMDIST([.C103];0;1;0)" office:value-type="float" office:value="0.251644341098117">
            <text:p>0.2516443411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/>
          <table:table-cell table:formula="of:=([.A104]-150)/50" office:value-type="float" office:value="-0.94">
            <text:p>-0.94</text:p>
          </table:table-cell>
          <table:table-cell table:formula="of:=NORMDIST([.C104];0;1;0)" office:value-type="float" office:value="0.25647129442562">
            <text:p>0.2564712944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/>
          <table:table-cell table:formula="of:=([.A105]-150)/50" office:value-type="float" office:value="-0.92">
            <text:p>-0.92</text:p>
          </table:table-cell>
          <table:table-cell table:formula="of:=NORMDIST([.C105];0;1;0)" office:value-type="float" office:value="0.261286301249553">
            <text:p>0.261286301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/>
          <table:table-cell table:formula="of:=([.A106]-150)/50" office:value-type="float" office:value="-0.9">
            <text:p>-0.9</text:p>
          </table:table-cell>
          <table:table-cell table:formula="of:=NORMDIST([.C106];0;1;0)" office:value-type="float" office:value="0.266085249898755">
            <text:p>0.2660852499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/>
          <table:table-cell table:formula="of:=([.A107]-150)/50" office:value-type="float" office:value="-0.88">
            <text:p>-0.88</text:p>
          </table:table-cell>
          <table:table-cell table:formula="of:=NORMDIST([.C107];0;1;0)" office:value-type="float" office:value="0.270863971798338">
            <text:p>0.2708639718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/>
          <table:table-cell table:formula="of:=([.A108]-150)/50" office:value-type="float" office:value="-0.86">
            <text:p>-0.86</text:p>
          </table:table-cell>
          <table:table-cell table:formula="of:=NORMDIST([.C108];0;1;0)" office:value-type="float" office:value="0.275618247153457">
            <text:p>0.275618247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/>
          <table:table-cell table:formula="of:=([.A109]-150)/50" office:value-type="float" office:value="-0.84">
            <text:p>-0.84</text:p>
          </table:table-cell>
          <table:table-cell table:formula="of:=NORMDIST([.C109];0;1;0)" office:value-type="float" office:value="0.280343810839621">
            <text:p>0.2803438108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/>
          <table:table-cell table:formula="of:=([.A110]-150)/50" office:value-type="float" office:value="-0.82">
            <text:p>-0.82</text:p>
          </table:table-cell>
          <table:table-cell table:formula="of:=NORMDIST([.C110];0;1;0)" office:value-type="float" office:value="0.285036358489007">
            <text:p>0.2850363585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/>
          <table:table-cell table:formula="of:=([.A111]-150)/50" office:value-type="float" office:value="-0.8">
            <text:p>-0.8</text:p>
          </table:table-cell>
          <table:table-cell table:formula="of:=NORMDIST([.C111];0;1;0)" office:value-type="float" office:value="0.289691552761483">
            <text:p>0.289691552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/>
          <table:table-cell table:formula="of:=([.A112]-150)/50" office:value-type="float" office:value="-0.78">
            <text:p>-0.78</text:p>
          </table:table-cell>
          <table:table-cell table:formula="of:=NORMDIST([.C112];0;1;0)" office:value-type="float" office:value="0.294305029788325">
            <text:p>0.294305029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/>
          <table:table-cell table:formula="of:=([.A113]-150)/50" office:value-type="float" office:value="-0.76">
            <text:p>-0.76</text:p>
          </table:table-cell>
          <table:table-cell table:formula="of:=NORMDIST([.C113];0;1;0)" office:value-type="float" office:value="0.298872405775953">
            <text:p>0.2988724058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/>
          <table:table-cell table:formula="of:=([.A114]-150)/50" office:value-type="float" office:value="-0.74">
            <text:p>-0.74</text:p>
          </table:table-cell>
          <table:table-cell table:formula="of:=NORMDIST([.C114];0;1;0)" office:value-type="float" office:value="0.3033892837563">
            <text:p>0.3033892838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/>
          <table:table-cell table:formula="of:=([.A115]-150)/50" office:value-type="float" office:value="-0.72">
            <text:p>-0.72</text:p>
          </table:table-cell>
          <table:table-cell table:formula="of:=NORMDIST([.C115];0;1;0)" office:value-type="float" office:value="0.307851260469853">
            <text:p>0.3078512605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/>
          <table:table-cell table:formula="of:=([.A116]-150)/50" office:value-type="float" office:value="-0.7">
            <text:p>-0.7</text:p>
          </table:table-cell>
          <table:table-cell table:formula="of:=NORMDIST([.C116];0;1;0)" office:value-type="float" office:value="0.312253933366761">
            <text:p>0.3122539334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/>
          <table:table-cell table:formula="of:=([.A117]-150)/50" office:value-type="float" office:value="-0.68">
            <text:p>-0.68</text:p>
          </table:table-cell>
          <table:table-cell table:formula="of:=NORMDIST([.C117];0;1;0)" office:value-type="float" office:value="0.316592907710893">
            <text:p>0.3165929077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/>
          <table:table-cell table:formula="of:=([.A118]-150)/50" office:value-type="float" office:value="-0.66">
            <text:p>-0.66</text:p>
          </table:table-cell>
          <table:table-cell table:formula="of:=NORMDIST([.C118];0;1;0)" office:value-type="float" office:value="0.320863803771172">
            <text:p>0.3208638038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/>
          <table:table-cell table:formula="of:=([.A119]-150)/50" office:value-type="float" office:value="-0.64">
            <text:p>-0.64</text:p>
          </table:table-cell>
          <table:table-cell table:formula="of:=NORMDIST([.C119];0;1;0)" office:value-type="float" office:value="0.325062264084082">
            <text:p>0.3250622641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/>
          <table:table-cell table:formula="of:=([.A120]-150)/50" office:value-type="float" office:value="-0.62">
            <text:p>-0.62</text:p>
          </table:table-cell>
          <table:table-cell table:formula="of:=NORMDIST([.C120];0;1;0)" office:value-type="float" office:value="0.329183960770765">
            <text:p>0.329183960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/>
          <table:table-cell table:formula="of:=([.A121]-150)/50" office:value-type="float" office:value="-0.6">
            <text:p>-0.6</text:p>
          </table:table-cell>
          <table:table-cell table:formula="of:=NORMDIST([.C121];0;1;0)" office:value-type="float" office:value="0.3332246028918">
            <text:p>0.3332246029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/>
          <table:table-cell table:formula="of:=([.A122]-150)/50" office:value-type="float" office:value="-0.58">
            <text:p>-0.58</text:p>
          </table:table-cell>
          <table:table-cell table:formula="of:=NORMDIST([.C122];0;1;0)" office:value-type="float" office:value="0.337179943822381">
            <text:p>0.3371799438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/>
          <table:table-cell table:formula="of:=([.A123]-150)/50" office:value-type="float" office:value="-0.56">
            <text:p>-0.56</text:p>
          </table:table-cell>
          <table:table-cell table:formula="of:=NORMDIST([.C123];0;1;0)" office:value-type="float" office:value="0.341045788630353">
            <text:p>0.3410457886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/>
          <table:table-cell table:formula="of:=([.A124]-150)/50" office:value-type="float" office:value="-0.54">
            <text:p>-0.54</text:p>
          </table:table-cell>
          <table:table-cell table:formula="of:=NORMDIST([.C124];0;1;0)" office:value-type="float" office:value="0.344818001439333">
            <text:p>0.344818001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/>
          <table:table-cell table:formula="of:=([.A125]-150)/50" office:value-type="float" office:value="-0.52">
            <text:p>-0.52</text:p>
          </table:table-cell>
          <table:table-cell table:formula="of:=NORMDIST([.C125];0;1;0)" office:value-type="float" office:value="0.348492512758974">
            <text:p>0.3484925128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/>
          <table:table-cell table:formula="of:=([.A126]-150)/50" office:value-type="float" office:value="-0.5">
            <text:p>-0.5</text:p>
          </table:table-cell>
          <table:table-cell table:formula="of:=NORMDIST([.C126];0;1;0)" office:value-type="float" office:value="0.3520653267643">
            <text:p>0.3520653268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/>
          <table:table-cell table:formula="of:=([.A127]-150)/50" office:value-type="float" office:value="-0.48">
            <text:p>-0.48</text:p>
          </table:table-cell>
          <table:table-cell table:formula="of:=NORMDIST([.C127];0;1;0)" office:value-type="float" office:value="0.355532528505997">
            <text:p>0.3555325285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/>
          <table:table-cell table:formula="of:=([.A128]-150)/50" office:value-type="float" office:value="-0.46">
            <text:p>-0.46</text:p>
          </table:table-cell>
          <table:table-cell table:formula="of:=NORMDIST([.C128];0;1;0)" office:value-type="float" office:value="0.358890291033545">
            <text:p>0.35889029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/>
          <table:table-cell table:formula="of:=([.A129]-150)/50" office:value-type="float" office:value="-0.44">
            <text:p>-0.44</text:p>
          </table:table-cell>
          <table:table-cell table:formula="of:=NORMDIST([.C129];0;1;0)" office:value-type="float" office:value="0.362134882413092">
            <text:p>0.362134882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/>
          <table:table-cell table:formula="of:=([.A130]-150)/50" office:value-type="float" office:value="-0.42">
            <text:p>-0.42</text:p>
          </table:table-cell>
          <table:table-cell table:formula="of:=NORMDIST([.C130];0;1;0)" office:value-type="float" office:value="0.365262672622154">
            <text:p>0.3652626726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/>
          <table:table-cell table:formula="of:=([.A131]-150)/50" office:value-type="float" office:value="-0.4">
            <text:p>-0.4</text:p>
          </table:table-cell>
          <table:table-cell table:formula="of:=NORMDIST([.C131];0;1;0)" office:value-type="float" office:value="0.368270140303323">
            <text:p>0.3682701403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/>
          <table:table-cell table:formula="of:=([.A132]-150)/50" office:value-type="float" office:value="-0.38">
            <text:p>-0.38</text:p>
          </table:table-cell>
          <table:table-cell table:formula="of:=NORMDIST([.C132];0;1;0)" office:value-type="float" office:value="0.371153879359466">
            <text:p>0.3711538794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/>
          <table:table-cell table:formula="of:=([.A133]-150)/50" office:value-type="float" office:value="-0.36">
            <text:p>-0.36</text:p>
          </table:table-cell>
          <table:table-cell table:formula="of:=NORMDIST([.C133];0;1;0)" office:value-type="float" office:value="0.373910605373128">
            <text:p>0.373910605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/>
          <table:table-cell table:formula="of:=([.A134]-150)/50" office:value-type="float" office:value="-0.34">
            <text:p>-0.34</text:p>
          </table:table-cell>
          <table:table-cell table:formula="of:=NORMDIST([.C134];0;1;0)" office:value-type="float" office:value="0.376537161833254">
            <text:p>0.3765371618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/>
          <table:table-cell table:formula="of:=([.A135]-150)/50" office:value-type="float" office:value="-0.32">
            <text:p>-0.32</text:p>
          </table:table-cell>
          <table:table-cell table:formula="of:=NORMDIST([.C135];0;1;0)" office:value-type="float" office:value="0.379030526152702">
            <text:p>0.379030526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/>
          <table:table-cell table:formula="of:=([.A136]-150)/50" office:value-type="float" office:value="-0.3">
            <text:p>-0.3</text:p>
          </table:table-cell>
          <table:table-cell table:formula="of:=NORMDIST([.C136];0;1;0)" office:value-type="float" office:value="0.381387815460524">
            <text:p>0.3813878155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/>
          <table:table-cell table:formula="of:=([.A137]-150)/50" office:value-type="float" office:value="-0.28">
            <text:p>-0.28</text:p>
          </table:table-cell>
          <table:table-cell table:formula="of:=NORMDIST([.C137];0;1;0)" office:value-type="float" office:value="0.383606292153479">
            <text:p>0.3836062922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/>
          <table:table-cell table:formula="of:=([.A138]-150)/50" office:value-type="float" office:value="-0.26">
            <text:p>-0.26</text:p>
          </table:table-cell>
          <table:table-cell table:formula="of:=NORMDIST([.C138];0;1;0)" office:value-type="float" office:value="0.385683369191816">
            <text:p>0.3856833692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/>
          <table:table-cell table:formula="of:=([.A139]-150)/50" office:value-type="float" office:value="-0.24">
            <text:p>-0.24</text:p>
          </table:table-cell>
          <table:table-cell table:formula="of:=NORMDIST([.C139];0;1;0)" office:value-type="float" office:value="0.387616615125014">
            <text:p>0.3876166151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/>
          <table:table-cell table:formula="of:=([.A140]-150)/50" office:value-type="float" office:value="-0.22">
            <text:p>-0.22</text:p>
          </table:table-cell>
          <table:table-cell table:formula="of:=NORMDIST([.C140];0;1;0)" office:value-type="float" office:value="0.38940375883379">
            <text:p>0.3894037588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/>
          <table:table-cell table:formula="of:=([.A141]-150)/50" office:value-type="float" office:value="-0.2">
            <text:p>-0.2</text:p>
          </table:table-cell>
          <table:table-cell table:formula="of:=NORMDIST([.C141];0;1;0)" office:value-type="float" office:value="0.391042693975456">
            <text:p>0.391042694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/>
          <table:table-cell table:formula="of:=([.A142]-150)/50" office:value-type="float" office:value="-0.18">
            <text:p>-0.18</text:p>
          </table:table-cell>
          <table:table-cell table:formula="of:=NORMDIST([.C142];0;1;0)" office:value-type="float" office:value="0.392531483120429">
            <text:p>0.3925314831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/>
          <table:table-cell table:formula="of:=([.A143]-150)/50" office:value-type="float" office:value="-0.16">
            <text:p>-0.16</text:p>
          </table:table-cell>
          <table:table-cell table:formula="of:=NORMDIST([.C143];0;1;0)" office:value-type="float" office:value="0.393868361568541">
            <text:p>0.3938683616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/>
          <table:table-cell table:formula="of:=([.A144]-150)/50" office:value-type="float" office:value="-0.14">
            <text:p>-0.14</text:p>
          </table:table-cell>
          <table:table-cell table:formula="of:=NORMDIST([.C144];0;1;0)" office:value-type="float" office:value="0.395051740834611">
            <text:p>0.3950517408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/>
          <table:table-cell table:formula="of:=([.A145]-150)/50" office:value-type="float" office:value="-0.12">
            <text:p>-0.12</text:p>
          </table:table-cell>
          <table:table-cell table:formula="of:=NORMDIST([.C145];0;1;0)" office:value-type="float" office:value="0.396080211793656">
            <text:p>0.3960802118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/>
          <table:table-cell table:formula="of:=([.A146]-150)/50" office:value-type="float" office:value="-0.1">
            <text:p>-0.1</text:p>
          </table:table-cell>
          <table:table-cell table:formula="of:=NORMDIST([.C146];0;1;0)" office:value-type="float" office:value="0.396952547477012">
            <text:p>0.3969525475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/>
          <table:table-cell table:formula="of:=([.A147]-150)/50" office:value-type="float" office:value="-0.08">
            <text:p>-0.08</text:p>
          </table:table-cell>
          <table:table-cell table:formula="of:=NORMDIST([.C147];0;1;0)" office:value-type="float" office:value="0.397667705511609">
            <text:p>0.3976677055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/>
          <table:table-cell table:formula="of:=([.A148]-150)/50" office:value-type="float" office:value="-0.06">
            <text:p>-0.06</text:p>
          </table:table-cell>
          <table:table-cell table:formula="of:=NORMDIST([.C148];0;1;0)" office:value-type="float" office:value="0.398224830195607">
            <text:p>0.3982248302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/>
          <table:table-cell table:formula="of:=([.A149]-150)/50" office:value-type="float" office:value="-0.04">
            <text:p>-0.04</text:p>
          </table:table-cell>
          <table:table-cell table:formula="of:=NORMDIST([.C149];0;1;0)" office:value-type="float" office:value="0.398623254204605">
            <text:p>0.3986232542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/>
          <table:table-cell table:formula="of:=([.A150]-150)/50" office:value-type="float" office:value="-0.02">
            <text:p>-0.02</text:p>
          </table:table-cell>
          <table:table-cell table:formula="of:=NORMDIST([.C150];0;1;0)" office:value-type="float" office:value="0.398862499923666">
            <text:p>0.3988624999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/>
          <table:table-cell table:formula="of:=([.A151]-150)/50" office:value-type="float" office:value="0">
            <text:p>0</text:p>
          </table:table-cell>
          <table:table-cell table:formula="of:=NORMDIST([.C151];0;1;0)" office:value-type="float" office:value="0.398942280401433">
            <text:p>0.3989422804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/>
          <table:table-cell table:formula="of:=([.A152]-150)/50" office:value-type="float" office:value="0.02">
            <text:p>0.02</text:p>
          </table:table-cell>
          <table:table-cell table:formula="of:=NORMDIST([.C152];0;1;0)" office:value-type="float" office:value="0.398862499923666">
            <text:p>0.3988624999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/>
          <table:table-cell table:formula="of:=([.A153]-150)/50" office:value-type="float" office:value="0.04">
            <text:p>0.04</text:p>
          </table:table-cell>
          <table:table-cell table:formula="of:=NORMDIST([.C153];0;1;0)" office:value-type="float" office:value="0.398623254204605">
            <text:p>0.3986232542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/>
          <table:table-cell table:formula="of:=([.A154]-150)/50" office:value-type="float" office:value="0.06">
            <text:p>0.06</text:p>
          </table:table-cell>
          <table:table-cell table:formula="of:=NORMDIST([.C154];0;1;0)" office:value-type="float" office:value="0.398224830195607">
            <text:p>0.3982248302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/>
          <table:table-cell table:formula="of:=([.A155]-150)/50" office:value-type="float" office:value="0.08">
            <text:p>0.08</text:p>
          </table:table-cell>
          <table:table-cell table:formula="of:=NORMDIST([.C155];0;1;0)" office:value-type="float" office:value="0.397667705511609">
            <text:p>0.3976677055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/>
          <table:table-cell table:formula="of:=([.A156]-150)/50" office:value-type="float" office:value="0.1">
            <text:p>0.1</text:p>
          </table:table-cell>
          <table:table-cell table:formula="of:=NORMDIST([.C156];0;1;0)" office:value-type="float" office:value="0.396952547477012">
            <text:p>0.3969525475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/>
          <table:table-cell table:formula="of:=([.A157]-150)/50" office:value-type="float" office:value="0.12">
            <text:p>0.12</text:p>
          </table:table-cell>
          <table:table-cell table:formula="of:=NORMDIST([.C157];0;1;0)" office:value-type="float" office:value="0.396080211793656">
            <text:p>0.3960802118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/>
          <table:table-cell table:formula="of:=([.A158]-150)/50" office:value-type="float" office:value="0.14">
            <text:p>0.14</text:p>
          </table:table-cell>
          <table:table-cell table:formula="of:=NORMDIST([.C158];0;1;0)" office:value-type="float" office:value="0.395051740834611">
            <text:p>0.3950517408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/>
          <table:table-cell table:formula="of:=([.A159]-150)/50" office:value-type="float" office:value="0.16">
            <text:p>0.16</text:p>
          </table:table-cell>
          <table:table-cell table:formula="of:=NORMDIST([.C159];0;1;0)" office:value-type="float" office:value="0.393868361568541">
            <text:p>0.3938683616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/>
          <table:table-cell table:formula="of:=([.A160]-150)/50" office:value-type="float" office:value="0.18">
            <text:p>0.18</text:p>
          </table:table-cell>
          <table:table-cell table:formula="of:=NORMDIST([.C160];0;1;0)" office:value-type="float" office:value="0.392531483120429">
            <text:p>0.392531483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/>
          <table:table-cell table:formula="of:=([.A161]-150)/50" office:value-type="float" office:value="0.2">
            <text:p>0.2</text:p>
          </table:table-cell>
          <table:table-cell table:formula="of:=NORMDIST([.C161];0;1;0)" office:value-type="float" office:value="0.391042693975456">
            <text:p>0.391042694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/>
          <table:table-cell table:formula="of:=([.A162]-150)/50" office:value-type="float" office:value="0.22">
            <text:p>0.22</text:p>
          </table:table-cell>
          <table:table-cell table:formula="of:=NORMDIST([.C162];0;1;0)" office:value-type="float" office:value="0.38940375883379">
            <text:p>0.3894037588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/>
          <table:table-cell table:formula="of:=([.A163]-150)/50" office:value-type="float" office:value="0.24">
            <text:p>0.24</text:p>
          </table:table-cell>
          <table:table-cell table:formula="of:=NORMDIST([.C163];0;1;0)" office:value-type="float" office:value="0.387616615125014">
            <text:p>0.3876166151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/>
          <table:table-cell table:formula="of:=([.A164]-150)/50" office:value-type="float" office:value="0.26">
            <text:p>0.26</text:p>
          </table:table-cell>
          <table:table-cell table:formula="of:=NORMDIST([.C164];0;1;0)" office:value-type="float" office:value="0.385683369191816">
            <text:p>0.3856833692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/>
          <table:table-cell table:formula="of:=([.A165]-150)/50" office:value-type="float" office:value="0.28">
            <text:p>0.28</text:p>
          </table:table-cell>
          <table:table-cell table:formula="of:=NORMDIST([.C165];0;1;0)" office:value-type="float" office:value="0.383606292153479">
            <text:p>0.3836062922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/>
          <table:table-cell table:formula="of:=([.A166]-150)/50" office:value-type="float" office:value="0.3">
            <text:p>0.3</text:p>
          </table:table-cell>
          <table:table-cell table:formula="of:=NORMDIST([.C166];0;1;0)" office:value-type="float" office:value="0.381387815460524">
            <text:p>0.3813878155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/>
          <table:table-cell table:formula="of:=([.A167]-150)/50" office:value-type="float" office:value="0.32">
            <text:p>0.32</text:p>
          </table:table-cell>
          <table:table-cell table:formula="of:=NORMDIST([.C167];0;1;0)" office:value-type="float" office:value="0.379030526152702">
            <text:p>0.3790305262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/>
          <table:table-cell table:formula="of:=([.A168]-150)/50" office:value-type="float" office:value="0.34">
            <text:p>0.34</text:p>
          </table:table-cell>
          <table:table-cell table:formula="of:=NORMDIST([.C168];0;1;0)" office:value-type="float" office:value="0.376537161833254">
            <text:p>0.3765371618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/>
          <table:table-cell table:formula="of:=([.A169]-150)/50" office:value-type="float" office:value="0.36">
            <text:p>0.36</text:p>
          </table:table-cell>
          <table:table-cell table:formula="of:=NORMDIST([.C169];0;1;0)" office:value-type="float" office:value="0.373910605373128">
            <text:p>0.3739106054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/>
          <table:table-cell table:formula="of:=([.A170]-150)/50" office:value-type="float" office:value="0.38">
            <text:p>0.38</text:p>
          </table:table-cell>
          <table:table-cell table:formula="of:=NORMDIST([.C170];0;1;0)" office:value-type="float" office:value="0.371153879359466">
            <text:p>0.3711538794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/>
          <table:table-cell table:formula="of:=([.A171]-150)/50" office:value-type="float" office:value="0.4">
            <text:p>0.4</text:p>
          </table:table-cell>
          <table:table-cell table:formula="of:=NORMDIST([.C171];0;1;0)" office:value-type="float" office:value="0.368270140303323">
            <text:p>0.3682701403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/>
          <table:table-cell table:formula="of:=([.A172]-150)/50" office:value-type="float" office:value="0.42">
            <text:p>0.42</text:p>
          </table:table-cell>
          <table:table-cell table:formula="of:=NORMDIST([.C172];0;1;0)" office:value-type="float" office:value="0.365262672622154">
            <text:p>0.3652626726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/>
          <table:table-cell table:formula="of:=([.A173]-150)/50" office:value-type="float" office:value="0.44">
            <text:p>0.44</text:p>
          </table:table-cell>
          <table:table-cell table:formula="of:=NORMDIST([.C173];0;1;0)" office:value-type="float" office:value="0.362134882413092">
            <text:p>0.3621348824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/>
          <table:table-cell table:formula="of:=([.A174]-150)/50" office:value-type="float" office:value="0.46">
            <text:p>0.46</text:p>
          </table:table-cell>
          <table:table-cell table:formula="of:=NORMDIST([.C174];0;1;0)" office:value-type="float" office:value="0.358890291033545">
            <text:p>0.358890291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/>
          <table:table-cell table:formula="of:=([.A175]-150)/50" office:value-type="float" office:value="0.48">
            <text:p>0.48</text:p>
          </table:table-cell>
          <table:table-cell table:formula="of:=NORMDIST([.C175];0;1;0)" office:value-type="float" office:value="0.355532528505997">
            <text:p>0.3555325285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/>
          <table:table-cell table:formula="of:=([.A176]-150)/50" office:value-type="float" office:value="0.5">
            <text:p>0.5</text:p>
          </table:table-cell>
          <table:table-cell table:formula="of:=NORMDIST([.C176];0;1;0)" office:value-type="float" office:value="0.3520653267643">
            <text:p>0.3520653268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/>
          <table:table-cell table:formula="of:=([.A177]-150)/50" office:value-type="float" office:value="0.52">
            <text:p>0.52</text:p>
          </table:table-cell>
          <table:table-cell table:formula="of:=NORMDIST([.C177];0;1;0)" office:value-type="float" office:value="0.348492512758974">
            <text:p>0.3484925128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/>
          <table:table-cell table:formula="of:=([.A178]-150)/50" office:value-type="float" office:value="0.54">
            <text:p>0.54</text:p>
          </table:table-cell>
          <table:table-cell table:formula="of:=NORMDIST([.C178];0;1;0)" office:value-type="float" office:value="0.344818001439333">
            <text:p>0.3448180014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/>
          <table:table-cell table:formula="of:=([.A179]-150)/50" office:value-type="float" office:value="0.56">
            <text:p>0.56</text:p>
          </table:table-cell>
          <table:table-cell table:formula="of:=NORMDIST([.C179];0;1;0)" office:value-type="float" office:value="0.341045788630353">
            <text:p>0.3410457886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/>
          <table:table-cell table:formula="of:=([.A180]-150)/50" office:value-type="float" office:value="0.58">
            <text:p>0.58</text:p>
          </table:table-cell>
          <table:table-cell table:formula="of:=NORMDIST([.C180];0;1;0)" office:value-type="float" office:value="0.337179943822381">
            <text:p>0.3371799438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/>
          <table:table-cell table:formula="of:=([.A181]-150)/50" office:value-type="float" office:value="0.6">
            <text:p>0.6</text:p>
          </table:table-cell>
          <table:table-cell table:formula="of:=NORMDIST([.C181];0;1;0)" office:value-type="float" office:value="0.3332246028918">
            <text:p>0.3332246029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/>
          <table:table-cell table:formula="of:=([.A182]-150)/50" office:value-type="float" office:value="0.62">
            <text:p>0.62</text:p>
          </table:table-cell>
          <table:table-cell table:formula="of:=NORMDIST([.C182];0;1;0)" office:value-type="float" office:value="0.329183960770765">
            <text:p>0.3291839608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/>
          <table:table-cell table:formula="of:=([.A183]-150)/50" office:value-type="float" office:value="0.64">
            <text:p>0.64</text:p>
          </table:table-cell>
          <table:table-cell table:formula="of:=NORMDIST([.C183];0;1;0)" office:value-type="float" office:value="0.325062264084082">
            <text:p>0.3250622641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/>
          <table:table-cell table:formula="of:=([.A184]-150)/50" office:value-type="float" office:value="0.66">
            <text:p>0.66</text:p>
          </table:table-cell>
          <table:table-cell table:formula="of:=NORMDIST([.C184];0;1;0)" office:value-type="float" office:value="0.320863803771172">
            <text:p>0.3208638038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/>
          <table:table-cell table:formula="of:=([.A185]-150)/50" office:value-type="float" office:value="0.68">
            <text:p>0.68</text:p>
          </table:table-cell>
          <table:table-cell table:formula="of:=NORMDIST([.C185];0;1;0)" office:value-type="float" office:value="0.316592907710893">
            <text:p>0.3165929077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/>
          <table:table-cell table:formula="of:=([.A186]-150)/50" office:value-type="float" office:value="0.7">
            <text:p>0.7</text:p>
          </table:table-cell>
          <table:table-cell table:formula="of:=NORMDIST([.C186];0;1;0)" office:value-type="float" office:value="0.312253933366761">
            <text:p>0.3122539334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/>
          <table:table-cell table:formula="of:=([.A187]-150)/50" office:value-type="float" office:value="0.72">
            <text:p>0.72</text:p>
          </table:table-cell>
          <table:table-cell table:formula="of:=NORMDIST([.C187];0;1;0)" office:value-type="float" office:value="0.307851260469853">
            <text:p>0.3078512605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/>
          <table:table-cell table:formula="of:=([.A188]-150)/50" office:value-type="float" office:value="0.74">
            <text:p>0.74</text:p>
          </table:table-cell>
          <table:table-cell table:formula="of:=NORMDIST([.C188];0;1;0)" office:value-type="float" office:value="0.3033892837563">
            <text:p>0.3033892838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/>
          <table:table-cell table:formula="of:=([.A189]-150)/50" office:value-type="float" office:value="0.76">
            <text:p>0.76</text:p>
          </table:table-cell>
          <table:table-cell table:formula="of:=NORMDIST([.C189];0;1;0)" office:value-type="float" office:value="0.298872405775953">
            <text:p>0.2988724058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/>
          <table:table-cell table:formula="of:=([.A190]-150)/50" office:value-type="float" office:value="0.78">
            <text:p>0.78</text:p>
          </table:table-cell>
          <table:table-cell table:formula="of:=NORMDIST([.C190];0;1;0)" office:value-type="float" office:value="0.294305029788325">
            <text:p>0.2943050298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/>
          <table:table-cell table:formula="of:=([.A191]-150)/50" office:value-type="float" office:value="0.8">
            <text:p>0.8</text:p>
          </table:table-cell>
          <table:table-cell table:formula="of:=NORMDIST([.C191];0;1;0)" office:value-type="float" office:value="0.289691552761483">
            <text:p>0.2896915528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/>
          <table:table-cell table:formula="of:=([.A192]-150)/50" office:value-type="float" office:value="0.82">
            <text:p>0.82</text:p>
          </table:table-cell>
          <table:table-cell table:formula="of:=NORMDIST([.C192];0;1;0)" office:value-type="float" office:value="0.285036358489007">
            <text:p>0.2850363585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/>
          <table:table-cell table:formula="of:=([.A193]-150)/50" office:value-type="float" office:value="0.84">
            <text:p>0.84</text:p>
          </table:table-cell>
          <table:table-cell table:formula="of:=NORMDIST([.C193];0;1;0)" office:value-type="float" office:value="0.280343810839621">
            <text:p>0.2803438108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/>
          <table:table-cell table:formula="of:=([.A194]-150)/50" office:value-type="float" office:value="0.86">
            <text:p>0.86</text:p>
          </table:table-cell>
          <table:table-cell table:formula="of:=NORMDIST([.C194];0;1;0)" office:value-type="float" office:value="0.275618247153457">
            <text:p>0.2756182472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/>
          <table:table-cell table:formula="of:=([.A195]-150)/50" office:value-type="float" office:value="0.88">
            <text:p>0.88</text:p>
          </table:table-cell>
          <table:table-cell table:formula="of:=NORMDIST([.C195];0;1;0)" office:value-type="float" office:value="0.270863971798338">
            <text:p>0.2708639718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/>
          <table:table-cell table:formula="of:=([.A196]-150)/50" office:value-type="float" office:value="0.9">
            <text:p>0.9</text:p>
          </table:table-cell>
          <table:table-cell table:formula="of:=NORMDIST([.C196];0;1;0)" office:value-type="float" office:value="0.266085249898755">
            <text:p>0.2660852499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/>
          <table:table-cell table:formula="of:=([.A197]-150)/50" office:value-type="float" office:value="0.92">
            <text:p>0.92</text:p>
          </table:table-cell>
          <table:table-cell table:formula="of:=NORMDIST([.C197];0;1;0)" office:value-type="float" office:value="0.261286301249553">
            <text:p>0.2612863012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/>
          <table:table-cell table:formula="of:=([.A198]-150)/50" office:value-type="float" office:value="0.94">
            <text:p>0.94</text:p>
          </table:table-cell>
          <table:table-cell table:formula="of:=NORMDIST([.C198];0;1;0)" office:value-type="float" office:value="0.25647129442562">
            <text:p>0.2564712944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/>
          <table:table-cell table:formula="of:=([.A199]-150)/50" office:value-type="float" office:value="0.96">
            <text:p>0.96</text:p>
          </table:table-cell>
          <table:table-cell table:formula="of:=NORMDIST([.C199];0;1;0)" office:value-type="float" office:value="0.251644341098117">
            <text:p>0.2516443411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/>
          <table:table-cell table:formula="of:=([.A200]-150)/50" office:value-type="float" office:value="0.98">
            <text:p>0.98</text:p>
          </table:table-cell>
          <table:table-cell table:formula="of:=NORMDIST([.C200];0;1;0)" office:value-type="float" office:value="0.246809490567043">
            <text:p>0.246809490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/>
          <table:table-cell table:formula="of:=([.A201]-150)/50" office:value-type="float" office:value="1">
            <text:p>1</text:p>
          </table:table-cell>
          <table:table-cell table:formula="of:=NORMDIST([.C201];0;1;0)" office:value-type="float" office:value="0.241970724519143">
            <text:p>0.2419707245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/>
          <table:table-cell table:formula="of:=([.A202]-150)/50" office:value-type="float" office:value="1.02">
            <text:p>1.02</text:p>
          </table:table-cell>
          <table:table-cell table:formula="of:=NORMDIST([.C202];0;1;0)" office:value-type="float" office:value="0.23713195201938">
            <text:p>0.237131952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/>
          <table:table-cell table:formula="of:=([.A203]-150)/50" office:value-type="float" office:value="1.04">
            <text:p>1.04</text:p>
          </table:table-cell>
          <table:table-cell table:formula="of:=NORMDIST([.C203];0;1;0)" office:value-type="float" office:value="0.232297004743366">
            <text:p>0.2322970047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/>
          <table:table-cell table:formula="of:=([.A204]-150)/50" office:value-type="float" office:value="1.06">
            <text:p>1.06</text:p>
          </table:table-cell>
          <table:table-cell table:formula="of:=NORMDIST([.C204];0;1;0)" office:value-type="float" office:value="0.227469632457386">
            <text:p>0.2274696325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/>
          <table:table-cell table:formula="of:=([.A205]-150)/50" office:value-type="float" office:value="1.08">
            <text:p>1.08</text:p>
          </table:table-cell>
          <table:table-cell table:formula="of:=NORMDIST([.C205];0;1;0)" office:value-type="float" office:value="0.222653498751761">
            <text:p>0.2226534988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/>
          <table:table-cell table:formula="of:=([.A206]-150)/50" office:value-type="float" office:value="1.1">
            <text:p>1.1</text:p>
          </table:table-cell>
          <table:table-cell table:formula="of:=NORMDIST([.C206];0;1;0)" office:value-type="float" office:value="0.21785217703255">
            <text:p>0.217852177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/>
          <table:table-cell table:formula="of:=([.A207]-150)/50" office:value-type="float" office:value="1.12">
            <text:p>1.12</text:p>
          </table:table-cell>
          <table:table-cell table:formula="of:=NORMDIST([.C207];0;1;0)" office:value-type="float" office:value="0.213069146775718">
            <text:p>0.2130691468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/>
          <table:table-cell table:formula="of:=([.A208]-150)/50" office:value-type="float" office:value="1.14">
            <text:p>1.14</text:p>
          </table:table-cell>
          <table:table-cell table:formula="of:=NORMDIST([.C208];0;1;0)" office:value-type="float" office:value="0.208307790047108">
            <text:p>0.20830779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/>
          <table:table-cell table:formula="of:=([.A209]-150)/50" office:value-type="float" office:value="1.16">
            <text:p>1.16</text:p>
          </table:table-cell>
          <table:table-cell table:formula="of:=NORMDIST([.C209];0;1;0)" office:value-type="float" office:value="0.203571388290759">
            <text:p>0.2035713883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/>
          <table:table-cell table:formula="of:=([.A210]-150)/50" office:value-type="float" office:value="1.18">
            <text:p>1.18</text:p>
          </table:table-cell>
          <table:table-cell table:formula="of:=NORMDIST([.C210];0;1;0)" office:value-type="float" office:value="0.198863119387276">
            <text:p>0.1988631194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/>
          <table:table-cell table:formula="of:=([.A211]-150)/50" office:value-type="float" office:value="1.2">
            <text:p>1.2</text:p>
          </table:table-cell>
          <table:table-cell table:formula="of:=NORMDIST([.C211];0;1;0)" office:value-type="float" office:value="0.194186054983213">
            <text:p>0.194186055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/>
          <table:table-cell table:formula="of:=([.A212]-150)/50" office:value-type="float" office:value="1.22">
            <text:p>1.22</text:p>
          </table:table-cell>
          <table:table-cell table:formula="of:=NORMDIST([.C212];0;1;0)" office:value-type="float" office:value="0.18954315809164">
            <text:p>0.1895431581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/>
          <table:table-cell table:formula="of:=([.A213]-150)/50" office:value-type="float" office:value="1.24">
            <text:p>1.24</text:p>
          </table:table-cell>
          <table:table-cell table:formula="of:=NORMDIST([.C213];0;1;0)" office:value-type="float" office:value="0.184937280963305">
            <text:p>0.184937281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/>
          <table:table-cell table:formula="of:=([.A214]-150)/50" office:value-type="float" office:value="1.26">
            <text:p>1.26</text:p>
          </table:table-cell>
          <table:table-cell table:formula="of:=NORMDIST([.C214];0;1;0)" office:value-type="float" office:value="0.18037116322708">
            <text:p>0.1803711632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/>
          <table:table-cell table:formula="of:=([.A215]-150)/50" office:value-type="float" office:value="1.28">
            <text:p>1.28</text:p>
          </table:table-cell>
          <table:table-cell table:formula="of:=NORMDIST([.C215];0;1;0)" office:value-type="float" office:value="0.175847430297662">
            <text:p>0.1758474303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/>
          <table:table-cell table:formula="of:=([.A216]-150)/50" office:value-type="float" office:value="1.3">
            <text:p>1.3</text:p>
          </table:table-cell>
          <table:table-cell table:formula="of:=NORMDIST([.C216];0;1;0)" office:value-type="float" office:value="0.171368592047807">
            <text:p>0.171368592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/>
          <table:table-cell table:formula="of:=([.A217]-150)/50" office:value-type="float" office:value="1.32">
            <text:p>1.32</text:p>
          </table:table-cell>
          <table:table-cell table:formula="of:=NORMDIST([.C217];0;1;0)" office:value-type="float" office:value="0.166937041741714">
            <text:p>0.1669370417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/>
          <table:table-cell table:formula="of:=([.A218]-150)/50" office:value-type="float" office:value="1.34">
            <text:p>1.34</text:p>
          </table:table-cell>
          <table:table-cell table:formula="of:=NORMDIST([.C218];0;1;0)" office:value-type="float" office:value="0.162555055225534">
            <text:p>0.1625550552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/>
          <table:table-cell table:formula="of:=([.A219]-150)/50" office:value-type="float" office:value="1.36">
            <text:p>1.36</text:p>
          </table:table-cell>
          <table:table-cell table:formula="of:=NORMDIST([.C219];0;1;0)" office:value-type="float" office:value="0.158224790370383">
            <text:p>0.1582247904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/>
          <table:table-cell table:formula="of:=([.A220]-150)/50" office:value-type="float" office:value="1.38">
            <text:p>1.38</text:p>
          </table:table-cell>
          <table:table-cell table:formula="of:=NORMDIST([.C220];0;1;0)" office:value-type="float" office:value="0.153948286762634">
            <text:p>0.153948286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/>
          <table:table-cell table:formula="of:=([.A221]-150)/50" office:value-type="float" office:value="1.4">
            <text:p>1.4</text:p>
          </table:table-cell>
          <table:table-cell table:formula="of:=NORMDIST([.C221];0;1;0)" office:value-type="float" office:value="0.149727465635745">
            <text:p>0.1497274656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/>
          <table:table-cell table:formula="of:=([.A222]-150)/50" office:value-type="float" office:value="1.42">
            <text:p>1.42</text:p>
          </table:table-cell>
          <table:table-cell table:formula="of:=NORMDIST([.C222];0;1;0)" office:value-type="float" office:value="0.145564130037348">
            <text:p>0.14556413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/>
          <table:table-cell table:formula="of:=([.A223]-150)/50" office:value-type="float" office:value="1.44">
            <text:p>1.44</text:p>
          </table:table-cell>
          <table:table-cell table:formula="of:=NORMDIST([.C223];0;1;0)" office:value-type="float" office:value="0.141459965224839">
            <text:p>0.141459965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/>
          <table:table-cell table:formula="of:=([.A224]-150)/50" office:value-type="float" office:value="1.46">
            <text:p>1.46</text:p>
          </table:table-cell>
          <table:table-cell table:formula="of:=NORMDIST([.C224];0;1;0)" office:value-type="float" office:value="0.137416539282282">
            <text:p>0.1374165393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/>
          <table:table-cell table:formula="of:=([.A225]-150)/50" office:value-type="float" office:value="1.48">
            <text:p>1.48</text:p>
          </table:table-cell>
          <table:table-cell table:formula="of:=NORMDIST([.C225];0;1;0)" office:value-type="float" office:value="0.133435303951002">
            <text:p>0.133435304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/>
          <table:table-cell table:formula="of:=([.A226]-150)/50" office:value-type="float" office:value="1.5">
            <text:p>1.5</text:p>
          </table:table-cell>
          <table:table-cell table:formula="of:=NORMDIST([.C226];0;1;0)" office:value-type="float" office:value="0.129517595665892">
            <text:p>0.1295175957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/>
          <table:table-cell table:formula="of:=([.A227]-150)/50" office:value-type="float" office:value="1.52">
            <text:p>1.52</text:p>
          </table:table-cell>
          <table:table-cell table:formula="of:=NORMDIST([.C227];0;1;0)" office:value-type="float" office:value="0.125664636789088">
            <text:p>0.1256646368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/>
          <table:table-cell table:formula="of:=([.A228]-150)/50" office:value-type="float" office:value="1.54">
            <text:p>1.54</text:p>
          </table:table-cell>
          <table:table-cell table:formula="of:=NORMDIST([.C228];0;1;0)" office:value-type="float" office:value="0.121877537032402">
            <text:p>0.121877537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/>
          <table:table-cell table:formula="of:=([.A229]-150)/50" office:value-type="float" office:value="1.56">
            <text:p>1.56</text:p>
          </table:table-cell>
          <table:table-cell table:formula="of:=NORMDIST([.C229];0;1;0)" office:value-type="float" office:value="0.118157295059582">
            <text:p>0.1181572951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/>
          <table:table-cell table:formula="of:=([.A230]-150)/50" office:value-type="float" office:value="1.58">
            <text:p>1.58</text:p>
          </table:table-cell>
          <table:table-cell table:formula="of:=NORMDIST([.C230];0;1;0)" office:value-type="float" office:value="0.114504800259292">
            <text:p>0.1145048003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/>
          <table:table-cell table:formula="of:=([.A231]-150)/50" office:value-type="float" office:value="1.6">
            <text:p>1.6</text:p>
          </table:table-cell>
          <table:table-cell table:formula="of:=NORMDIST([.C231];0;1;0)" office:value-type="float" office:value="0.110920834679456">
            <text:p>0.1109208347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/>
          <table:table-cell table:formula="of:=([.A232]-150)/50" office:value-type="float" office:value="1.62">
            <text:p>1.62</text:p>
          </table:table-cell>
          <table:table-cell table:formula="of:=NORMDIST([.C232];0;1;0)" office:value-type="float" office:value="0.107406075113484">
            <text:p>0.107406075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/>
          <table:table-cell table:formula="of:=([.A233]-150)/50" office:value-type="float" office:value="1.64">
            <text:p>1.64</text:p>
          </table:table-cell>
          <table:table-cell table:formula="of:=NORMDIST([.C233];0;1;0)" office:value-type="float" office:value="0.103961095328764">
            <text:p>0.1039610953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/>
          <table:table-cell table:formula="of:=([.A234]-150)/50" office:value-type="float" office:value="1.66">
            <text:p>1.66</text:p>
          </table:table-cell>
          <table:table-cell table:formula="of:=NORMDIST([.C234];0;1;0)" office:value-type="float" office:value="0.100586368427691">
            <text:p>0.1005863684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/>
          <table:table-cell table:formula="of:=([.A235]-150)/50" office:value-type="float" office:value="1.68">
            <text:p>1.68</text:p>
          </table:table-cell>
          <table:table-cell table:formula="of:=NORMDIST([.C235];0;1;0)" office:value-type="float" office:value="0.0972822693314675">
            <text:p>0.0972822693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/>
          <table:table-cell table:formula="of:=([.A236]-150)/50" office:value-type="float" office:value="1.7">
            <text:p>1.7</text:p>
          </table:table-cell>
          <table:table-cell table:formula="of:=NORMDIST([.C236];0;1;0)" office:value-type="float" office:value="0.0940490773768869">
            <text:p>0.0940490774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/>
          <table:table-cell table:formula="of:=([.A237]-150)/50" office:value-type="float" office:value="1.72">
            <text:p>1.72</text:p>
          </table:table-cell>
          <table:table-cell table:formula="of:=NORMDIST([.C237];0;1;0)" office:value-type="float" office:value="0.0908869790162829">
            <text:p>0.090886979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/>
          <table:table-cell table:formula="of:=([.A238]-150)/50" office:value-type="float" office:value="1.74">
            <text:p>1.74</text:p>
          </table:table-cell>
          <table:table-cell table:formula="of:=NORMDIST([.C238];0;1;0)" office:value-type="float" office:value="0.0877960706109056">
            <text:p>0.0877960706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/>
          <table:table-cell table:formula="of:=([.A239]-150)/50" office:value-type="float" office:value="1.76">
            <text:p>1.76</text:p>
          </table:table-cell>
          <table:table-cell table:formula="of:=NORMDIST([.C239];0;1;0)" office:value-type="float" office:value="0.0847763613080222">
            <text:p>0.0847763613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/>
          <table:table-cell table:formula="of:=([.A240]-150)/50" office:value-type="float" office:value="1.78">
            <text:p>1.78</text:p>
          </table:table-cell>
          <table:table-cell table:formula="of:=NORMDIST([.C240];0;1;0)" office:value-type="float" office:value="0.0818277759921428">
            <text:p>0.081827776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/>
          <table:table-cell table:formula="of:=([.A241]-150)/50" office:value-type="float" office:value="1.8">
            <text:p>1.8</text:p>
          </table:table-cell>
          <table:table-cell table:formula="of:=NORMDIST([.C241];0;1;0)" office:value-type="float" office:value="0.0789501583008942">
            <text:p>0.0789501583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/>
          <table:table-cell table:formula="of:=([.A242]-150)/50" office:value-type="float" office:value="1.82">
            <text:p>1.82</text:p>
          </table:table-cell>
          <table:table-cell table:formula="of:=NORMDIST([.C242];0;1;0)" office:value-type="float" office:value="0.0761432736962073">
            <text:p>0.0761432737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/>
          <table:table-cell table:formula="of:=([.A243]-150)/50" office:value-type="float" office:value="1.84">
            <text:p>1.84</text:p>
          </table:table-cell>
          <table:table-cell table:formula="of:=NORMDIST([.C243];0;1;0)" office:value-type="float" office:value="0.0734068125816569">
            <text:p>0.0734068126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/>
          <table:table-cell table:formula="of:=([.A244]-150)/50" office:value-type="float" office:value="1.86">
            <text:p>1.86</text:p>
          </table:table-cell>
          <table:table-cell table:formula="of:=NORMDIST([.C244];0;1;0)" office:value-type="float" office:value="0.0707403934569834">
            <text:p>0.0707403935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/>
          <table:table-cell table:formula="of:=([.A245]-150)/50" office:value-type="float" office:value="1.88">
            <text:p>1.88</text:p>
          </table:table-cell>
          <table:table-cell table:formula="of:=NORMDIST([.C245];0;1;0)" office:value-type="float" office:value="0.0681435661010446">
            <text:p>0.0681435661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/>
          <table:table-cell table:formula="of:=([.A246]-150)/50" office:value-type="float" office:value="1.9">
            <text:p>1.9</text:p>
          </table:table-cell>
          <table:table-cell table:formula="of:=NORMDIST([.C246];0;1;0)" office:value-type="float" office:value="0.0656158147746766">
            <text:p>0.0656158148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/>
          <table:table-cell table:formula="of:=([.A247]-150)/50" office:value-type="float" office:value="1.92">
            <text:p>1.92</text:p>
          </table:table-cell>
          <table:table-cell table:formula="of:=NORMDIST([.C247];0;1;0)" office:value-type="float" office:value="0.0631565614351987">
            <text:p>0.0631565614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/>
          <table:table-cell table:formula="of:=([.A248]-150)/50" office:value-type="float" office:value="1.94">
            <text:p>1.94</text:p>
          </table:table-cell>
          <table:table-cell table:formula="of:=NORMDIST([.C248];0;1;0)" office:value-type="float" office:value="0.0607651689545648">
            <text:p>0.060765169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/>
          <table:table-cell table:formula="of:=([.A249]-150)/50" office:value-type="float" office:value="1.96">
            <text:p>1.96</text:p>
          </table:table-cell>
          <table:table-cell table:formula="of:=NORMDIST([.C249];0;1;0)" office:value-type="float" office:value="0.0584409443334515">
            <text:p>0.0584409443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/>
          <table:table-cell table:formula="of:=([.A250]-150)/50" office:value-type="float" office:value="1.98">
            <text:p>1.98</text:p>
          </table:table-cell>
          <table:table-cell table:formula="of:=NORMDIST([.C250];0;1;0)" office:value-type="float" office:value="0.0561831419038681">
            <text:p>0.0561831419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/>
          <table:table-cell table:formula="of:=([.A251]-150)/50" office:value-type="float" office:value="2">
            <text:p>2</text:p>
          </table:table-cell>
          <table:table-cell table:formula="of:=NORMDIST([.C251];0;1;0)" office:value-type="float" office:value="0.0539909665131881">
            <text:p>0.0539909665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/>
          <table:table-cell table:formula="of:=([.A252]-150)/50" office:value-type="float" office:value="2.02">
            <text:p>2.02</text:p>
          </table:table-cell>
          <table:table-cell table:formula="of:=NORMDIST([.C252];0;1;0)" office:value-type="float" office:value="0.0518635766828206">
            <text:p>0.0518635767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/>
          <table:table-cell table:formula="of:=([.A253]-150)/50" office:value-type="float" office:value="2.04">
            <text:p>2.04</text:p>
          </table:table-cell>
          <table:table-cell table:formula="of:=NORMDIST([.C253];0;1;0)" office:value-type="float" office:value="0.0498000877350708">
            <text:p>0.0498000877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/>
          <table:table-cell table:formula="of:=([.A254]-150)/50" office:value-type="float" office:value="2.06">
            <text:p>2.06</text:p>
          </table:table-cell>
          <table:table-cell table:formula="of:=NORMDIST([.C254];0;1;0)" office:value-type="float" office:value="0.047799574882077">
            <text:p>0.0477995749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/>
          <table:table-cell table:formula="of:=([.A255]-150)/50" office:value-type="float" office:value="2.08">
            <text:p>2.08</text:p>
          </table:table-cell>
          <table:table-cell table:formula="of:=NORMDIST([.C255];0;1;0)" office:value-type="float" office:value="0.0458610762710549">
            <text:p>0.0458610763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/>
          <table:table-cell table:formula="of:=([.A256]-150)/50" office:value-type="float" office:value="2.1">
            <text:p>2.1</text:p>
          </table:table-cell>
          <table:table-cell table:formula="of:=NORMDIST([.C256];0;1;0)" office:value-type="float" office:value="0.0439835959804272">
            <text:p>0.04398359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/>
          <table:table-cell table:formula="of:=([.A257]-150)/50" office:value-type="float" office:value="2.12">
            <text:p>2.12</text:p>
          </table:table-cell>
          <table:table-cell table:formula="of:=NORMDIST([.C257];0;1;0)" office:value-type="float" office:value="0.0421661069617703">
            <text:p>0.042166107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/>
          <table:table-cell table:formula="of:=([.A258]-150)/50" office:value-type="float" office:value="2.14">
            <text:p>2.14</text:p>
          </table:table-cell>
          <table:table-cell table:formula="of:=NORMDIST([.C258];0;1;0)" office:value-type="float" office:value="0.0404075539228603">
            <text:p>0.0404075539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/>
          <table:table-cell table:formula="of:=([.A259]-150)/50" office:value-type="float" office:value="2.16">
            <text:p>2.16</text:p>
          </table:table-cell>
          <table:table-cell table:formula="of:=NORMDIST([.C259];0;1;0)" office:value-type="float" office:value="0.0387068561474556">
            <text:p>0.0387068561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/>
          <table:table-cell table:formula="of:=([.A260]-150)/50" office:value-type="float" office:value="2.18">
            <text:p>2.18</text:p>
          </table:table-cell>
          <table:table-cell table:formula="of:=NORMDIST([.C260];0;1;0)" office:value-type="float" office:value="0.0370629102478065">
            <text:p>0.0370629102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/>
          <table:table-cell table:formula="of:=([.A261]-150)/50" office:value-type="float" office:value="2.2">
            <text:p>2.2</text:p>
          </table:table-cell>
          <table:table-cell table:formula="of:=NORMDIST([.C261];0;1;0)" office:value-type="float" office:value="0.0354745928462314">
            <text:p>0.0354745928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/>
          <table:table-cell table:formula="of:=([.A262]-150)/50" office:value-type="float" office:value="2.22">
            <text:p>2.22</text:p>
          </table:table-cell>
          <table:table-cell table:formula="of:=NORMDIST([.C262];0;1;0)" office:value-type="float" office:value="0.0339407631824492">
            <text:p>0.0339407632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/>
          <table:table-cell table:formula="of:=([.A263]-150)/50" office:value-type="float" office:value="2.24">
            <text:p>2.24</text:p>
          </table:table-cell>
          <table:table-cell table:formula="of:=NORMDIST([.C263];0;1;0)" office:value-type="float" office:value="0.0324602656436974">
            <text:p>0.0324602656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/>
          <table:table-cell table:formula="of:=([.A264]-150)/50" office:value-type="float" office:value="2.26">
            <text:p>2.26</text:p>
          </table:table-cell>
          <table:table-cell table:formula="of:=NORMDIST([.C264];0;1;0)" office:value-type="float" office:value="0.0310319322150083">
            <text:p>0.0310319322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/>
          <table:table-cell table:formula="of:=([.A265]-150)/50" office:value-type="float" office:value="2.28">
            <text:p>2.28</text:p>
          </table:table-cell>
          <table:table-cell table:formula="of:=NORMDIST([.C265];0;1;0)" office:value-type="float" office:value="0.0296545848473413">
            <text:p>0.0296545848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/>
          <table:table-cell table:formula="of:=([.A266]-150)/50" office:value-type="float" office:value="2.3">
            <text:p>2.3</text:p>
          </table:table-cell>
          <table:table-cell table:formula="of:=NORMDIST([.C266];0;1;0)" office:value-type="float" office:value="0.0283270377416012">
            <text:p>0.0283270377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/>
          <table:table-cell table:formula="of:=([.A267]-150)/50" office:value-type="float" office:value="2.32">
            <text:p>2.32</text:p>
          </table:table-cell>
          <table:table-cell table:formula="of:=NORMDIST([.C267];0;1;0)" office:value-type="float" office:value="0.0270480995468818">
            <text:p>0.0270480995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/>
          <table:table-cell table:formula="of:=([.A268]-150)/50" office:value-type="float" office:value="2.34">
            <text:p>2.34</text:p>
          </table:table-cell>
          <table:table-cell table:formula="of:=NORMDIST([.C268];0;1;0)" office:value-type="float" office:value="0.0258165754715877">
            <text:p>0.0258165755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/>
          <table:table-cell table:formula="of:=([.A269]-150)/50" office:value-type="float" office:value="2.36">
            <text:p>2.36</text:p>
          </table:table-cell>
          <table:table-cell table:formula="of:=NORMDIST([.C269];0;1;0)" office:value-type="float" office:value="0.0246312693063825">
            <text:p>0.0246312693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/>
          <table:table-cell table:formula="of:=([.A270]-150)/50" office:value-type="float" office:value="2.38">
            <text:p>2.38</text:p>
          </table:table-cell>
          <table:table-cell table:formula="of:=NORMDIST([.C270];0;1;0)" office:value-type="float" office:value="0.0234909853582014">
            <text:p>0.0234909854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/>
          <table:table-cell table:formula="of:=([.A271]-150)/50" office:value-type="float" office:value="2.4">
            <text:p>2.4</text:p>
          </table:table-cell>
          <table:table-cell table:formula="of:=NORMDIST([.C271];0;1;0)" office:value-type="float" office:value="0.0223945302948429">
            <text:p>0.0223945303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/>
          <table:table-cell table:formula="of:=([.A272]-150)/50" office:value-type="float" office:value="2.42">
            <text:p>2.42</text:p>
          </table:table-cell>
          <table:table-cell table:formula="of:=NORMDIST([.C272];0;1;0)" office:value-type="float" office:value="0.0213407148999228">
            <text:p>0.0213407149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/>
          <table:table-cell table:formula="of:=([.A273]-150)/50" office:value-type="float" office:value="2.44">
            <text:p>2.44</text:p>
          </table:table-cell>
          <table:table-cell table:formula="of:=NORMDIST([.C273];0;1;0)" office:value-type="float" office:value="0.0203283557382258">
            <text:p>0.0203283557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/>
          <table:table-cell table:formula="of:=([.A274]-150)/50" office:value-type="float" office:value="2.46">
            <text:p>2.46</text:p>
          </table:table-cell>
          <table:table-cell table:formula="of:=NORMDIST([.C274];0;1;0)" office:value-type="float" office:value="0.019356276731737">
            <text:p>0.0193562767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/>
          <table:table-cell table:formula="of:=([.A275]-150)/50" office:value-type="float" office:value="2.48">
            <text:p>2.48</text:p>
          </table:table-cell>
          <table:table-cell table:formula="of:=NORMDIST([.C275];0;1;0)" office:value-type="float" office:value="0.018423310646862">
            <text:p>0.0184233106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/>
          <table:table-cell table:formula="of:=([.A276]-150)/50" office:value-type="float" office:value="2.5">
            <text:p>2.5</text:p>
          </table:table-cell>
          <table:table-cell table:formula="of:=NORMDIST([.C276];0;1;0)" office:value-type="float" office:value="0.0175283004935685">
            <text:p>0.0175283005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/>
          <table:table-cell table:formula="of:=([.A277]-150)/50" office:value-type="float" office:value="2.52">
            <text:p>2.52</text:p>
          </table:table-cell>
          <table:table-cell table:formula="of:=NORMDIST([.C277];0;1;0)" office:value-type="float" office:value="0.0166701008373811">
            <text:p>0.0166701008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/>
          <table:table-cell table:formula="of:=([.A278]-150)/50" office:value-type="float" office:value="2.54">
            <text:p>2.54</text:p>
          </table:table-cell>
          <table:table-cell table:formula="of:=NORMDIST([.C278];0;1;0)" office:value-type="float" office:value="0.0158475790253608">
            <text:p>0.015847579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/>
          <table:table-cell table:formula="of:=([.A279]-150)/50" office:value-type="float" office:value="2.56">
            <text:p>2.56</text:p>
          </table:table-cell>
          <table:table-cell table:formula="of:=NORMDIST([.C279];0;1;0)" office:value-type="float" office:value="0.0150596163273775">
            <text:p>0.0150596163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/>
          <table:table-cell table:formula="of:=([.A280]-150)/50" office:value-type="float" office:value="2.58">
            <text:p>2.58</text:p>
          </table:table-cell>
          <table:table-cell table:formula="of:=NORMDIST([.C280];0;1;0)" office:value-type="float" office:value="0.0143051089941497">
            <text:p>0.014305109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/>
          <table:table-cell table:formula="of:=([.A281]-150)/50" office:value-type="float" office:value="2.6">
            <text:p>2.6</text:p>
          </table:table-cell>
          <table:table-cell table:formula="of:=NORMDIST([.C281];0;1;0)" office:value-type="float" office:value="0.0135829692336856">
            <text:p>0.0135829692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/>
          <table:table-cell table:formula="of:=([.A282]-150)/50" office:value-type="float" office:value="2.62">
            <text:p>2.62</text:p>
          </table:table-cell>
          <table:table-cell table:formula="of:=NORMDIST([.C282];0;1;0)" office:value-type="float" office:value="0.0128921261078953">
            <text:p>0.0128921261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/>
          <table:table-cell table:formula="of:=([.A283]-150)/50" office:value-type="float" office:value="2.64">
            <text:p>2.64</text:p>
          </table:table-cell>
          <table:table-cell table:formula="of:=NORMDIST([.C283];0;1;0)" office:value-type="float" office:value="0.012231526351278">
            <text:p>0.0122315264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/>
          <table:table-cell table:formula="of:=([.A284]-150)/50" office:value-type="float" office:value="2.66">
            <text:p>2.66</text:p>
          </table:table-cell>
          <table:table-cell table:formula="of:=NORMDIST([.C284];0;1;0)" office:value-type="float" office:value="0.0116001351137026">
            <text:p>0.0116001351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/>
          <table:table-cell table:formula="of:=([.A285]-150)/50" office:value-type="float" office:value="2.68">
            <text:p>2.68</text:p>
          </table:table-cell>
          <table:table-cell table:formula="of:=NORMDIST([.C285];0;1;0)" office:value-type="float" office:value="0.0109969366294056">
            <text:p>0.0109969366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/>
          <table:table-cell table:formula="of:=([.A286]-150)/50" office:value-type="float" office:value="2.7">
            <text:p>2.7</text:p>
          </table:table-cell>
          <table:table-cell table:formula="of:=NORMDIST([.C286];0;1;0)" office:value-type="float" office:value="0.0104209348144226">
            <text:p>0.0104209348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/>
          <table:table-cell table:formula="of:=([.A287]-150)/50" office:value-type="float" office:value="2.72">
            <text:p>2.72</text:p>
          </table:table-cell>
          <table:table-cell table:formula="of:=NORMDIST([.C287];0;1;0)" office:value-type="float" office:value="0.00987115379475113">
            <text:p>0.0098711538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/>
          <table:table-cell table:formula="of:=([.A288]-150)/50" office:value-type="float" office:value="2.74">
            <text:p>2.74</text:p>
          </table:table-cell>
          <table:table-cell table:formula="of:=NORMDIST([.C288];0;1;0)" office:value-type="float" office:value="0.00934663836761228">
            <text:p>0.0093466384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/>
          <table:table-cell table:formula="of:=([.A289]-150)/50" office:value-type="float" office:value="2.76">
            <text:p>2.76</text:p>
          </table:table-cell>
          <table:table-cell table:formula="of:=NORMDIST([.C289];0;1;0)" office:value-type="float" office:value="0.00884645439823723">
            <text:p>0.0088464544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/>
          <table:table-cell table:formula="of:=([.A290]-150)/50" office:value-type="float" office:value="2.78">
            <text:p>2.78</text:p>
          </table:table-cell>
          <table:table-cell table:formula="of:=NORMDIST([.C290];0;1;0)" office:value-type="float" office:value="0.00836968915465303">
            <text:p>0.0083696892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/>
          <table:table-cell table:formula="of:=([.A291]-150)/50" office:value-type="float" office:value="2.8">
            <text:p>2.8</text:p>
          </table:table-cell>
          <table:table-cell table:formula="of:=NORMDIST([.C291];0;1;0)" office:value-type="float" office:value="0.00791545158297997">
            <text:p>0.0079154516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/>
          <table:table-cell table:formula="of:=([.A292]-150)/50" office:value-type="float" office:value="2.82">
            <text:p>2.82</text:p>
          </table:table-cell>
          <table:table-cell table:formula="of:=NORMDIST([.C292];0;1;0)" office:value-type="float" office:value="0.00748287252578056">
            <text:p>0.0074828725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/>
          <table:table-cell table:formula="of:=([.A293]-150)/50" office:value-type="float" office:value="2.84">
            <text:p>2.84</text:p>
          </table:table-cell>
          <table:table-cell table:formula="of:=NORMDIST([.C293];0;1;0)" office:value-type="float" office:value="0.00707110488601945">
            <text:p>0.0070711049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/>
          <table:table-cell table:formula="of:=([.A294]-150)/50" office:value-type="float" office:value="2.86">
            <text:p>2.86</text:p>
          </table:table-cell>
          <table:table-cell table:formula="of:=NORMDIST([.C294];0;1;0)" office:value-type="float" office:value="0.00667932373920262">
            <text:p>0.0066793237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/>
          <table:table-cell table:formula="of:=([.A295]-150)/50" office:value-type="float" office:value="2.88">
            <text:p>2.88</text:p>
          </table:table-cell>
          <table:table-cell table:formula="of:=NORMDIST([.C295];0;1;0)" office:value-type="float" office:value="0.00630672639626593">
            <text:p>0.0063067264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/>
          <table:table-cell table:formula="of:=([.A296]-150)/50" office:value-type="float" office:value="2.9">
            <text:p>2.9</text:p>
          </table:table-cell>
          <table:table-cell table:formula="of:=NORMDIST([.C296];0;1;0)" office:value-type="float" office:value="0.00595253241977585">
            <text:p>0.0059525324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/>
          <table:table-cell table:formula="of:=([.A297]-150)/50" office:value-type="float" office:value="2.92">
            <text:p>2.92</text:p>
          </table:table-cell>
          <table:table-cell table:formula="of:=NORMDIST([.C297];0;1;0)" office:value-type="float" office:value="0.00561598359599097">
            <text:p>0.0056159836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/>
          <table:table-cell table:formula="of:=([.A298]-150)/50" office:value-type="float" office:value="2.94">
            <text:p>2.94</text:p>
          </table:table-cell>
          <table:table-cell table:formula="of:=NORMDIST([.C298];0;1;0)" office:value-type="float" office:value="0.00529634386531102">
            <text:p>0.0052963439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/>
          <table:table-cell table:formula="of:=([.A299]-150)/50" office:value-type="float" office:value="2.96">
            <text:p>2.96</text:p>
          </table:table-cell>
          <table:table-cell table:formula="of:=NORMDIST([.C299];0;1;0)" office:value-type="float" office:value="0.00499289921361238">
            <text:p>0.0049928992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/>
          <table:table-cell table:formula="of:=([.A300]-150)/50" office:value-type="float" office:value="2.98">
            <text:p>2.98</text:p>
          </table:table-cell>
          <table:table-cell table:formula="of:=NORMDIST([.C300];0;1;0)" office:value-type="float" office:value="0.00470495752693398">
            <text:p>0.0047049575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/>
          <table:table-cell table:formula="of:=([.A301]-150)/50" office:value-type="float" office:value="3">
            <text:p>3</text:p>
          </table:table-cell>
          <table:table-cell table:formula="of:=NORMDIST([.C301];0;1;0)" office:value-type="float" office:value="0.00443184841193801">
            <text:p>0.004431848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文泉驛正黑" style:language-asian="zh" style:country-asian="TW" style:font-name-complex="文泉驛正黑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icrosoft YaHei'" style:font-family-generic-asian="system" style:font-pitch-asian="variable" style:font-size-asian="12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42cm" style:num-format="1" style:print-orientation="portrait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2016/09/30</text:date>, <text:time>21:49:1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依瑪貓</meta:initial-creator>
    <meta:creation-date>2016-09-30T13:47:13</meta:creation-date>
    <dc:date>2016-09-30T21:49:10</dc:date>
    <dc:creator>依瑪貓 </dc:creator>
    <meta:editing-duration>PT3H12M10S</meta:editing-duration>
    <meta:editing-cycles>30</meta:editing-cycles>
    <meta:generator>OpenOffice/4.1.2$Unix OpenOffice.org_project/412m3$Build-9782</meta:generator>
    <meta:document-statistic meta:table-count="1" meta:cell-count="903" meta:object-count="3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3000b10089005d00320059004300050095006d00c00038006c00b9001900e3">
    <SignedInfo>
      <CanonicalizationMethod Algorithm="http://www.w3.org/TR/2001/REC-xml-c14n-20010315"/>
      <SignatureMethod Algorithm="http://www.w3.org/2000/09/xmldsig#rsa-sha1"/>
      <Reference URI="content.xml">
        <Transforms>
          <Transform Algorithm="http://www.w3.org/TR/2001/REC-xml-c14n-20010315"/>
        </Transforms>
        <DigestMethod Algorithm="http://www.w3.org/2000/09/xmldsig#sha1"/>
        <DigestValue>hKav2PbriPx28gtfACOsUcLlnc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IHT8LRKdrJ9IRHxPCW3HR/o10bA=</DigestValue>
      </Reference>
      <Reference URI="manifest.rdf">
        <DigestMethod Algorithm="http://www.w3.org/2000/09/xmldsig#sha1"/>
        <DigestValue>7NDWheT3P1M2fRjj+qtn5caji6g=</DigestValue>
      </Reference>
      <Reference URI="Configurations2/accelerator/current.xml">
        <DigestMethod Algorithm="http://www.w3.org/2000/09/xmldsig#sha1"/>
        <DigestValue>2jmj7l5rSw0yVb/vlWAYkK/YBwk=</DigestValue>
      </Reference>
      <Reference URI="Object%201/styles.xml">
        <Transforms>
          <Transform Algorithm="http://www.w3.org/TR/2001/REC-xml-c14n-20010315"/>
        </Transforms>
        <DigestMethod Algorithm="http://www.w3.org/2000/09/xmldsig#sha1"/>
        <DigestValue>hj8sPQpr+73Mkm3Xbp7X4URc25I=</DigestValue>
      </Reference>
      <Reference URI="Object%201/content.xml">
        <Transforms>
          <Transform Algorithm="http://www.w3.org/TR/2001/REC-xml-c14n-20010315"/>
        </Transforms>
        <DigestMethod Algorithm="http://www.w3.org/2000/09/xmldsig#sha1"/>
        <DigestValue>WnW6UJjIfmIKKqnNaAOjwPxzWxs=</DigestValue>
      </Reference>
      <Reference URI="Object%201/meta.xml">
        <Transforms>
          <Transform Algorithm="http://www.w3.org/TR/2001/REC-xml-c14n-20010315"/>
        </Transforms>
        <DigestMethod Algorithm="http://www.w3.org/2000/09/xmldsig#sha1"/>
        <DigestValue>q1u2UBleQ4c1Nj2H32aDAGBP9VY=</DigestValue>
      </Reference>
      <Reference URI="mimetype">
        <DigestMethod Algorithm="http://www.w3.org/2000/09/xmldsig#sha1"/>
        <DigestValue>AVU42Wh8Q3HR5Bm8mSMr7+NMbNc=</DigestValue>
      </Reference>
      <Reference URI="Thumbnails/thumbnail.png">
        <DigestMethod Algorithm="http://www.w3.org/2000/09/xmldsig#sha1"/>
        <DigestValue>P9D7wfDUGGvLDUQMhVKKKoeV7gc=</DigestValue>
      </Reference>
      <Reference URI="Object%202/styles.xml">
        <Transforms>
          <Transform Algorithm="http://www.w3.org/TR/2001/REC-xml-c14n-20010315"/>
        </Transforms>
        <DigestMethod Algorithm="http://www.w3.org/2000/09/xmldsig#sha1"/>
        <DigestValue>+qeVOyuh/3L+suCuqe8yg6cr7Kk=</DigestValue>
      </Reference>
      <Reference URI="Object%202/meta.xml">
        <Transforms>
          <Transform Algorithm="http://www.w3.org/TR/2001/REC-xml-c14n-20010315"/>
        </Transforms>
        <DigestMethod Algorithm="http://www.w3.org/2000/09/xmldsig#sha1"/>
        <DigestValue>q1u2UBleQ4c1Nj2H32aDAGBP9VY=</DigestValue>
      </Reference>
      <Reference URI="Object%202/content.xml">
        <Transforms>
          <Transform Algorithm="http://www.w3.org/TR/2001/REC-xml-c14n-20010315"/>
        </Transforms>
        <DigestMethod Algorithm="http://www.w3.org/2000/09/xmldsig#sha1"/>
        <DigestValue>HYN1fszuaR0juaBjv4jgXG2xl4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osKOcug5WoHDFlQhifACuUPAhno=</DigestValue>
      </Reference>
      <Reference URI="Object%203/content.xml">
        <Transforms>
          <Transform Algorithm="http://www.w3.org/TR/2001/REC-xml-c14n-20010315"/>
        </Transforms>
        <DigestMethod Algorithm="http://www.w3.org/2000/09/xmldsig#sha1"/>
        <DigestValue>W66+UfYEzOk2dLQjckq2FbK/Pc0=</DigestValue>
      </Reference>
      <Reference URI="Object%203/meta.xml">
        <Transforms>
          <Transform Algorithm="http://www.w3.org/TR/2001/REC-xml-c14n-20010315"/>
        </Transforms>
        <DigestMethod Algorithm="http://www.w3.org/2000/09/xmldsig#sha1"/>
        <DigestValue>q1u2UBleQ4c1Nj2H32aDAGBP9VY=</DigestValue>
      </Reference>
      <Reference URI="Object%203/styles.xml">
        <Transforms>
          <Transform Algorithm="http://www.w3.org/TR/2001/REC-xml-c14n-20010315"/>
        </Transforms>
        <DigestMethod Algorithm="http://www.w3.org/2000/09/xmldsig#sha1"/>
        <DigestValue>OGivTFMgBtx96ixarEuEUbHxWpo=</DigestValue>
      </Reference>
      <Reference URI="ObjectReplacements/Object%201">
        <DigestMethod Algorithm="http://www.w3.org/2000/09/xmldsig#sha1"/>
        <DigestValue>apBW5j3VCYi8RwkXqnf7wo6Sg7I=</DigestValue>
      </Reference>
      <Reference URI="ObjectReplacements/Object%203">
        <DigestMethod Algorithm="http://www.w3.org/2000/09/xmldsig#sha1"/>
        <DigestValue>51PfGZSxIW7d5IcrS3Rw41rgjPg=</DigestValue>
      </Reference>
      <Reference URI="ObjectReplacements/Object%202">
        <DigestMethod Algorithm="http://www.w3.org/2000/09/xmldsig#sha1"/>
        <DigestValue>dyHwMWSqkPQs8om5lRlXvD431rA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HLsObj+k1aK2ihKGdpYPiFTn90M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ytr+IxyV0nV9LtLKswF9GI7Z+Dg=</DigestValue>
      </Reference>
      <Reference URI="#ID_004600ce00f30065003a007c004000d400ad00b400e6006c00b00034006a0056">
        <DigestMethod Algorithm="http://www.w3.org/2000/09/xmldsig#sha1"/>
        <DigestValue>2dbhZ1gkgS+2Zw0maetO8JM7Aks=</DigestValue>
      </Reference>
    </SignedInfo>
    <SignatureValue>MsuiO9dQKLTD0bi6P1xVxXADuGjrmupqXAZwMcS0JKR+XKKXA159uJ4xqBioBb2c
2oXD4doIct+lHpDOFFrFZ0Jv8Z4kfw52oyv0cfjjJluOSjNnleRPdMjtmlGTcO08
3CKkd7myM6UBAYsJ9H5kz1z0vwNcAAqarAQc6H4MDC1O5QrH+mNLdJ8Cm58BAwsh
3mzheQ05YVivXx/4gJrbfHAwNazsyb1Y6VhSXi1C9sd6xy71w8MTho+h3Vr5wP8q
M5Dhz/xvsoU1uljXbj/qznt8c6ngTjTmG+R0CqKogibfkhuynQeAz7px93CzZN83
/q3nRo6esU52AW84IirE0A==</SignatureValue>
    <KeyInfo>
      <X509Data>
        <X509IssuerSerial>
          <X509IssuerName>E=editors@mail.wov.idv.tw,CN=Woman's Voice CA RSA/2048,OU=Editors,O=Woman's Voice,L=Taipei County,ST=Taiwan,C=TW</X509IssuerName>
          <X509SerialNumber>17</X509SerialNumber>
        </X509IssuerSerial>
        <X509Certificate>MIID3jCCAsagAwIBAgIBETANBgkqhkiG9w0BAQUFADCBrDELMAkGA1UEBhMCVFcx
DzANBgNVBAgTBlRhaXdhbjEWMBQGA1UEBxMNVGFpcGVpIENvdW50eTEWMBQGA1UE
ChMNV29tYW4ncyBWb2ljZTEQMA4GA1UECxMHRWRpdG9yczEiMCAGA1UEAxMZV29t
YW4ncyBWb2ljZSBDQSBSU0EvMjA0ODEmMCQGCSqGSIb3DQEJARYXZWRpdG9yc0Bt
YWlsLndvdi5pZHYudHcwHhcNMDkwODI3MDU1MjAwWhcNMTkwODI1MDU1MjAwWjCB
mzELMAkGA1UEBhMCVFcxDzANBgNVBAgTBlRhaXdhbjEWMBQGA1UEBxMNVGFpcGVp
IENvdW50eTEYMBYGA1UEChMPVGF2ZXJuIElNQUNBVCdzMQ4wDAYDVQQLEwVPd25l
cjEPMA0GA1UEAxMGaW1hY2F0MSgwJgYJKoZIhvcNAQkBFhlpbWFjYXRAbWFpbC5p
bWFjYXQuaWR2LnR3MIIBIjANBgkqhkiG9w0BAQEFAAOCAQ8AMIIBCgKCAQEA0Fwx
yIbdpdMui+EzgY0uo5C15eSXa8gYbwOzn71P8UxWvx1L9WGis8Q3E81NlgbEvKZU
2/MHTRcjDA38uIYIEISAh4MIaQdDx1F35BTsC1G1siUVhwE3ILTvyHMHkcI4orzp
2+Eryi+nk+nzcb30vq8gj/YgpH3efAiVu4GZIkVyThwEhtPdCuN+nn/mKfOMQSos
4Gsyt0JAjVP1hZBex8Di2kefzCd8bahMGW8qJClVIAK+vY5A9gx7A/VhUB3aXTJ8
OunNhB9CzRwHjs3PJDnfNFwWJr9jD5cQqOGxh1f+9SS2M9WMkRRJAWTQttINvTvt
VdbGnGXYI6CFYHnVcwIDAQABoxowGDAJBgNVHRMEAjAAMAsGA1UdDwQEAwIF4DAN
BgkqhkiG9w0BAQUFAAOCAQEAjn1+fWDSYMdunSezOAVOk4Ddb1Z2POt+IJJ1mAys
GpebXFjI05BNXhxWVam9VNXFcJRjhfd0sJ1V1kjkpx2rBWs4UVtr69/6Nf3W60v1
hbWrKbKXkMxBJ43K57MDmkvyAB8gTQZq0c+0Jjq96H6LMw7O/Ps9EIfnkCVG3sgn
j2cV8vm2E4uVPTPkkyBIv98nmWrfbTXbnzb7Dmnf88pxYtCNiv3I/GLps+CN2NO4
dvcWapXMucbXSRZS+R+bI/Ujl5B3dPxYhC3//bAORy8mYzgpZe3XGDSzfyPmok33
0Ln2xsP3djf9sHQSkezDSRq1qJ0dfML2YsZ2T9Kp28NYXA==</X509Certificate>
      </X509Data>
    </KeyInfo>
    <Object>
      <SignatureProperties>
        <SignatureProperty Id="ID_004600ce00f30065003a007c004000d400ad00b400e6006c00b00034006a0056" Target="#ID_003000b10089005d00320059004300050095006d00c00038006c00b9001900e3">
          <dc:date xmlns:dc="http://purl.org/dc/elements/1.1/">2016-09-30T21:49:15</dc:date>
        </SignatureProperty>
      </SignatureProperties>
    </Object>
  </Signature>
</document-signatur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ccccff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minimum="-3" chart:maximum="3" chart:interval-major="3" chart:reverse-direction="false" text:line-break="false" chart:axis-position="0"/>
      <style:graphic-properties svg:stroke-width="0.1cm" svg:stroke-color="#b3b3b3"/>
      <style:text-properties fo:font-size="10pt" style:font-size-asian="10pt" style:font-size-complex="10pt"/>
    </style:style>
    <style:style style:name="ch4" style:family="chart">
      <style:graphic-properties draw:stroke="dash" draw:stroke-dash="Ultrafine_20_Dashed" svg:stroke-width="0.1cm" svg:stroke-color="#b3b3b3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axis-position="1.2"/>
      <style:graphic-properties svg:stroke-width="0.1cm" svg:stroke-color="#ff950e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solid" draw:fill-color="#ffffcc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.661cm" svg:height="3.251cm" xlink:href=".." xlink:type="simple" chart:class="chart:scatter" chart:style-name="ch1">
        <chart:plot-area chart:style-name="ch2" table:cell-range-address="normdist.C1:normdist.E301" svg:x="0.64cm" svg:y="0.64cm" svg:width="2.388cm" svg:height="1.978cm">
          <chartooo:coordinate-region svg:x="0.64cm" svg:y="0.64cm" svg:width="2.388cm" svg:height="1.978cm"/>
          <chart:axis chart:dimension="x" chart:name="primary-x" chart:style-name="ch3">
            <chart:grid chart:style-name="ch4" chart:class="major"/>
          </chart:axis>
          <chart:axis chart:dimension="y" chart:name="primary-y" chart:style-name="ch5"/>
          <chart:series chart:style-name="ch6" chart:values-cell-range-address="normdist.D1:normdist.D301" chart:class="chart:scatter">
            <chart:domain table:cell-range-address="normdist.C1:normdist.C301"/>
            <chart:data-point chart:repeated="301"/>
          </chart:series>
          <chart:series chart:style-name="ch7" chart:values-cell-range-address="normdist.E1:normdist.E301" chart:class="chart:scatter">
            <chart:data-point chart:repeated="3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normdist.C1:normdist.C301</svg:desc>
                </draw:g>
              </table:table-cell>
              <table:table-cell office:value-type="float" office:value="0.00443184841193801">
                <text:p>0.00443184841193801</text:p>
                <draw:g>
                  <svg:desc>normdist.D1:normdist.D301</svg:desc>
                </draw:g>
              </table:table-cell>
              <table:table-cell office:value-type="float" office:value="NaN">
                <text:p>NaN</text:p>
                <draw:g>
                  <svg:desc>normdist.E1:normdist.E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98">
                <text:p>-2.98</text:p>
              </table:table-cell>
              <table:table-cell office:value-type="float" office:value="0.00470495752693398">
                <text:p>0.00470495752693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96">
                <text:p>-2.96</text:p>
              </table:table-cell>
              <table:table-cell office:value-type="float" office:value="0.00499289921361238">
                <text:p>0.0049928992136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94">
                <text:p>-2.94</text:p>
              </table:table-cell>
              <table:table-cell office:value-type="float" office:value="0.00529634386531102">
                <text:p>0.0052963438653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92">
                <text:p>-2.92</text:p>
              </table:table-cell>
              <table:table-cell office:value-type="float" office:value="0.00561598359599097">
                <text:p>0.00561598359599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9">
                <text:p>-2.9</text:p>
              </table:table-cell>
              <table:table-cell office:value-type="float" office:value="0.00595253241977585">
                <text:p>0.00595253241977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8">
                <text:p>-2.88</text:p>
              </table:table-cell>
              <table:table-cell office:value-type="float" office:value="0.00630672639626593">
                <text:p>0.00630672639626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86">
                <text:p>-2.86</text:p>
              </table:table-cell>
              <table:table-cell office:value-type="float" office:value="0.00667932373920262">
                <text:p>0.00667932373920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84">
                <text:p>-2.84</text:p>
              </table:table-cell>
              <table:table-cell office:value-type="float" office:value="0.00707110488601945">
                <text:p>0.00707110488601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82">
                <text:p>-2.82</text:p>
              </table:table-cell>
              <table:table-cell office:value-type="float" office:value="0.00748287252578056">
                <text:p>0.00748287252578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8">
                <text:p>-2.8</text:p>
              </table:table-cell>
              <table:table-cell office:value-type="float" office:value="0.00791545158297997">
                <text:p>0.00791545158297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78">
                <text:p>-2.78</text:p>
              </table:table-cell>
              <table:table-cell office:value-type="float" office:value="0.00836968915465303">
                <text:p>0.00836968915465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76">
                <text:p>-2.76</text:p>
              </table:table-cell>
              <table:table-cell office:value-type="float" office:value="0.00884645439823723">
                <text:p>0.00884645439823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74">
                <text:p>-2.74</text:p>
              </table:table-cell>
              <table:table-cell office:value-type="float" office:value="0.00934663836761228">
                <text:p>0.0093466383676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72">
                <text:p>-2.72</text:p>
              </table:table-cell>
              <table:table-cell office:value-type="float" office:value="0.00987115379475113">
                <text:p>0.00987115379475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7">
                <text:p>-2.7</text:p>
              </table:table-cell>
              <table:table-cell office:value-type="float" office:value="0.0104209348144226">
                <text:p>0.0104209348144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68">
                <text:p>-2.68</text:p>
              </table:table-cell>
              <table:table-cell office:value-type="float" office:value="0.0109969366294056">
                <text:p>0.010996936629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66">
                <text:p>-2.66</text:p>
              </table:table-cell>
              <table:table-cell office:value-type="float" office:value="0.0116001351137026">
                <text:p>0.0116001351137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64">
                <text:p>-2.64</text:p>
              </table:table-cell>
              <table:table-cell office:value-type="float" office:value="0.012231526351278">
                <text:p>0.01223152635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2">
                <text:p>-2.62</text:p>
              </table:table-cell>
              <table:table-cell office:value-type="float" office:value="0.0128921261078953">
                <text:p>0.0128921261078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6">
                <text:p>-2.6</text:p>
              </table:table-cell>
              <table:table-cell office:value-type="float" office:value="0.0135829692336856">
                <text:p>0.0135829692336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58">
                <text:p>-2.58</text:p>
              </table:table-cell>
              <table:table-cell office:value-type="float" office:value="0.0143051089941497">
                <text:p>0.014305108994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56">
                <text:p>-2.56</text:p>
              </table:table-cell>
              <table:table-cell office:value-type="float" office:value="0.0150596163273775">
                <text:p>0.0150596163273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54">
                <text:p>-2.54</text:p>
              </table:table-cell>
              <table:table-cell office:value-type="float" office:value="0.0158475790253608">
                <text:p>0.0158475790253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52">
                <text:p>-2.52</text:p>
              </table:table-cell>
              <table:table-cell office:value-type="float" office:value="0.0166701008373811">
                <text:p>0.0166701008373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0175283004935685">
                <text:p>0.0175283004935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8">
                <text:p>-2.48</text:p>
              </table:table-cell>
              <table:table-cell office:value-type="float" office:value="0.018423310646862">
                <text:p>0.018423310646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46">
                <text:p>-2.46</text:p>
              </table:table-cell>
              <table:table-cell office:value-type="float" office:value="0.019356276731737">
                <text:p>0.019356276731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44">
                <text:p>-2.44</text:p>
              </table:table-cell>
              <table:table-cell office:value-type="float" office:value="0.0203283557382258">
                <text:p>0.0203283557382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42">
                <text:p>-2.42</text:p>
              </table:table-cell>
              <table:table-cell office:value-type="float" office:value="0.0213407148999228">
                <text:p>0.0213407148999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4">
                <text:p>-2.4</text:p>
              </table:table-cell>
              <table:table-cell office:value-type="float" office:value="0.0223945302948429">
                <text:p>0.022394530294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38">
                <text:p>-2.38</text:p>
              </table:table-cell>
              <table:table-cell office:value-type="float" office:value="0.0234909853582014">
                <text:p>0.023490985358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36">
                <text:p>-2.36</text:p>
              </table:table-cell>
              <table:table-cell office:value-type="float" office:value="0.0246312693063825">
                <text:p>0.0246312693063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34">
                <text:p>-2.34</text:p>
              </table:table-cell>
              <table:table-cell office:value-type="float" office:value="0.0258165754715877">
                <text:p>0.0258165754715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32">
                <text:p>-2.32</text:p>
              </table:table-cell>
              <table:table-cell office:value-type="float" office:value="0.0270480995468818">
                <text:p>0.027048099546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3">
                <text:p>-2.3</text:p>
              </table:table-cell>
              <table:table-cell office:value-type="float" office:value="0.0283270377416012">
                <text:p>0.0283270377416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28">
                <text:p>-2.28</text:p>
              </table:table-cell>
              <table:table-cell office:value-type="float" office:value="0.0296545848473413">
                <text:p>0.0296545848473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26">
                <text:p>-2.26</text:p>
              </table:table-cell>
              <table:table-cell office:value-type="float" office:value="0.0310319322150083">
                <text:p>0.0310319322150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24">
                <text:p>-2.24</text:p>
              </table:table-cell>
              <table:table-cell office:value-type="float" office:value="0.0324602656436974">
                <text:p>0.032460265643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22">
                <text:p>-2.22</text:p>
              </table:table-cell>
              <table:table-cell office:value-type="float" office:value="0.0339407631824492">
                <text:p>0.0339407631824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2">
                <text:p>-2.2</text:p>
              </table:table-cell>
              <table:table-cell office:value-type="float" office:value="0.0354745928462314">
                <text:p>0.0354745928462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18">
                <text:p>-2.18</text:p>
              </table:table-cell>
              <table:table-cell office:value-type="float" office:value="0.0370629102478065">
                <text:p>0.037062910247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16">
                <text:p>-2.16</text:p>
              </table:table-cell>
              <table:table-cell office:value-type="float" office:value="0.0387068561474556">
                <text:p>0.0387068561474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14">
                <text:p>-2.14</text:p>
              </table:table-cell>
              <table:table-cell office:value-type="float" office:value="0.0404075539228603">
                <text:p>0.0404075539228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12">
                <text:p>-2.12</text:p>
              </table:table-cell>
              <table:table-cell office:value-type="float" office:value="0.0421661069617703">
                <text:p>0.0421661069617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1">
                <text:p>-2.1</text:p>
              </table:table-cell>
              <table:table-cell office:value-type="float" office:value="0.0439835959804272">
                <text:p>0.043983595980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08">
                <text:p>-2.08</text:p>
              </table:table-cell>
              <table:table-cell office:value-type="float" office:value="0.0458610762710549">
                <text:p>0.0458610762710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06">
                <text:p>-2.06</text:p>
              </table:table-cell>
              <table:table-cell office:value-type="float" office:value="0.047799574882077">
                <text:p>0.047799574882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04">
                <text:p>-2.04</text:p>
              </table:table-cell>
              <table:table-cell office:value-type="float" office:value="0.0498000877350708">
                <text:p>0.0498000877350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02">
                <text:p>-2.02</text:p>
              </table:table-cell>
              <table:table-cell office:value-type="float" office:value="0.0518635766828206">
                <text:p>0.0518635766828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">
                <text:p>-2</text:p>
              </table:table-cell>
              <table:table-cell office:value-type="float" office:value="0.0539909665131881">
                <text:p>0.053990966513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98">
                <text:p>-1.98</text:p>
              </table:table-cell>
              <table:table-cell office:value-type="float" office:value="0.0561831419038681">
                <text:p>0.0561831419038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96">
                <text:p>-1.96</text:p>
              </table:table-cell>
              <table:table-cell office:value-type="float" office:value="0.0584409443334515">
                <text:p>0.0584409443334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94">
                <text:p>-1.94</text:p>
              </table:table-cell>
              <table:table-cell office:value-type="float" office:value="0.0607651689545648">
                <text:p>0.0607651689545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92">
                <text:p>-1.92</text:p>
              </table:table-cell>
              <table:table-cell office:value-type="float" office:value="0.0631565614351987">
                <text:p>0.0631565614351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9">
                <text:p>-1.9</text:p>
              </table:table-cell>
              <table:table-cell office:value-type="float" office:value="0.0656158147746766">
                <text:p>0.0656158147746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88">
                <text:p>-1.88</text:p>
              </table:table-cell>
              <table:table-cell office:value-type="float" office:value="0.0681435661010446">
                <text:p>0.0681435661010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86">
                <text:p>-1.86</text:p>
              </table:table-cell>
              <table:table-cell office:value-type="float" office:value="0.0707403934569834">
                <text:p>0.0707403934569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84">
                <text:p>-1.84</text:p>
              </table:table-cell>
              <table:table-cell office:value-type="float" office:value="0.0734068125816569">
                <text:p>0.0734068125816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82">
                <text:p>-1.82</text:p>
              </table:table-cell>
              <table:table-cell office:value-type="float" office:value="0.0761432736962073">
                <text:p>0.076143273696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8">
                <text:p>-1.8</text:p>
              </table:table-cell>
              <table:table-cell office:value-type="float" office:value="0.0789501583008942">
                <text:p>0.0789501583008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78">
                <text:p>-1.78</text:p>
              </table:table-cell>
              <table:table-cell office:value-type="float" office:value="0.0818277759921428">
                <text:p>0.081827775992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76">
                <text:p>-1.76</text:p>
              </table:table-cell>
              <table:table-cell office:value-type="float" office:value="0.0847763613080222">
                <text:p>0.0847763613080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74">
                <text:p>-1.74</text:p>
              </table:table-cell>
              <table:table-cell office:value-type="float" office:value="0.0877960706109056">
                <text:p>0.0877960706109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72">
                <text:p>-1.72</text:p>
              </table:table-cell>
              <table:table-cell office:value-type="float" office:value="0.0908869790162829">
                <text:p>0.0908869790162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7">
                <text:p>-1.7</text:p>
              </table:table-cell>
              <table:table-cell office:value-type="float" office:value="0.0940490773768869">
                <text:p>0.094049077376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68">
                <text:p>-1.68</text:p>
              </table:table-cell>
              <table:table-cell office:value-type="float" office:value="0.0972822693314675">
                <text:p>0.0972822693314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66">
                <text:p>-1.66</text:p>
              </table:table-cell>
              <table:table-cell office:value-type="float" office:value="0.100586368427691">
                <text:p>0.100586368427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64">
                <text:p>-1.64</text:p>
              </table:table-cell>
              <table:table-cell office:value-type="float" office:value="0.103961095328764">
                <text:p>0.103961095328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62">
                <text:p>-1.62</text:p>
              </table:table-cell>
              <table:table-cell office:value-type="float" office:value="0.107406075113484">
                <text:p>0.107406075113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6">
                <text:p>-1.6</text:p>
              </table:table-cell>
              <table:table-cell office:value-type="float" office:value="0.110920834679456">
                <text:p>0.110920834679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58">
                <text:p>-1.58</text:p>
              </table:table-cell>
              <table:table-cell office:value-type="float" office:value="0.114504800259292">
                <text:p>0.114504800259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56">
                <text:p>-1.56</text:p>
              </table:table-cell>
              <table:table-cell office:value-type="float" office:value="0.118157295059582">
                <text:p>0.118157295059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54">
                <text:p>-1.54</text:p>
              </table:table-cell>
              <table:table-cell office:value-type="float" office:value="0.121877537032402">
                <text:p>0.121877537032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52">
                <text:p>-1.52</text:p>
              </table:table-cell>
              <table:table-cell office:value-type="float" office:value="0.125664636789088">
                <text:p>0.125664636789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5">
                <text:p>-1.5</text:p>
              </table:table-cell>
              <table:table-cell office:value-type="float" office:value="0.129517595665892">
                <text:p>0.129517595665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48">
                <text:p>-1.48</text:p>
              </table:table-cell>
              <table:table-cell office:value-type="float" office:value="0.133435303951002">
                <text:p>0.13343530395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46">
                <text:p>-1.46</text:p>
              </table:table-cell>
              <table:table-cell office:value-type="float" office:value="0.137416539282282">
                <text:p>0.137416539282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44">
                <text:p>-1.44</text:p>
              </table:table-cell>
              <table:table-cell office:value-type="float" office:value="0.141459965224839">
                <text:p>0.14145996522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42">
                <text:p>-1.42</text:p>
              </table:table-cell>
              <table:table-cell office:value-type="float" office:value="0.145564130037348">
                <text:p>0.145564130037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4">
                <text:p>-1.4</text:p>
              </table:table-cell>
              <table:table-cell office:value-type="float" office:value="0.149727465635745">
                <text:p>0.149727465635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38">
                <text:p>-1.38</text:p>
              </table:table-cell>
              <table:table-cell office:value-type="float" office:value="0.153948286762634">
                <text:p>0.153948286762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36">
                <text:p>-1.36</text:p>
              </table:table-cell>
              <table:table-cell office:value-type="float" office:value="0.158224790370383">
                <text:p>0.158224790370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34">
                <text:p>-1.34</text:p>
              </table:table-cell>
              <table:table-cell office:value-type="float" office:value="0.162555055225534">
                <text:p>0.162555055225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32">
                <text:p>-1.32</text:p>
              </table:table-cell>
              <table:table-cell office:value-type="float" office:value="0.166937041741714">
                <text:p>0.166937041741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">
                <text:p>-1.3</text:p>
              </table:table-cell>
              <table:table-cell office:value-type="float" office:value="0.171368592047807">
                <text:p>0.171368592047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28">
                <text:p>-1.28</text:p>
              </table:table-cell>
              <table:table-cell office:value-type="float" office:value="0.175847430297662">
                <text:p>0.175847430297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6">
                <text:p>-1.26</text:p>
              </table:table-cell>
              <table:table-cell office:value-type="float" office:value="0.18037116322708">
                <text:p>0.18037116322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24">
                <text:p>-1.24</text:p>
              </table:table-cell>
              <table:table-cell office:value-type="float" office:value="0.184937280963305">
                <text:p>0.184937280963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22">
                <text:p>-1.22</text:p>
              </table:table-cell>
              <table:table-cell office:value-type="float" office:value="0.18954315809164">
                <text:p>0.18954315809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2">
                <text:p>-1.2</text:p>
              </table:table-cell>
              <table:table-cell office:value-type="float" office:value="0.194186054983213">
                <text:p>0.194186054983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18">
                <text:p>-1.18</text:p>
              </table:table-cell>
              <table:table-cell office:value-type="float" office:value="0.198863119387276">
                <text:p>0.1988631193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16">
                <text:p>-1.16</text:p>
              </table:table-cell>
              <table:table-cell office:value-type="float" office:value="0.203571388290759">
                <text:p>0.203571388290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14">
                <text:p>-1.14</text:p>
              </table:table-cell>
              <table:table-cell office:value-type="float" office:value="0.208307790047108">
                <text:p>0.208307790047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12">
                <text:p>-1.12</text:p>
              </table:table-cell>
              <table:table-cell office:value-type="float" office:value="0.213069146775718">
                <text:p>0.213069146775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1">
                <text:p>-1.1</text:p>
              </table:table-cell>
              <table:table-cell office:value-type="float" office:value="0.21785217703255">
                <text:p>0.2178521770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08">
                <text:p>-1.08</text:p>
              </table:table-cell>
              <table:table-cell office:value-type="float" office:value="0.222653498751761">
                <text:p>0.22265349875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06">
                <text:p>-1.06</text:p>
              </table:table-cell>
              <table:table-cell office:value-type="float" office:value="0.227469632457386">
                <text:p>0.227469632457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04">
                <text:p>-1.04</text:p>
              </table:table-cell>
              <table:table-cell office:value-type="float" office:value="0.232297004743366">
                <text:p>0.232297004743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02">
                <text:p>-1.02</text:p>
              </table:table-cell>
              <table:table-cell office:value-type="float" office:value="0.23713195201938">
                <text:p>0.23713195201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">
                <text:p>-1</text:p>
              </table:table-cell>
              <table:table-cell office:value-type="float" office:value="0.241970724519143">
                <text:p>0.241970724519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8">
                <text:p>-0.98</text:p>
              </table:table-cell>
              <table:table-cell office:value-type="float" office:value="0.246809490567043">
                <text:p>0.246809490567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6">
                <text:p>-0.96</text:p>
              </table:table-cell>
              <table:table-cell office:value-type="float" office:value="0.251644341098117">
                <text:p>0.25164434109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4">
                <text:p>-0.94</text:p>
              </table:table-cell>
              <table:table-cell office:value-type="float" office:value="0.25647129442562">
                <text:p>0.25647129442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2">
                <text:p>-0.92</text:p>
              </table:table-cell>
              <table:table-cell office:value-type="float" office:value="0.261286301249553">
                <text:p>0.261286301249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">
                <text:p>-0.9</text:p>
              </table:table-cell>
              <table:table-cell office:value-type="float" office:value="0.266085249898755">
                <text:p>0.266085249898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88">
                <text:p>-0.88</text:p>
              </table:table-cell>
              <table:table-cell office:value-type="float" office:value="0.270863971798338">
                <text:p>0.270863971798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86">
                <text:p>-0.86</text:p>
              </table:table-cell>
              <table:table-cell office:value-type="float" office:value="0.275618247153457">
                <text:p>0.275618247153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4">
                <text:p>-0.84</text:p>
              </table:table-cell>
              <table:table-cell office:value-type="float" office:value="0.280343810839621">
                <text:p>0.28034381083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82">
                <text:p>-0.82</text:p>
              </table:table-cell>
              <table:table-cell office:value-type="float" office:value="0.285036358489007">
                <text:p>0.285036358489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8">
                <text:p>-0.8</text:p>
              </table:table-cell>
              <table:table-cell office:value-type="float" office:value="0.289691552761483">
                <text:p>0.28969155276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8">
                <text:p>-0.78</text:p>
              </table:table-cell>
              <table:table-cell office:value-type="float" office:value="0.294305029788325">
                <text:p>0.294305029788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6">
                <text:p>-0.76</text:p>
              </table:table-cell>
              <table:table-cell office:value-type="float" office:value="0.298872405775953">
                <text:p>0.298872405775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74">
                <text:p>-0.74</text:p>
              </table:table-cell>
              <table:table-cell office:value-type="float" office:value="0.3033892837563">
                <text:p>0.3033892837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72">
                <text:p>-0.72</text:p>
              </table:table-cell>
              <table:table-cell office:value-type="float" office:value="0.307851260469853">
                <text:p>0.307851260469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7">
                <text:p>-0.7</text:p>
              </table:table-cell>
              <table:table-cell office:value-type="float" office:value="0.312253933366761">
                <text:p>0.312253933366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68">
                <text:p>-0.68</text:p>
              </table:table-cell>
              <table:table-cell office:value-type="float" office:value="0.316592907710893">
                <text:p>0.316592907710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66">
                <text:p>-0.66</text:p>
              </table:table-cell>
              <table:table-cell office:value-type="float" office:value="0.320863803771172">
                <text:p>0.32086380377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64">
                <text:p>-0.64</text:p>
              </table:table-cell>
              <table:table-cell office:value-type="float" office:value="0.325062264084082">
                <text:p>0.325062264084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62">
                <text:p>-0.62</text:p>
              </table:table-cell>
              <table:table-cell office:value-type="float" office:value="0.329183960770765">
                <text:p>0.329183960770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6">
                <text:p>-0.6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58">
                <text:p>-0.58</text:p>
              </table:table-cell>
              <table:table-cell office:value-type="float" office:value="0.337179943822381">
                <text:p>0.33717994382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56">
                <text:p>-0.56</text:p>
              </table:table-cell>
              <table:table-cell office:value-type="float" office:value="0.341045788630353">
                <text:p>0.341045788630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54">
                <text:p>-0.54</text:p>
              </table:table-cell>
              <table:table-cell office:value-type="float" office:value="0.344818001439333">
                <text:p>0.344818001439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52">
                <text:p>-0.52</text:p>
              </table:table-cell>
              <table:table-cell office:value-type="float" office:value="0.348492512758974">
                <text:p>0.348492512758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5">
                <text:p>-0.5</text:p>
              </table:table-cell>
              <table:table-cell office:value-type="float" office:value="0.3520653267643">
                <text:p>0.3520653267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48">
                <text:p>-0.48</text:p>
              </table:table-cell>
              <table:table-cell office:value-type="float" office:value="0.355532528505997">
                <text:p>0.355532528505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46">
                <text:p>-0.46</text:p>
              </table:table-cell>
              <table:table-cell office:value-type="float" office:value="0.358890291033545">
                <text:p>0.358890291033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44">
                <text:p>-0.44</text:p>
              </table:table-cell>
              <table:table-cell office:value-type="float" office:value="0.362134882413092">
                <text:p>0.362134882413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42">
                <text:p>-0.42</text:p>
              </table:table-cell>
              <table:table-cell office:value-type="float" office:value="0.365262672622154">
                <text:p>0.365262672622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4">
                <text:p>-0.4</text:p>
              </table:table-cell>
              <table:table-cell office:value-type="float" office:value="0.368270140303323">
                <text:p>0.368270140303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38">
                <text:p>-0.38</text:p>
              </table:table-cell>
              <table:table-cell office:value-type="float" office:value="0.371153879359466">
                <text:p>0.371153879359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6">
                <text:p>-0.36</text:p>
              </table:table-cell>
              <table:table-cell office:value-type="float" office:value="0.373910605373128">
                <text:p>0.373910605373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34">
                <text:p>-0.34</text:p>
              </table:table-cell>
              <table:table-cell office:value-type="float" office:value="0.376537161833254">
                <text:p>0.376537161833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32">
                <text:p>-0.32</text:p>
              </table:table-cell>
              <table:table-cell office:value-type="float" office:value="0.379030526152702">
                <text:p>0.379030526152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3">
                <text:p>-0.3</text:p>
              </table:table-cell>
              <table:table-cell office:value-type="float" office:value="0.381387815460524">
                <text:p>0.38138781546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28">
                <text:p>-0.28</text:p>
              </table:table-cell>
              <table:table-cell office:value-type="float" office:value="0.383606292153479">
                <text:p>0.383606292153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26">
                <text:p>-0.26</text:p>
              </table:table-cell>
              <table:table-cell office:value-type="float" office:value="0.385683369191816">
                <text:p>0.385683369191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24">
                <text:p>-0.24</text:p>
              </table:table-cell>
              <table:table-cell office:value-type="float" office:value="0.387616615125014">
                <text:p>0.387616615125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22">
                <text:p>-0.22</text:p>
              </table:table-cell>
              <table:table-cell office:value-type="float" office:value="0.38940375883379">
                <text:p>0.38940375883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2">
                <text:p>-0.2</text:p>
              </table:table-cell>
              <table:table-cell office:value-type="float" office:value="0.391042693975456">
                <text:p>0.391042693975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8">
                <text:p>-0.18</text:p>
              </table:table-cell>
              <table:table-cell office:value-type="float" office:value="0.392531483120429">
                <text:p>0.392531483120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6">
                <text:p>-0.16</text:p>
              </table:table-cell>
              <table:table-cell office:value-type="float" office:value="0.393868361568541">
                <text:p>0.393868361568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4">
                <text:p>-0.14</text:p>
              </table:table-cell>
              <table:table-cell office:value-type="float" office:value="0.395051740834611">
                <text:p>0.395051740834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2">
                <text:p>-0.12</text:p>
              </table:table-cell>
              <table:table-cell office:value-type="float" office:value="0.396080211793656">
                <text:p>0.396080211793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">
                <text:p>-0.1</text:p>
              </table:table-cell>
              <table:table-cell office:value-type="float" office:value="0.396952547477012">
                <text:p>0.396952547477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8">
                <text:p>-0.08</text:p>
              </table:table-cell>
              <table:table-cell office:value-type="float" office:value="0.397667705511609">
                <text:p>0.397667705511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6">
                <text:p>-0.06</text:p>
              </table:table-cell>
              <table:table-cell office:value-type="float" office:value="0.398224830195607">
                <text:p>0.398224830195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4">
                <text:p>-0.04</text:p>
              </table:table-cell>
              <table:table-cell office:value-type="float" office:value="0.398623254204605">
                <text:p>0.398623254204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">
                <text:p>-0.02</text:p>
              </table:table-cell>
              <table:table-cell office:value-type="float" office:value="0.398862499923666">
                <text:p>0.398862499923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.398942280401433">
                <text:p>0.398942280401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">
                <text:p>0.02</text:p>
              </table:table-cell>
              <table:table-cell office:value-type="float" office:value="0.398862499923666">
                <text:p>0.398862499923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">
                <text:p>0.04</text:p>
              </table:table-cell>
              <table:table-cell office:value-type="float" office:value="0.398623254204605">
                <text:p>0.398623254204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">
                <text:p>0.06</text:p>
              </table:table-cell>
              <table:table-cell office:value-type="float" office:value="0.398224830195607">
                <text:p>0.398224830195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">
                <text:p>0.08</text:p>
              </table:table-cell>
              <table:table-cell office:value-type="float" office:value="0.397667705511609">
                <text:p>0.397667705511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">
                <text:p>0.1</text:p>
              </table:table-cell>
              <table:table-cell office:value-type="float" office:value="0.396952547477012">
                <text:p>0.396952547477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2">
                <text:p>0.12</text:p>
              </table:table-cell>
              <table:table-cell office:value-type="float" office:value="0.396080211793656">
                <text:p>0.396080211793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4">
                <text:p>0.14</text:p>
              </table:table-cell>
              <table:table-cell office:value-type="float" office:value="0.395051740834611">
                <text:p>0.395051740834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6">
                <text:p>0.16</text:p>
              </table:table-cell>
              <table:table-cell office:value-type="float" office:value="0.393868361568541">
                <text:p>0.393868361568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">
                <text:p>0.18</text:p>
              </table:table-cell>
              <table:table-cell office:value-type="float" office:value="0.392531483120429">
                <text:p>0.392531483120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">
                <text:p>0.2</text:p>
              </table:table-cell>
              <table:table-cell office:value-type="float" office:value="0.391042693975456">
                <text:p>0.391042693975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2">
                <text:p>0.22</text:p>
              </table:table-cell>
              <table:table-cell office:value-type="float" office:value="0.38940375883379">
                <text:p>0.38940375883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4">
                <text:p>0.24</text:p>
              </table:table-cell>
              <table:table-cell office:value-type="float" office:value="0.387616615125014">
                <text:p>0.387616615125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6">
                <text:p>0.26</text:p>
              </table:table-cell>
              <table:table-cell office:value-type="float" office:value="0.385683369191816">
                <text:p>0.385683369191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8">
                <text:p>0.28</text:p>
              </table:table-cell>
              <table:table-cell office:value-type="float" office:value="0.383606292153479">
                <text:p>0.383606292153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">
                <text:p>0.3</text:p>
              </table:table-cell>
              <table:table-cell office:value-type="float" office:value="0.381387815460524">
                <text:p>0.38138781546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2">
                <text:p>0.32</text:p>
              </table:table-cell>
              <table:table-cell office:value-type="float" office:value="0.379030526152702">
                <text:p>0.379030526152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4">
                <text:p>0.34</text:p>
              </table:table-cell>
              <table:table-cell office:value-type="float" office:value="0.376537161833254">
                <text:p>0.376537161833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">
                <text:p>0.36</text:p>
              </table:table-cell>
              <table:table-cell office:value-type="float" office:value="0.373910605373128">
                <text:p>0.373910605373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8">
                <text:p>0.38</text:p>
              </table:table-cell>
              <table:table-cell office:value-type="float" office:value="0.371153879359466">
                <text:p>0.371153879359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">
                <text:p>0.4</text:p>
              </table:table-cell>
              <table:table-cell office:value-type="float" office:value="0.368270140303323">
                <text:p>0.368270140303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">
                <text:p>0.42</text:p>
              </table:table-cell>
              <table:table-cell office:value-type="float" office:value="0.365262672622154">
                <text:p>0.365262672622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4">
                <text:p>0.44</text:p>
              </table:table-cell>
              <table:table-cell office:value-type="float" office:value="0.362134882413092">
                <text:p>0.362134882413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6">
                <text:p>0.46</text:p>
              </table:table-cell>
              <table:table-cell office:value-type="float" office:value="0.358890291033545">
                <text:p>0.358890291033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8">
                <text:p>0.48</text:p>
              </table:table-cell>
              <table:table-cell office:value-type="float" office:value="0.355532528505997">
                <text:p>0.355532528505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">
                <text:p>0.5</text:p>
              </table:table-cell>
              <table:table-cell office:value-type="float" office:value="0.3520653267643">
                <text:p>0.3520653267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2">
                <text:p>0.52</text:p>
              </table:table-cell>
              <table:table-cell office:value-type="float" office:value="0.348492512758974">
                <text:p>0.348492512758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4">
                <text:p>0.54</text:p>
              </table:table-cell>
              <table:table-cell office:value-type="float" office:value="0.344818001439333">
                <text:p>0.344818001439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">
                <text:p>0.56</text:p>
              </table:table-cell>
              <table:table-cell office:value-type="float" office:value="0.341045788630353">
                <text:p>0.341045788630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8">
                <text:p>0.58</text:p>
              </table:table-cell>
              <table:table-cell office:value-type="float" office:value="0.337179943822381">
                <text:p>0.33717994382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">
                <text:p>0.6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2">
                <text:p>0.62</text:p>
              </table:table-cell>
              <table:table-cell office:value-type="float" office:value="0.329183960770765">
                <text:p>0.329183960770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4">
                <text:p>0.64</text:p>
              </table:table-cell>
              <table:table-cell office:value-type="float" office:value="0.325062264084082">
                <text:p>0.325062264084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6">
                <text:p>0.66</text:p>
              </table:table-cell>
              <table:table-cell office:value-type="float" office:value="0.320863803771172">
                <text:p>0.32086380377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8">
                <text:p>0.68</text:p>
              </table:table-cell>
              <table:table-cell office:value-type="float" office:value="0.316592907710893">
                <text:p>0.316592907710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">
                <text:p>0.7</text:p>
              </table:table-cell>
              <table:table-cell office:value-type="float" office:value="0.312253933366761">
                <text:p>0.312253933366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2">
                <text:p>0.72</text:p>
              </table:table-cell>
              <table:table-cell office:value-type="float" office:value="0.307851260469853">
                <text:p>0.307851260469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4">
                <text:p>0.74</text:p>
              </table:table-cell>
              <table:table-cell office:value-type="float" office:value="0.3033892837563">
                <text:p>0.3033892837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6">
                <text:p>0.76</text:p>
              </table:table-cell>
              <table:table-cell office:value-type="float" office:value="0.298872405775953">
                <text:p>0.298872405775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8">
                <text:p>0.78</text:p>
              </table:table-cell>
              <table:table-cell office:value-type="float" office:value="0.294305029788325">
                <text:p>0.294305029788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">
                <text:p>0.8</text:p>
              </table:table-cell>
              <table:table-cell office:value-type="float" office:value="0.289691552761483">
                <text:p>0.28969155276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2">
                <text:p>0.82</text:p>
              </table:table-cell>
              <table:table-cell office:value-type="float" office:value="0.285036358489007">
                <text:p>0.285036358489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4">
                <text:p>0.84</text:p>
              </table:table-cell>
              <table:table-cell office:value-type="float" office:value="0.280343810839621">
                <text:p>0.28034381083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">
                <text:p>0.86</text:p>
              </table:table-cell>
              <table:table-cell office:value-type="float" office:value="0.275618247153457">
                <text:p>0.275618247153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8">
                <text:p>0.88</text:p>
              </table:table-cell>
              <table:table-cell office:value-type="float" office:value="0.270863971798338">
                <text:p>0.270863971798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">
                <text:p>0.9</text:p>
              </table:table-cell>
              <table:table-cell office:value-type="float" office:value="0.266085249898755">
                <text:p>0.266085249898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2">
                <text:p>0.92</text:p>
              </table:table-cell>
              <table:table-cell office:value-type="float" office:value="0.261286301249553">
                <text:p>0.261286301249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4">
                <text:p>0.94</text:p>
              </table:table-cell>
              <table:table-cell office:value-type="float" office:value="0.25647129442562">
                <text:p>0.25647129442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6">
                <text:p>0.96</text:p>
              </table:table-cell>
              <table:table-cell office:value-type="float" office:value="0.251644341098117">
                <text:p>0.25164434109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8">
                <text:p>0.98</text:p>
              </table:table-cell>
              <table:table-cell office:value-type="float" office:value="0.246809490567043">
                <text:p>0.246809490567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.241970724519143">
                <text:p>0.241970724519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2">
                <text:p>1.02</text:p>
              </table:table-cell>
              <table:table-cell office:value-type="float" office:value="0.23713195201938">
                <text:p>0.23713195201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4">
                <text:p>1.04</text:p>
              </table:table-cell>
              <table:table-cell office:value-type="float" office:value="0.232297004743366">
                <text:p>0.232297004743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6">
                <text:p>1.06</text:p>
              </table:table-cell>
              <table:table-cell office:value-type="float" office:value="0.227469632457386">
                <text:p>0.227469632457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8">
                <text:p>1.08</text:p>
              </table:table-cell>
              <table:table-cell office:value-type="float" office:value="0.222653498751761">
                <text:p>0.22265349875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">
                <text:p>1.1</text:p>
              </table:table-cell>
              <table:table-cell office:value-type="float" office:value="0.21785217703255">
                <text:p>0.2178521770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2">
                <text:p>1.12</text:p>
              </table:table-cell>
              <table:table-cell office:value-type="float" office:value="0.213069146775718">
                <text:p>0.213069146775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4">
                <text:p>1.14</text:p>
              </table:table-cell>
              <table:table-cell office:value-type="float" office:value="0.208307790047108">
                <text:p>0.208307790047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6">
                <text:p>1.16</text:p>
              </table:table-cell>
              <table:table-cell office:value-type="float" office:value="0.203571388290759">
                <text:p>0.203571388290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8">
                <text:p>1.18</text:p>
              </table:table-cell>
              <table:table-cell office:value-type="float" office:value="0.198863119387276">
                <text:p>0.1988631193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">
                <text:p>1.2</text:p>
              </table:table-cell>
              <table:table-cell office:value-type="float" office:value="0.194186054983213">
                <text:p>0.194186054983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2">
                <text:p>1.22</text:p>
              </table:table-cell>
              <table:table-cell office:value-type="float" office:value="0.18954315809164">
                <text:p>0.18954315809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4">
                <text:p>1.24</text:p>
              </table:table-cell>
              <table:table-cell office:value-type="float" office:value="0.184937280963305">
                <text:p>0.184937280963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6">
                <text:p>1.26</text:p>
              </table:table-cell>
              <table:table-cell office:value-type="float" office:value="0.18037116322708">
                <text:p>0.18037116322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8">
                <text:p>1.28</text:p>
              </table:table-cell>
              <table:table-cell office:value-type="float" office:value="0.175847430297662">
                <text:p>0.175847430297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">
                <text:p>1.3</text:p>
              </table:table-cell>
              <table:table-cell office:value-type="float" office:value="0.171368592047807">
                <text:p>0.171368592047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2">
                <text:p>1.32</text:p>
              </table:table-cell>
              <table:table-cell office:value-type="float" office:value="0.166937041741714">
                <text:p>0.166937041741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4">
                <text:p>1.34</text:p>
              </table:table-cell>
              <table:table-cell office:value-type="float" office:value="0.162555055225534">
                <text:p>0.162555055225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6">
                <text:p>1.36</text:p>
              </table:table-cell>
              <table:table-cell office:value-type="float" office:value="0.158224790370383">
                <text:p>0.158224790370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8">
                <text:p>1.38</text:p>
              </table:table-cell>
              <table:table-cell office:value-type="float" office:value="0.153948286762634">
                <text:p>0.153948286762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">
                <text:p>1.4</text:p>
              </table:table-cell>
              <table:table-cell office:value-type="float" office:value="0.149727465635745">
                <text:p>0.149727465635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2">
                <text:p>1.42</text:p>
              </table:table-cell>
              <table:table-cell office:value-type="float" office:value="0.145564130037348">
                <text:p>0.145564130037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4">
                <text:p>1.44</text:p>
              </table:table-cell>
              <table:table-cell office:value-type="float" office:value="0.141459965224839">
                <text:p>0.14145996522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6">
                <text:p>1.46</text:p>
              </table:table-cell>
              <table:table-cell office:value-type="float" office:value="0.137416539282282">
                <text:p>0.137416539282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8">
                <text:p>1.48</text:p>
              </table:table-cell>
              <table:table-cell office:value-type="float" office:value="0.133435303951002">
                <text:p>0.13343530395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">
                <text:p>1.5</text:p>
              </table:table-cell>
              <table:table-cell office:value-type="float" office:value="0.129517595665892">
                <text:p>0.129517595665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2">
                <text:p>1.52</text:p>
              </table:table-cell>
              <table:table-cell office:value-type="float" office:value="0.125664636789088">
                <text:p>0.125664636789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4">
                <text:p>1.54</text:p>
              </table:table-cell>
              <table:table-cell office:value-type="float" office:value="0.121877537032402">
                <text:p>0.121877537032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6">
                <text:p>1.56</text:p>
              </table:table-cell>
              <table:table-cell office:value-type="float" office:value="0.118157295059582">
                <text:p>0.118157295059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8">
                <text:p>1.58</text:p>
              </table:table-cell>
              <table:table-cell office:value-type="float" office:value="0.114504800259292">
                <text:p>0.114504800259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6">
                <text:p>1.6</text:p>
              </table:table-cell>
              <table:table-cell office:value-type="float" office:value="0.110920834679456">
                <text:p>0.110920834679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62">
                <text:p>1.62</text:p>
              </table:table-cell>
              <table:table-cell office:value-type="float" office:value="0.107406075113484">
                <text:p>0.107406075113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64">
                <text:p>1.64</text:p>
              </table:table-cell>
              <table:table-cell office:value-type="float" office:value="0.103961095328764">
                <text:p>0.103961095328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66">
                <text:p>1.66</text:p>
              </table:table-cell>
              <table:table-cell office:value-type="float" office:value="0.100586368427691">
                <text:p>0.100586368427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68">
                <text:p>1.68</text:p>
              </table:table-cell>
              <table:table-cell office:value-type="float" office:value="0.0972822693314675">
                <text:p>0.0972822693314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7">
                <text:p>1.7</text:p>
              </table:table-cell>
              <table:table-cell office:value-type="float" office:value="0.0940490773768869">
                <text:p>0.094049077376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72">
                <text:p>1.72</text:p>
              </table:table-cell>
              <table:table-cell office:value-type="float" office:value="0.0908869790162829">
                <text:p>0.0908869790162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74">
                <text:p>1.74</text:p>
              </table:table-cell>
              <table:table-cell office:value-type="float" office:value="0.0877960706109056">
                <text:p>0.0877960706109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6">
                <text:p>1.76</text:p>
              </table:table-cell>
              <table:table-cell office:value-type="float" office:value="0.0847763613080222">
                <text:p>0.0847763613080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8">
                <text:p>1.78</text:p>
              </table:table-cell>
              <table:table-cell office:value-type="float" office:value="0.0818277759921428">
                <text:p>0.081827775992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8">
                <text:p>1.8</text:p>
              </table:table-cell>
              <table:table-cell office:value-type="float" office:value="0.0789501583008942">
                <text:p>0.0789501583008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82">
                <text:p>1.82</text:p>
              </table:table-cell>
              <table:table-cell office:value-type="float" office:value="0.0761432736962073">
                <text:p>0.076143273696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84">
                <text:p>1.84</text:p>
              </table:table-cell>
              <table:table-cell office:value-type="float" office:value="0.0734068125816569">
                <text:p>0.0734068125816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86">
                <text:p>1.86</text:p>
              </table:table-cell>
              <table:table-cell office:value-type="float" office:value="0.0707403934569834">
                <text:p>0.0707403934569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88">
                <text:p>1.88</text:p>
              </table:table-cell>
              <table:table-cell office:value-type="float" office:value="0.0681435661010446">
                <text:p>0.0681435661010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9">
                <text:p>1.9</text:p>
              </table:table-cell>
              <table:table-cell office:value-type="float" office:value="0.0656158147746766">
                <text:p>0.0656158147746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92">
                <text:p>1.92</text:p>
              </table:table-cell>
              <table:table-cell office:value-type="float" office:value="0.0631565614351987">
                <text:p>0.0631565614351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4">
                <text:p>1.94</text:p>
              </table:table-cell>
              <table:table-cell office:value-type="float" office:value="0.0607651689545648">
                <text:p>0.0607651689545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96">
                <text:p>1.96</text:p>
              </table:table-cell>
              <table:table-cell office:value-type="float" office:value="0.0584409443334515">
                <text:p>0.0584409443334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98">
                <text:p>1.98</text:p>
              </table:table-cell>
              <table:table-cell office:value-type="float" office:value="0.0561831419038681">
                <text:p>0.0561831419038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0.0539909665131881">
                <text:p>0.053990966513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02">
                <text:p>2.02</text:p>
              </table:table-cell>
              <table:table-cell office:value-type="float" office:value="0.0518635766828206">
                <text:p>0.0518635766828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04">
                <text:p>2.04</text:p>
              </table:table-cell>
              <table:table-cell office:value-type="float" office:value="0.0498000877350708">
                <text:p>0.0498000877350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06">
                <text:p>2.06</text:p>
              </table:table-cell>
              <table:table-cell office:value-type="float" office:value="0.047799574882077">
                <text:p>0.047799574882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08">
                <text:p>2.08</text:p>
              </table:table-cell>
              <table:table-cell office:value-type="float" office:value="0.0458610762710549">
                <text:p>0.0458610762710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1">
                <text:p>2.1</text:p>
              </table:table-cell>
              <table:table-cell office:value-type="float" office:value="0.0439835959804272">
                <text:p>0.043983595980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12">
                <text:p>2.12</text:p>
              </table:table-cell>
              <table:table-cell office:value-type="float" office:value="0.0421661069617703">
                <text:p>0.0421661069617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14">
                <text:p>2.14</text:p>
              </table:table-cell>
              <table:table-cell office:value-type="float" office:value="0.0404075539228603">
                <text:p>0.0404075539228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16">
                <text:p>2.16</text:p>
              </table:table-cell>
              <table:table-cell office:value-type="float" office:value="0.0387068561474556">
                <text:p>0.0387068561474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18">
                <text:p>2.18</text:p>
              </table:table-cell>
              <table:table-cell office:value-type="float" office:value="0.0370629102478065">
                <text:p>0.037062910247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2">
                <text:p>2.2</text:p>
              </table:table-cell>
              <table:table-cell office:value-type="float" office:value="0.0354745928462314">
                <text:p>0.0354745928462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22">
                <text:p>2.22</text:p>
              </table:table-cell>
              <table:table-cell office:value-type="float" office:value="0.0339407631824492">
                <text:p>0.0339407631824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24">
                <text:p>2.24</text:p>
              </table:table-cell>
              <table:table-cell office:value-type="float" office:value="0.0324602656436974">
                <text:p>0.032460265643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26">
                <text:p>2.26</text:p>
              </table:table-cell>
              <table:table-cell office:value-type="float" office:value="0.0310319322150083">
                <text:p>0.0310319322150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28">
                <text:p>2.28</text:p>
              </table:table-cell>
              <table:table-cell office:value-type="float" office:value="0.0296545848473413">
                <text:p>0.0296545848473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3">
                <text:p>2.3</text:p>
              </table:table-cell>
              <table:table-cell office:value-type="float" office:value="0.0283270377416012">
                <text:p>0.0283270377416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32">
                <text:p>2.32</text:p>
              </table:table-cell>
              <table:table-cell office:value-type="float" office:value="0.0270480995468818">
                <text:p>0.027048099546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34">
                <text:p>2.34</text:p>
              </table:table-cell>
              <table:table-cell office:value-type="float" office:value="0.0258165754715877">
                <text:p>0.0258165754715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36">
                <text:p>2.36</text:p>
              </table:table-cell>
              <table:table-cell office:value-type="float" office:value="0.0246312693063825">
                <text:p>0.0246312693063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38">
                <text:p>2.38</text:p>
              </table:table-cell>
              <table:table-cell office:value-type="float" office:value="0.0234909853582014">
                <text:p>0.023490985358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4">
                <text:p>2.4</text:p>
              </table:table-cell>
              <table:table-cell office:value-type="float" office:value="0.0223945302948429">
                <text:p>0.022394530294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42">
                <text:p>2.42</text:p>
              </table:table-cell>
              <table:table-cell office:value-type="float" office:value="0.0213407148999228">
                <text:p>0.0213407148999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44">
                <text:p>2.44</text:p>
              </table:table-cell>
              <table:table-cell office:value-type="float" office:value="0.0203283557382258">
                <text:p>0.0203283557382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46">
                <text:p>2.46</text:p>
              </table:table-cell>
              <table:table-cell office:value-type="float" office:value="0.019356276731737">
                <text:p>0.019356276731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48">
                <text:p>2.48</text:p>
              </table:table-cell>
              <table:table-cell office:value-type="float" office:value="0.018423310646862">
                <text:p>0.018423310646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5">
                <text:p>2.5</text:p>
              </table:table-cell>
              <table:table-cell office:value-type="float" office:value="0.0175283004935685">
                <text:p>0.0175283004935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52">
                <text:p>2.52</text:p>
              </table:table-cell>
              <table:table-cell office:value-type="float" office:value="0.0166701008373811">
                <text:p>0.0166701008373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54">
                <text:p>2.54</text:p>
              </table:table-cell>
              <table:table-cell office:value-type="float" office:value="0.0158475790253608">
                <text:p>0.0158475790253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56">
                <text:p>2.56</text:p>
              </table:table-cell>
              <table:table-cell office:value-type="float" office:value="0.0150596163273775">
                <text:p>0.0150596163273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58">
                <text:p>2.58</text:p>
              </table:table-cell>
              <table:table-cell office:value-type="float" office:value="0.0143051089941497">
                <text:p>0.014305108994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6">
                <text:p>2.6</text:p>
              </table:table-cell>
              <table:table-cell office:value-type="float" office:value="0.0135829692336856">
                <text:p>0.0135829692336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62">
                <text:p>2.62</text:p>
              </table:table-cell>
              <table:table-cell office:value-type="float" office:value="0.0128921261078953">
                <text:p>0.0128921261078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64">
                <text:p>2.64</text:p>
              </table:table-cell>
              <table:table-cell office:value-type="float" office:value="0.012231526351278">
                <text:p>0.01223152635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66">
                <text:p>2.66</text:p>
              </table:table-cell>
              <table:table-cell office:value-type="float" office:value="0.0116001351137026">
                <text:p>0.0116001351137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68">
                <text:p>2.68</text:p>
              </table:table-cell>
              <table:table-cell office:value-type="float" office:value="0.0109969366294056">
                <text:p>0.010996936629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7">
                <text:p>2.7</text:p>
              </table:table-cell>
              <table:table-cell office:value-type="float" office:value="0.0104209348144226">
                <text:p>0.0104209348144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72">
                <text:p>2.72</text:p>
              </table:table-cell>
              <table:table-cell office:value-type="float" office:value="0.00987115379475113">
                <text:p>0.00987115379475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74">
                <text:p>2.74</text:p>
              </table:table-cell>
              <table:table-cell office:value-type="float" office:value="0.00934663836761228">
                <text:p>0.0093466383676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76">
                <text:p>2.76</text:p>
              </table:table-cell>
              <table:table-cell office:value-type="float" office:value="0.00884645439823723">
                <text:p>0.00884645439823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78">
                <text:p>2.78</text:p>
              </table:table-cell>
              <table:table-cell office:value-type="float" office:value="0.00836968915465303">
                <text:p>0.00836968915465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8">
                <text:p>2.8</text:p>
              </table:table-cell>
              <table:table-cell office:value-type="float" office:value="0.00791545158297997">
                <text:p>0.00791545158297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82">
                <text:p>2.82</text:p>
              </table:table-cell>
              <table:table-cell office:value-type="float" office:value="0.00748287252578056">
                <text:p>0.00748287252578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84">
                <text:p>2.84</text:p>
              </table:table-cell>
              <table:table-cell office:value-type="float" office:value="0.00707110488601945">
                <text:p>0.00707110488601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86">
                <text:p>2.86</text:p>
              </table:table-cell>
              <table:table-cell office:value-type="float" office:value="0.00667932373920262">
                <text:p>0.00667932373920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88">
                <text:p>2.88</text:p>
              </table:table-cell>
              <table:table-cell office:value-type="float" office:value="0.00630672639626593">
                <text:p>0.00630672639626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">
                <text:p>2.9</text:p>
              </table:table-cell>
              <table:table-cell office:value-type="float" office:value="0.00595253241977585">
                <text:p>0.00595253241977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2">
                <text:p>2.92</text:p>
              </table:table-cell>
              <table:table-cell office:value-type="float" office:value="0.00561598359599097">
                <text:p>0.00561598359599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4">
                <text:p>2.94</text:p>
              </table:table-cell>
              <table:table-cell office:value-type="float" office:value="0.00529634386531102">
                <text:p>0.0052963438653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6">
                <text:p>2.96</text:p>
              </table:table-cell>
              <table:table-cell office:value-type="float" office:value="0.00499289921361238">
                <text:p>0.0049928992136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8">
                <text:p>2.98</text:p>
              </table:table-cell>
              <table:table-cell office:value-type="float" office:value="0.00470495752693398">
                <text:p>0.00470495752693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0.00443184841193801">
                <text:p>0.004431848411938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ccccff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minimum="-3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axis-position="1.2"/>
      <style:graphic-properties svg:stroke-color="#ff950e"/>
      <style:text-properties fo:font-size="10pt" style:font-size-asian="10pt" style:font-size-complex="10pt"/>
    </style:style>
    <style:style style:name="ch5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solid" draw:fill-color="#ffffcc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.661cm" svg:height="3.251cm" xlink:href=".." xlink:type="simple" chart:class="chart:scatter" chart:style-name="ch1">
        <chart:plot-area chart:style-name="ch2" table:cell-range-address="normdist.C1:normdist.E301" svg:x="0.64cm" svg:y="0.64cm" svg:width="2.388cm" svg:height="1.978cm">
          <chartooo:coordinate-region svg:x="0.64cm" svg:y="0.64cm" svg:width="2.388cm" svg:height="1.978cm"/>
          <chart:axis chart:dimension="x" chart:name="primary-x" chart:style-name="ch3"/>
          <chart:axis chart:dimension="y" chart:name="primary-y" chart:style-name="ch4"/>
          <chart:series chart:style-name="ch5" chart:values-cell-range-address="normdist.D1:normdist.D301" chart:class="chart:scatter">
            <chart:domain table:cell-range-address="normdist.C1:normdist.C301"/>
            <chart:data-point chart:repeated="301"/>
          </chart:series>
          <chart:series chart:style-name="ch6" chart:values-cell-range-address="normdist.E1:normdist.E301" chart:class="chart:scatter">
            <chart:data-point chart:repeated="3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  <table:table-cell office:value-type="string">
                <text:p>欄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normdist.C1:normdist.C301</svg:desc>
                </draw:g>
              </table:table-cell>
              <table:table-cell office:value-type="float" office:value="0.00443184841193801">
                <text:p>0.00443184841193801</text:p>
                <draw:g>
                  <svg:desc>normdist.D1:normdist.D301</svg:desc>
                </draw:g>
              </table:table-cell>
              <table:table-cell office:value-type="float" office:value="NaN">
                <text:p>NaN</text:p>
                <draw:g>
                  <svg:desc>normdist.E1:normdist.E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98">
                <text:p>-2.98</text:p>
              </table:table-cell>
              <table:table-cell office:value-type="float" office:value="0.00470495752693398">
                <text:p>0.00470495752693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96">
                <text:p>-2.96</text:p>
              </table:table-cell>
              <table:table-cell office:value-type="float" office:value="0.00499289921361238">
                <text:p>0.0049928992136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94">
                <text:p>-2.94</text:p>
              </table:table-cell>
              <table:table-cell office:value-type="float" office:value="0.00529634386531102">
                <text:p>0.0052963438653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92">
                <text:p>-2.92</text:p>
              </table:table-cell>
              <table:table-cell office:value-type="float" office:value="0.00561598359599097">
                <text:p>0.00561598359599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9">
                <text:p>-2.9</text:p>
              </table:table-cell>
              <table:table-cell office:value-type="float" office:value="0.00595253241977585">
                <text:p>0.00595253241977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8">
                <text:p>-2.88</text:p>
              </table:table-cell>
              <table:table-cell office:value-type="float" office:value="0.00630672639626593">
                <text:p>0.00630672639626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86">
                <text:p>-2.86</text:p>
              </table:table-cell>
              <table:table-cell office:value-type="float" office:value="0.00667932373920262">
                <text:p>0.00667932373920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84">
                <text:p>-2.84</text:p>
              </table:table-cell>
              <table:table-cell office:value-type="float" office:value="0.00707110488601945">
                <text:p>0.00707110488601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82">
                <text:p>-2.82</text:p>
              </table:table-cell>
              <table:table-cell office:value-type="float" office:value="0.00748287252578056">
                <text:p>0.00748287252578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8">
                <text:p>-2.8</text:p>
              </table:table-cell>
              <table:table-cell office:value-type="float" office:value="0.00791545158297997">
                <text:p>0.00791545158297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78">
                <text:p>-2.78</text:p>
              </table:table-cell>
              <table:table-cell office:value-type="float" office:value="0.00836968915465303">
                <text:p>0.00836968915465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76">
                <text:p>-2.76</text:p>
              </table:table-cell>
              <table:table-cell office:value-type="float" office:value="0.00884645439823723">
                <text:p>0.00884645439823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74">
                <text:p>-2.74</text:p>
              </table:table-cell>
              <table:table-cell office:value-type="float" office:value="0.00934663836761228">
                <text:p>0.0093466383676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72">
                <text:p>-2.72</text:p>
              </table:table-cell>
              <table:table-cell office:value-type="float" office:value="0.00987115379475113">
                <text:p>0.00987115379475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7">
                <text:p>-2.7</text:p>
              </table:table-cell>
              <table:table-cell office:value-type="float" office:value="0.0104209348144226">
                <text:p>0.0104209348144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68">
                <text:p>-2.68</text:p>
              </table:table-cell>
              <table:table-cell office:value-type="float" office:value="0.0109969366294056">
                <text:p>0.010996936629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66">
                <text:p>-2.66</text:p>
              </table:table-cell>
              <table:table-cell office:value-type="float" office:value="0.0116001351137026">
                <text:p>0.0116001351137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64">
                <text:p>-2.64</text:p>
              </table:table-cell>
              <table:table-cell office:value-type="float" office:value="0.012231526351278">
                <text:p>0.01223152635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2">
                <text:p>-2.62</text:p>
              </table:table-cell>
              <table:table-cell office:value-type="float" office:value="0.0128921261078953">
                <text:p>0.0128921261078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6">
                <text:p>-2.6</text:p>
              </table:table-cell>
              <table:table-cell office:value-type="float" office:value="0.0135829692336856">
                <text:p>0.0135829692336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58">
                <text:p>-2.58</text:p>
              </table:table-cell>
              <table:table-cell office:value-type="float" office:value="0.0143051089941497">
                <text:p>0.014305108994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56">
                <text:p>-2.56</text:p>
              </table:table-cell>
              <table:table-cell office:value-type="float" office:value="0.0150596163273775">
                <text:p>0.0150596163273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54">
                <text:p>-2.54</text:p>
              </table:table-cell>
              <table:table-cell office:value-type="float" office:value="0.0158475790253608">
                <text:p>0.0158475790253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52">
                <text:p>-2.52</text:p>
              </table:table-cell>
              <table:table-cell office:value-type="float" office:value="0.0166701008373811">
                <text:p>0.0166701008373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0175283004935685">
                <text:p>0.0175283004935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8">
                <text:p>-2.48</text:p>
              </table:table-cell>
              <table:table-cell office:value-type="float" office:value="0.018423310646862">
                <text:p>0.018423310646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46">
                <text:p>-2.46</text:p>
              </table:table-cell>
              <table:table-cell office:value-type="float" office:value="0.019356276731737">
                <text:p>0.019356276731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44">
                <text:p>-2.44</text:p>
              </table:table-cell>
              <table:table-cell office:value-type="float" office:value="0.0203283557382258">
                <text:p>0.0203283557382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42">
                <text:p>-2.42</text:p>
              </table:table-cell>
              <table:table-cell office:value-type="float" office:value="0.0213407148999228">
                <text:p>0.0213407148999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4">
                <text:p>-2.4</text:p>
              </table:table-cell>
              <table:table-cell office:value-type="float" office:value="0.0223945302948429">
                <text:p>0.022394530294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38">
                <text:p>-2.38</text:p>
              </table:table-cell>
              <table:table-cell office:value-type="float" office:value="0.0234909853582014">
                <text:p>0.023490985358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36">
                <text:p>-2.36</text:p>
              </table:table-cell>
              <table:table-cell office:value-type="float" office:value="0.0246312693063825">
                <text:p>0.0246312693063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34">
                <text:p>-2.34</text:p>
              </table:table-cell>
              <table:table-cell office:value-type="float" office:value="0.0258165754715877">
                <text:p>0.0258165754715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32">
                <text:p>-2.32</text:p>
              </table:table-cell>
              <table:table-cell office:value-type="float" office:value="0.0270480995468818">
                <text:p>0.027048099546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3">
                <text:p>-2.3</text:p>
              </table:table-cell>
              <table:table-cell office:value-type="float" office:value="0.0283270377416012">
                <text:p>0.0283270377416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28">
                <text:p>-2.28</text:p>
              </table:table-cell>
              <table:table-cell office:value-type="float" office:value="0.0296545848473413">
                <text:p>0.0296545848473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26">
                <text:p>-2.26</text:p>
              </table:table-cell>
              <table:table-cell office:value-type="float" office:value="0.0310319322150083">
                <text:p>0.0310319322150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24">
                <text:p>-2.24</text:p>
              </table:table-cell>
              <table:table-cell office:value-type="float" office:value="0.0324602656436974">
                <text:p>0.032460265643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22">
                <text:p>-2.22</text:p>
              </table:table-cell>
              <table:table-cell office:value-type="float" office:value="0.0339407631824492">
                <text:p>0.0339407631824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2">
                <text:p>-2.2</text:p>
              </table:table-cell>
              <table:table-cell office:value-type="float" office:value="0.0354745928462314">
                <text:p>0.0354745928462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18">
                <text:p>-2.18</text:p>
              </table:table-cell>
              <table:table-cell office:value-type="float" office:value="0.0370629102478065">
                <text:p>0.037062910247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16">
                <text:p>-2.16</text:p>
              </table:table-cell>
              <table:table-cell office:value-type="float" office:value="0.0387068561474556">
                <text:p>0.0387068561474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14">
                <text:p>-2.14</text:p>
              </table:table-cell>
              <table:table-cell office:value-type="float" office:value="0.0404075539228603">
                <text:p>0.0404075539228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12">
                <text:p>-2.12</text:p>
              </table:table-cell>
              <table:table-cell office:value-type="float" office:value="0.0421661069617703">
                <text:p>0.0421661069617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1">
                <text:p>-2.1</text:p>
              </table:table-cell>
              <table:table-cell office:value-type="float" office:value="0.0439835959804272">
                <text:p>0.043983595980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08">
                <text:p>-2.08</text:p>
              </table:table-cell>
              <table:table-cell office:value-type="float" office:value="0.0458610762710549">
                <text:p>0.0458610762710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06">
                <text:p>-2.06</text:p>
              </table:table-cell>
              <table:table-cell office:value-type="float" office:value="0.047799574882077">
                <text:p>0.047799574882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04">
                <text:p>-2.04</text:p>
              </table:table-cell>
              <table:table-cell office:value-type="float" office:value="0.0498000877350708">
                <text:p>0.0498000877350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02">
                <text:p>-2.02</text:p>
              </table:table-cell>
              <table:table-cell office:value-type="float" office:value="0.0518635766828206">
                <text:p>0.0518635766828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">
                <text:p>-2</text:p>
              </table:table-cell>
              <table:table-cell office:value-type="float" office:value="0.0539909665131881">
                <text:p>0.053990966513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98">
                <text:p>-1.98</text:p>
              </table:table-cell>
              <table:table-cell office:value-type="float" office:value="0.0561831419038681">
                <text:p>0.0561831419038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96">
                <text:p>-1.96</text:p>
              </table:table-cell>
              <table:table-cell office:value-type="float" office:value="0.0584409443334515">
                <text:p>0.0584409443334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94">
                <text:p>-1.94</text:p>
              </table:table-cell>
              <table:table-cell office:value-type="float" office:value="0.0607651689545648">
                <text:p>0.0607651689545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92">
                <text:p>-1.92</text:p>
              </table:table-cell>
              <table:table-cell office:value-type="float" office:value="0.0631565614351987">
                <text:p>0.0631565614351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9">
                <text:p>-1.9</text:p>
              </table:table-cell>
              <table:table-cell office:value-type="float" office:value="0.0656158147746766">
                <text:p>0.0656158147746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88">
                <text:p>-1.88</text:p>
              </table:table-cell>
              <table:table-cell office:value-type="float" office:value="0.0681435661010446">
                <text:p>0.0681435661010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86">
                <text:p>-1.86</text:p>
              </table:table-cell>
              <table:table-cell office:value-type="float" office:value="0.0707403934569834">
                <text:p>0.0707403934569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84">
                <text:p>-1.84</text:p>
              </table:table-cell>
              <table:table-cell office:value-type="float" office:value="0.0734068125816569">
                <text:p>0.0734068125816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82">
                <text:p>-1.82</text:p>
              </table:table-cell>
              <table:table-cell office:value-type="float" office:value="0.0761432736962073">
                <text:p>0.076143273696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8">
                <text:p>-1.8</text:p>
              </table:table-cell>
              <table:table-cell office:value-type="float" office:value="0.0789501583008942">
                <text:p>0.0789501583008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78">
                <text:p>-1.78</text:p>
              </table:table-cell>
              <table:table-cell office:value-type="float" office:value="0.0818277759921428">
                <text:p>0.081827775992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76">
                <text:p>-1.76</text:p>
              </table:table-cell>
              <table:table-cell office:value-type="float" office:value="0.0847763613080222">
                <text:p>0.0847763613080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74">
                <text:p>-1.74</text:p>
              </table:table-cell>
              <table:table-cell office:value-type="float" office:value="0.0877960706109056">
                <text:p>0.0877960706109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72">
                <text:p>-1.72</text:p>
              </table:table-cell>
              <table:table-cell office:value-type="float" office:value="0.0908869790162829">
                <text:p>0.0908869790162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7">
                <text:p>-1.7</text:p>
              </table:table-cell>
              <table:table-cell office:value-type="float" office:value="0.0940490773768869">
                <text:p>0.094049077376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68">
                <text:p>-1.68</text:p>
              </table:table-cell>
              <table:table-cell office:value-type="float" office:value="0.0972822693314675">
                <text:p>0.0972822693314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66">
                <text:p>-1.66</text:p>
              </table:table-cell>
              <table:table-cell office:value-type="float" office:value="0.100586368427691">
                <text:p>0.100586368427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64">
                <text:p>-1.64</text:p>
              </table:table-cell>
              <table:table-cell office:value-type="float" office:value="0.103961095328764">
                <text:p>0.103961095328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62">
                <text:p>-1.62</text:p>
              </table:table-cell>
              <table:table-cell office:value-type="float" office:value="0.107406075113484">
                <text:p>0.107406075113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6">
                <text:p>-1.6</text:p>
              </table:table-cell>
              <table:table-cell office:value-type="float" office:value="0.110920834679456">
                <text:p>0.110920834679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58">
                <text:p>-1.58</text:p>
              </table:table-cell>
              <table:table-cell office:value-type="float" office:value="0.114504800259292">
                <text:p>0.114504800259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56">
                <text:p>-1.56</text:p>
              </table:table-cell>
              <table:table-cell office:value-type="float" office:value="0.118157295059582">
                <text:p>0.118157295059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54">
                <text:p>-1.54</text:p>
              </table:table-cell>
              <table:table-cell office:value-type="float" office:value="0.121877537032402">
                <text:p>0.121877537032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52">
                <text:p>-1.52</text:p>
              </table:table-cell>
              <table:table-cell office:value-type="float" office:value="0.125664636789088">
                <text:p>0.125664636789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5">
                <text:p>-1.5</text:p>
              </table:table-cell>
              <table:table-cell office:value-type="float" office:value="0.129517595665892">
                <text:p>0.129517595665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48">
                <text:p>-1.48</text:p>
              </table:table-cell>
              <table:table-cell office:value-type="float" office:value="0.133435303951002">
                <text:p>0.13343530395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46">
                <text:p>-1.46</text:p>
              </table:table-cell>
              <table:table-cell office:value-type="float" office:value="0.137416539282282">
                <text:p>0.137416539282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44">
                <text:p>-1.44</text:p>
              </table:table-cell>
              <table:table-cell office:value-type="float" office:value="0.141459965224839">
                <text:p>0.14145996522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42">
                <text:p>-1.42</text:p>
              </table:table-cell>
              <table:table-cell office:value-type="float" office:value="0.145564130037348">
                <text:p>0.145564130037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4">
                <text:p>-1.4</text:p>
              </table:table-cell>
              <table:table-cell office:value-type="float" office:value="0.149727465635745">
                <text:p>0.149727465635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38">
                <text:p>-1.38</text:p>
              </table:table-cell>
              <table:table-cell office:value-type="float" office:value="0.153948286762634">
                <text:p>0.153948286762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36">
                <text:p>-1.36</text:p>
              </table:table-cell>
              <table:table-cell office:value-type="float" office:value="0.158224790370383">
                <text:p>0.158224790370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34">
                <text:p>-1.34</text:p>
              </table:table-cell>
              <table:table-cell office:value-type="float" office:value="0.162555055225534">
                <text:p>0.162555055225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32">
                <text:p>-1.32</text:p>
              </table:table-cell>
              <table:table-cell office:value-type="float" office:value="0.166937041741714">
                <text:p>0.166937041741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">
                <text:p>-1.3</text:p>
              </table:table-cell>
              <table:table-cell office:value-type="float" office:value="0.171368592047807">
                <text:p>0.171368592047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28">
                <text:p>-1.28</text:p>
              </table:table-cell>
              <table:table-cell office:value-type="float" office:value="0.175847430297662">
                <text:p>0.175847430297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6">
                <text:p>-1.26</text:p>
              </table:table-cell>
              <table:table-cell office:value-type="float" office:value="0.18037116322708">
                <text:p>0.18037116322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24">
                <text:p>-1.24</text:p>
              </table:table-cell>
              <table:table-cell office:value-type="float" office:value="0.184937280963305">
                <text:p>0.184937280963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22">
                <text:p>-1.22</text:p>
              </table:table-cell>
              <table:table-cell office:value-type="float" office:value="0.18954315809164">
                <text:p>0.18954315809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2">
                <text:p>-1.2</text:p>
              </table:table-cell>
              <table:table-cell office:value-type="float" office:value="0.194186054983213">
                <text:p>0.194186054983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18">
                <text:p>-1.18</text:p>
              </table:table-cell>
              <table:table-cell office:value-type="float" office:value="0.198863119387276">
                <text:p>0.1988631193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16">
                <text:p>-1.16</text:p>
              </table:table-cell>
              <table:table-cell office:value-type="float" office:value="0.203571388290759">
                <text:p>0.203571388290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14">
                <text:p>-1.14</text:p>
              </table:table-cell>
              <table:table-cell office:value-type="float" office:value="0.208307790047108">
                <text:p>0.208307790047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12">
                <text:p>-1.12</text:p>
              </table:table-cell>
              <table:table-cell office:value-type="float" office:value="0.213069146775718">
                <text:p>0.213069146775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1">
                <text:p>-1.1</text:p>
              </table:table-cell>
              <table:table-cell office:value-type="float" office:value="0.21785217703255">
                <text:p>0.2178521770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08">
                <text:p>-1.08</text:p>
              </table:table-cell>
              <table:table-cell office:value-type="float" office:value="0.222653498751761">
                <text:p>0.22265349875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06">
                <text:p>-1.06</text:p>
              </table:table-cell>
              <table:table-cell office:value-type="float" office:value="0.227469632457386">
                <text:p>0.227469632457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04">
                <text:p>-1.04</text:p>
              </table:table-cell>
              <table:table-cell office:value-type="float" office:value="0.232297004743366">
                <text:p>0.232297004743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02">
                <text:p>-1.02</text:p>
              </table:table-cell>
              <table:table-cell office:value-type="float" office:value="0.23713195201938">
                <text:p>0.23713195201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">
                <text:p>-1</text:p>
              </table:table-cell>
              <table:table-cell office:value-type="float" office:value="0.241970724519143">
                <text:p>0.241970724519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8">
                <text:p>-0.98</text:p>
              </table:table-cell>
              <table:table-cell office:value-type="float" office:value="0.246809490567043">
                <text:p>0.246809490567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6">
                <text:p>-0.96</text:p>
              </table:table-cell>
              <table:table-cell office:value-type="float" office:value="0.251644341098117">
                <text:p>0.25164434109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4">
                <text:p>-0.94</text:p>
              </table:table-cell>
              <table:table-cell office:value-type="float" office:value="0.25647129442562">
                <text:p>0.25647129442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2">
                <text:p>-0.92</text:p>
              </table:table-cell>
              <table:table-cell office:value-type="float" office:value="0.261286301249553">
                <text:p>0.261286301249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">
                <text:p>-0.9</text:p>
              </table:table-cell>
              <table:table-cell office:value-type="float" office:value="0.266085249898755">
                <text:p>0.266085249898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88">
                <text:p>-0.88</text:p>
              </table:table-cell>
              <table:table-cell office:value-type="float" office:value="0.270863971798338">
                <text:p>0.270863971798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86">
                <text:p>-0.86</text:p>
              </table:table-cell>
              <table:table-cell office:value-type="float" office:value="0.275618247153457">
                <text:p>0.275618247153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4">
                <text:p>-0.84</text:p>
              </table:table-cell>
              <table:table-cell office:value-type="float" office:value="0.280343810839621">
                <text:p>0.28034381083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82">
                <text:p>-0.82</text:p>
              </table:table-cell>
              <table:table-cell office:value-type="float" office:value="0.285036358489007">
                <text:p>0.285036358489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8">
                <text:p>-0.8</text:p>
              </table:table-cell>
              <table:table-cell office:value-type="float" office:value="0.289691552761483">
                <text:p>0.28969155276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8">
                <text:p>-0.78</text:p>
              </table:table-cell>
              <table:table-cell office:value-type="float" office:value="0.294305029788325">
                <text:p>0.294305029788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6">
                <text:p>-0.76</text:p>
              </table:table-cell>
              <table:table-cell office:value-type="float" office:value="0.298872405775953">
                <text:p>0.298872405775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74">
                <text:p>-0.74</text:p>
              </table:table-cell>
              <table:table-cell office:value-type="float" office:value="0.3033892837563">
                <text:p>0.3033892837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72">
                <text:p>-0.72</text:p>
              </table:table-cell>
              <table:table-cell office:value-type="float" office:value="0.307851260469853">
                <text:p>0.307851260469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7">
                <text:p>-0.7</text:p>
              </table:table-cell>
              <table:table-cell office:value-type="float" office:value="0.312253933366761">
                <text:p>0.312253933366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68">
                <text:p>-0.68</text:p>
              </table:table-cell>
              <table:table-cell office:value-type="float" office:value="0.316592907710893">
                <text:p>0.316592907710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66">
                <text:p>-0.66</text:p>
              </table:table-cell>
              <table:table-cell office:value-type="float" office:value="0.320863803771172">
                <text:p>0.32086380377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64">
                <text:p>-0.64</text:p>
              </table:table-cell>
              <table:table-cell office:value-type="float" office:value="0.325062264084082">
                <text:p>0.325062264084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62">
                <text:p>-0.62</text:p>
              </table:table-cell>
              <table:table-cell office:value-type="float" office:value="0.329183960770765">
                <text:p>0.329183960770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6">
                <text:p>-0.6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58">
                <text:p>-0.58</text:p>
              </table:table-cell>
              <table:table-cell office:value-type="float" office:value="0.337179943822381">
                <text:p>0.33717994382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56">
                <text:p>-0.56</text:p>
              </table:table-cell>
              <table:table-cell office:value-type="float" office:value="0.341045788630353">
                <text:p>0.341045788630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54">
                <text:p>-0.54</text:p>
              </table:table-cell>
              <table:table-cell office:value-type="float" office:value="0.344818001439333">
                <text:p>0.344818001439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52">
                <text:p>-0.52</text:p>
              </table:table-cell>
              <table:table-cell office:value-type="float" office:value="0.348492512758974">
                <text:p>0.348492512758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5">
                <text:p>-0.5</text:p>
              </table:table-cell>
              <table:table-cell office:value-type="float" office:value="0.3520653267643">
                <text:p>0.3520653267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48">
                <text:p>-0.48</text:p>
              </table:table-cell>
              <table:table-cell office:value-type="float" office:value="0.355532528505997">
                <text:p>0.355532528505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46">
                <text:p>-0.46</text:p>
              </table:table-cell>
              <table:table-cell office:value-type="float" office:value="0.358890291033545">
                <text:p>0.358890291033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44">
                <text:p>-0.44</text:p>
              </table:table-cell>
              <table:table-cell office:value-type="float" office:value="0.362134882413092">
                <text:p>0.362134882413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42">
                <text:p>-0.42</text:p>
              </table:table-cell>
              <table:table-cell office:value-type="float" office:value="0.365262672622154">
                <text:p>0.365262672622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4">
                <text:p>-0.4</text:p>
              </table:table-cell>
              <table:table-cell office:value-type="float" office:value="0.368270140303323">
                <text:p>0.368270140303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38">
                <text:p>-0.38</text:p>
              </table:table-cell>
              <table:table-cell office:value-type="float" office:value="0.371153879359466">
                <text:p>0.371153879359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6">
                <text:p>-0.36</text:p>
              </table:table-cell>
              <table:table-cell office:value-type="float" office:value="0.373910605373128">
                <text:p>0.373910605373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34">
                <text:p>-0.34</text:p>
              </table:table-cell>
              <table:table-cell office:value-type="float" office:value="0.376537161833254">
                <text:p>0.376537161833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32">
                <text:p>-0.32</text:p>
              </table:table-cell>
              <table:table-cell office:value-type="float" office:value="0.379030526152702">
                <text:p>0.379030526152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3">
                <text:p>-0.3</text:p>
              </table:table-cell>
              <table:table-cell office:value-type="float" office:value="0.381387815460524">
                <text:p>0.38138781546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28">
                <text:p>-0.28</text:p>
              </table:table-cell>
              <table:table-cell office:value-type="float" office:value="0.383606292153479">
                <text:p>0.383606292153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26">
                <text:p>-0.26</text:p>
              </table:table-cell>
              <table:table-cell office:value-type="float" office:value="0.385683369191816">
                <text:p>0.385683369191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24">
                <text:p>-0.24</text:p>
              </table:table-cell>
              <table:table-cell office:value-type="float" office:value="0.387616615125014">
                <text:p>0.387616615125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22">
                <text:p>-0.22</text:p>
              </table:table-cell>
              <table:table-cell office:value-type="float" office:value="0.38940375883379">
                <text:p>0.38940375883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2">
                <text:p>-0.2</text:p>
              </table:table-cell>
              <table:table-cell office:value-type="float" office:value="0.391042693975456">
                <text:p>0.391042693975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8">
                <text:p>-0.18</text:p>
              </table:table-cell>
              <table:table-cell office:value-type="float" office:value="0.392531483120429">
                <text:p>0.392531483120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6">
                <text:p>-0.16</text:p>
              </table:table-cell>
              <table:table-cell office:value-type="float" office:value="0.393868361568541">
                <text:p>0.393868361568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4">
                <text:p>-0.14</text:p>
              </table:table-cell>
              <table:table-cell office:value-type="float" office:value="0.395051740834611">
                <text:p>0.395051740834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2">
                <text:p>-0.12</text:p>
              </table:table-cell>
              <table:table-cell office:value-type="float" office:value="0.396080211793656">
                <text:p>0.396080211793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">
                <text:p>-0.1</text:p>
              </table:table-cell>
              <table:table-cell office:value-type="float" office:value="0.396952547477012">
                <text:p>0.396952547477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8">
                <text:p>-0.08</text:p>
              </table:table-cell>
              <table:table-cell office:value-type="float" office:value="0.397667705511609">
                <text:p>0.397667705511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6">
                <text:p>-0.06</text:p>
              </table:table-cell>
              <table:table-cell office:value-type="float" office:value="0.398224830195607">
                <text:p>0.398224830195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4">
                <text:p>-0.04</text:p>
              </table:table-cell>
              <table:table-cell office:value-type="float" office:value="0.398623254204605">
                <text:p>0.398623254204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">
                <text:p>-0.02</text:p>
              </table:table-cell>
              <table:table-cell office:value-type="float" office:value="0.398862499923666">
                <text:p>0.398862499923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.398942280401433">
                <text:p>0.398942280401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">
                <text:p>0.02</text:p>
              </table:table-cell>
              <table:table-cell office:value-type="float" office:value="0.398862499923666">
                <text:p>0.398862499923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">
                <text:p>0.04</text:p>
              </table:table-cell>
              <table:table-cell office:value-type="float" office:value="0.398623254204605">
                <text:p>0.398623254204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">
                <text:p>0.06</text:p>
              </table:table-cell>
              <table:table-cell office:value-type="float" office:value="0.398224830195607">
                <text:p>0.398224830195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">
                <text:p>0.08</text:p>
              </table:table-cell>
              <table:table-cell office:value-type="float" office:value="0.397667705511609">
                <text:p>0.397667705511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">
                <text:p>0.1</text:p>
              </table:table-cell>
              <table:table-cell office:value-type="float" office:value="0.396952547477012">
                <text:p>0.396952547477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2">
                <text:p>0.12</text:p>
              </table:table-cell>
              <table:table-cell office:value-type="float" office:value="0.396080211793656">
                <text:p>0.396080211793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4">
                <text:p>0.14</text:p>
              </table:table-cell>
              <table:table-cell office:value-type="float" office:value="0.395051740834611">
                <text:p>0.395051740834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6">
                <text:p>0.16</text:p>
              </table:table-cell>
              <table:table-cell office:value-type="float" office:value="0.393868361568541">
                <text:p>0.393868361568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">
                <text:p>0.18</text:p>
              </table:table-cell>
              <table:table-cell office:value-type="float" office:value="0.392531483120429">
                <text:p>0.392531483120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">
                <text:p>0.2</text:p>
              </table:table-cell>
              <table:table-cell office:value-type="float" office:value="0.391042693975456">
                <text:p>0.391042693975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2">
                <text:p>0.22</text:p>
              </table:table-cell>
              <table:table-cell office:value-type="float" office:value="0.38940375883379">
                <text:p>0.38940375883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4">
                <text:p>0.24</text:p>
              </table:table-cell>
              <table:table-cell office:value-type="float" office:value="0.387616615125014">
                <text:p>0.387616615125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6">
                <text:p>0.26</text:p>
              </table:table-cell>
              <table:table-cell office:value-type="float" office:value="0.385683369191816">
                <text:p>0.385683369191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8">
                <text:p>0.28</text:p>
              </table:table-cell>
              <table:table-cell office:value-type="float" office:value="0.383606292153479">
                <text:p>0.383606292153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">
                <text:p>0.3</text:p>
              </table:table-cell>
              <table:table-cell office:value-type="float" office:value="0.381387815460524">
                <text:p>0.38138781546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2">
                <text:p>0.32</text:p>
              </table:table-cell>
              <table:table-cell office:value-type="float" office:value="0.379030526152702">
                <text:p>0.379030526152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4">
                <text:p>0.34</text:p>
              </table:table-cell>
              <table:table-cell office:value-type="float" office:value="0.376537161833254">
                <text:p>0.376537161833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">
                <text:p>0.36</text:p>
              </table:table-cell>
              <table:table-cell office:value-type="float" office:value="0.373910605373128">
                <text:p>0.373910605373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8">
                <text:p>0.38</text:p>
              </table:table-cell>
              <table:table-cell office:value-type="float" office:value="0.371153879359466">
                <text:p>0.371153879359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">
                <text:p>0.4</text:p>
              </table:table-cell>
              <table:table-cell office:value-type="float" office:value="0.368270140303323">
                <text:p>0.368270140303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">
                <text:p>0.42</text:p>
              </table:table-cell>
              <table:table-cell office:value-type="float" office:value="0.365262672622154">
                <text:p>0.365262672622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4">
                <text:p>0.44</text:p>
              </table:table-cell>
              <table:table-cell office:value-type="float" office:value="0.362134882413092">
                <text:p>0.362134882413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6">
                <text:p>0.46</text:p>
              </table:table-cell>
              <table:table-cell office:value-type="float" office:value="0.358890291033545">
                <text:p>0.358890291033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8">
                <text:p>0.48</text:p>
              </table:table-cell>
              <table:table-cell office:value-type="float" office:value="0.355532528505997">
                <text:p>0.355532528505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">
                <text:p>0.5</text:p>
              </table:table-cell>
              <table:table-cell office:value-type="float" office:value="0.3520653267643">
                <text:p>0.3520653267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2">
                <text:p>0.52</text:p>
              </table:table-cell>
              <table:table-cell office:value-type="float" office:value="0.348492512758974">
                <text:p>0.348492512758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4">
                <text:p>0.54</text:p>
              </table:table-cell>
              <table:table-cell office:value-type="float" office:value="0.344818001439333">
                <text:p>0.344818001439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">
                <text:p>0.56</text:p>
              </table:table-cell>
              <table:table-cell office:value-type="float" office:value="0.341045788630353">
                <text:p>0.341045788630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8">
                <text:p>0.58</text:p>
              </table:table-cell>
              <table:table-cell office:value-type="float" office:value="0.337179943822381">
                <text:p>0.33717994382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">
                <text:p>0.6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2">
                <text:p>0.62</text:p>
              </table:table-cell>
              <table:table-cell office:value-type="float" office:value="0.329183960770765">
                <text:p>0.329183960770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4">
                <text:p>0.64</text:p>
              </table:table-cell>
              <table:table-cell office:value-type="float" office:value="0.325062264084082">
                <text:p>0.325062264084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6">
                <text:p>0.66</text:p>
              </table:table-cell>
              <table:table-cell office:value-type="float" office:value="0.320863803771172">
                <text:p>0.32086380377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8">
                <text:p>0.68</text:p>
              </table:table-cell>
              <table:table-cell office:value-type="float" office:value="0.316592907710893">
                <text:p>0.316592907710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">
                <text:p>0.7</text:p>
              </table:table-cell>
              <table:table-cell office:value-type="float" office:value="0.312253933366761">
                <text:p>0.312253933366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2">
                <text:p>0.72</text:p>
              </table:table-cell>
              <table:table-cell office:value-type="float" office:value="0.307851260469853">
                <text:p>0.307851260469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4">
                <text:p>0.74</text:p>
              </table:table-cell>
              <table:table-cell office:value-type="float" office:value="0.3033892837563">
                <text:p>0.3033892837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6">
                <text:p>0.76</text:p>
              </table:table-cell>
              <table:table-cell office:value-type="float" office:value="0.298872405775953">
                <text:p>0.298872405775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8">
                <text:p>0.78</text:p>
              </table:table-cell>
              <table:table-cell office:value-type="float" office:value="0.294305029788325">
                <text:p>0.294305029788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">
                <text:p>0.8</text:p>
              </table:table-cell>
              <table:table-cell office:value-type="float" office:value="0.289691552761483">
                <text:p>0.28969155276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2">
                <text:p>0.82</text:p>
              </table:table-cell>
              <table:table-cell office:value-type="float" office:value="0.285036358489007">
                <text:p>0.285036358489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4">
                <text:p>0.84</text:p>
              </table:table-cell>
              <table:table-cell office:value-type="float" office:value="0.280343810839621">
                <text:p>0.28034381083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">
                <text:p>0.86</text:p>
              </table:table-cell>
              <table:table-cell office:value-type="float" office:value="0.275618247153457">
                <text:p>0.275618247153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8">
                <text:p>0.88</text:p>
              </table:table-cell>
              <table:table-cell office:value-type="float" office:value="0.270863971798338">
                <text:p>0.270863971798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">
                <text:p>0.9</text:p>
              </table:table-cell>
              <table:table-cell office:value-type="float" office:value="0.266085249898755">
                <text:p>0.266085249898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2">
                <text:p>0.92</text:p>
              </table:table-cell>
              <table:table-cell office:value-type="float" office:value="0.261286301249553">
                <text:p>0.261286301249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4">
                <text:p>0.94</text:p>
              </table:table-cell>
              <table:table-cell office:value-type="float" office:value="0.25647129442562">
                <text:p>0.25647129442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6">
                <text:p>0.96</text:p>
              </table:table-cell>
              <table:table-cell office:value-type="float" office:value="0.251644341098117">
                <text:p>0.25164434109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8">
                <text:p>0.98</text:p>
              </table:table-cell>
              <table:table-cell office:value-type="float" office:value="0.246809490567043">
                <text:p>0.246809490567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.241970724519143">
                <text:p>0.241970724519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2">
                <text:p>1.02</text:p>
              </table:table-cell>
              <table:table-cell office:value-type="float" office:value="0.23713195201938">
                <text:p>0.23713195201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4">
                <text:p>1.04</text:p>
              </table:table-cell>
              <table:table-cell office:value-type="float" office:value="0.232297004743366">
                <text:p>0.232297004743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6">
                <text:p>1.06</text:p>
              </table:table-cell>
              <table:table-cell office:value-type="float" office:value="0.227469632457386">
                <text:p>0.227469632457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8">
                <text:p>1.08</text:p>
              </table:table-cell>
              <table:table-cell office:value-type="float" office:value="0.222653498751761">
                <text:p>0.22265349875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">
                <text:p>1.1</text:p>
              </table:table-cell>
              <table:table-cell office:value-type="float" office:value="0.21785217703255">
                <text:p>0.2178521770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2">
                <text:p>1.12</text:p>
              </table:table-cell>
              <table:table-cell office:value-type="float" office:value="0.213069146775718">
                <text:p>0.213069146775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4">
                <text:p>1.14</text:p>
              </table:table-cell>
              <table:table-cell office:value-type="float" office:value="0.208307790047108">
                <text:p>0.208307790047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6">
                <text:p>1.16</text:p>
              </table:table-cell>
              <table:table-cell office:value-type="float" office:value="0.203571388290759">
                <text:p>0.203571388290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8">
                <text:p>1.18</text:p>
              </table:table-cell>
              <table:table-cell office:value-type="float" office:value="0.198863119387276">
                <text:p>0.19886311938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">
                <text:p>1.2</text:p>
              </table:table-cell>
              <table:table-cell office:value-type="float" office:value="0.194186054983213">
                <text:p>0.194186054983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2">
                <text:p>1.22</text:p>
              </table:table-cell>
              <table:table-cell office:value-type="float" office:value="0.18954315809164">
                <text:p>0.18954315809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4">
                <text:p>1.24</text:p>
              </table:table-cell>
              <table:table-cell office:value-type="float" office:value="0.184937280963305">
                <text:p>0.184937280963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6">
                <text:p>1.26</text:p>
              </table:table-cell>
              <table:table-cell office:value-type="float" office:value="0.18037116322708">
                <text:p>0.18037116322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8">
                <text:p>1.28</text:p>
              </table:table-cell>
              <table:table-cell office:value-type="float" office:value="0.175847430297662">
                <text:p>0.175847430297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">
                <text:p>1.3</text:p>
              </table:table-cell>
              <table:table-cell office:value-type="float" office:value="0.171368592047807">
                <text:p>0.171368592047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2">
                <text:p>1.32</text:p>
              </table:table-cell>
              <table:table-cell office:value-type="float" office:value="0.166937041741714">
                <text:p>0.166937041741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4">
                <text:p>1.34</text:p>
              </table:table-cell>
              <table:table-cell office:value-type="float" office:value="0.162555055225534">
                <text:p>0.162555055225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6">
                <text:p>1.36</text:p>
              </table:table-cell>
              <table:table-cell office:value-type="float" office:value="0.158224790370383">
                <text:p>0.158224790370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8">
                <text:p>1.38</text:p>
              </table:table-cell>
              <table:table-cell office:value-type="float" office:value="0.153948286762634">
                <text:p>0.153948286762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">
                <text:p>1.4</text:p>
              </table:table-cell>
              <table:table-cell office:value-type="float" office:value="0.149727465635745">
                <text:p>0.149727465635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2">
                <text:p>1.42</text:p>
              </table:table-cell>
              <table:table-cell office:value-type="float" office:value="0.145564130037348">
                <text:p>0.145564130037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4">
                <text:p>1.44</text:p>
              </table:table-cell>
              <table:table-cell office:value-type="float" office:value="0.141459965224839">
                <text:p>0.141459965224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6">
                <text:p>1.46</text:p>
              </table:table-cell>
              <table:table-cell office:value-type="float" office:value="0.137416539282282">
                <text:p>0.137416539282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8">
                <text:p>1.48</text:p>
              </table:table-cell>
              <table:table-cell office:value-type="float" office:value="0.133435303951002">
                <text:p>0.13343530395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">
                <text:p>1.5</text:p>
              </table:table-cell>
              <table:table-cell office:value-type="float" office:value="0.129517595665892">
                <text:p>0.129517595665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2">
                <text:p>1.52</text:p>
              </table:table-cell>
              <table:table-cell office:value-type="float" office:value="0.125664636789088">
                <text:p>0.125664636789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4">
                <text:p>1.54</text:p>
              </table:table-cell>
              <table:table-cell office:value-type="float" office:value="0.121877537032402">
                <text:p>0.121877537032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6">
                <text:p>1.56</text:p>
              </table:table-cell>
              <table:table-cell office:value-type="float" office:value="0.118157295059582">
                <text:p>0.118157295059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8">
                <text:p>1.58</text:p>
              </table:table-cell>
              <table:table-cell office:value-type="float" office:value="0.114504800259292">
                <text:p>0.114504800259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6">
                <text:p>1.6</text:p>
              </table:table-cell>
              <table:table-cell office:value-type="float" office:value="0.110920834679456">
                <text:p>0.110920834679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62">
                <text:p>1.62</text:p>
              </table:table-cell>
              <table:table-cell office:value-type="float" office:value="0.107406075113484">
                <text:p>0.107406075113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64">
                <text:p>1.64</text:p>
              </table:table-cell>
              <table:table-cell office:value-type="float" office:value="0.103961095328764">
                <text:p>0.103961095328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66">
                <text:p>1.66</text:p>
              </table:table-cell>
              <table:table-cell office:value-type="float" office:value="0.100586368427691">
                <text:p>0.100586368427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68">
                <text:p>1.68</text:p>
              </table:table-cell>
              <table:table-cell office:value-type="float" office:value="0.0972822693314675">
                <text:p>0.0972822693314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7">
                <text:p>1.7</text:p>
              </table:table-cell>
              <table:table-cell office:value-type="float" office:value="0.0940490773768869">
                <text:p>0.094049077376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72">
                <text:p>1.72</text:p>
              </table:table-cell>
              <table:table-cell office:value-type="float" office:value="0.0908869790162829">
                <text:p>0.0908869790162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74">
                <text:p>1.74</text:p>
              </table:table-cell>
              <table:table-cell office:value-type="float" office:value="0.0877960706109056">
                <text:p>0.0877960706109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6">
                <text:p>1.76</text:p>
              </table:table-cell>
              <table:table-cell office:value-type="float" office:value="0.0847763613080222">
                <text:p>0.0847763613080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8">
                <text:p>1.78</text:p>
              </table:table-cell>
              <table:table-cell office:value-type="float" office:value="0.0818277759921428">
                <text:p>0.081827775992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8">
                <text:p>1.8</text:p>
              </table:table-cell>
              <table:table-cell office:value-type="float" office:value="0.0789501583008942">
                <text:p>0.0789501583008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82">
                <text:p>1.82</text:p>
              </table:table-cell>
              <table:table-cell office:value-type="float" office:value="0.0761432736962073">
                <text:p>0.076143273696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84">
                <text:p>1.84</text:p>
              </table:table-cell>
              <table:table-cell office:value-type="float" office:value="0.0734068125816569">
                <text:p>0.0734068125816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86">
                <text:p>1.86</text:p>
              </table:table-cell>
              <table:table-cell office:value-type="float" office:value="0.0707403934569834">
                <text:p>0.0707403934569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88">
                <text:p>1.88</text:p>
              </table:table-cell>
              <table:table-cell office:value-type="float" office:value="0.0681435661010446">
                <text:p>0.0681435661010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9">
                <text:p>1.9</text:p>
              </table:table-cell>
              <table:table-cell office:value-type="float" office:value="0.0656158147746766">
                <text:p>0.0656158147746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92">
                <text:p>1.92</text:p>
              </table:table-cell>
              <table:table-cell office:value-type="float" office:value="0.0631565614351987">
                <text:p>0.0631565614351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4">
                <text:p>1.94</text:p>
              </table:table-cell>
              <table:table-cell office:value-type="float" office:value="0.0607651689545648">
                <text:p>0.0607651689545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96">
                <text:p>1.96</text:p>
              </table:table-cell>
              <table:table-cell office:value-type="float" office:value="0.0584409443334515">
                <text:p>0.0584409443334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98">
                <text:p>1.98</text:p>
              </table:table-cell>
              <table:table-cell office:value-type="float" office:value="0.0561831419038681">
                <text:p>0.0561831419038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0.0539909665131881">
                <text:p>0.053990966513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02">
                <text:p>2.02</text:p>
              </table:table-cell>
              <table:table-cell office:value-type="float" office:value="0.0518635766828206">
                <text:p>0.0518635766828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04">
                <text:p>2.04</text:p>
              </table:table-cell>
              <table:table-cell office:value-type="float" office:value="0.0498000877350708">
                <text:p>0.0498000877350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06">
                <text:p>2.06</text:p>
              </table:table-cell>
              <table:table-cell office:value-type="float" office:value="0.047799574882077">
                <text:p>0.047799574882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08">
                <text:p>2.08</text:p>
              </table:table-cell>
              <table:table-cell office:value-type="float" office:value="0.0458610762710549">
                <text:p>0.0458610762710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1">
                <text:p>2.1</text:p>
              </table:table-cell>
              <table:table-cell office:value-type="float" office:value="0.0439835959804272">
                <text:p>0.043983595980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12">
                <text:p>2.12</text:p>
              </table:table-cell>
              <table:table-cell office:value-type="float" office:value="0.0421661069617703">
                <text:p>0.0421661069617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14">
                <text:p>2.14</text:p>
              </table:table-cell>
              <table:table-cell office:value-type="float" office:value="0.0404075539228603">
                <text:p>0.0404075539228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16">
                <text:p>2.16</text:p>
              </table:table-cell>
              <table:table-cell office:value-type="float" office:value="0.0387068561474556">
                <text:p>0.0387068561474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18">
                <text:p>2.18</text:p>
              </table:table-cell>
              <table:table-cell office:value-type="float" office:value="0.0370629102478065">
                <text:p>0.037062910247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2">
                <text:p>2.2</text:p>
              </table:table-cell>
              <table:table-cell office:value-type="float" office:value="0.0354745928462314">
                <text:p>0.0354745928462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22">
                <text:p>2.22</text:p>
              </table:table-cell>
              <table:table-cell office:value-type="float" office:value="0.0339407631824492">
                <text:p>0.0339407631824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24">
                <text:p>2.24</text:p>
              </table:table-cell>
              <table:table-cell office:value-type="float" office:value="0.0324602656436974">
                <text:p>0.032460265643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26">
                <text:p>2.26</text:p>
              </table:table-cell>
              <table:table-cell office:value-type="float" office:value="0.0310319322150083">
                <text:p>0.0310319322150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28">
                <text:p>2.28</text:p>
              </table:table-cell>
              <table:table-cell office:value-type="float" office:value="0.0296545848473413">
                <text:p>0.0296545848473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3">
                <text:p>2.3</text:p>
              </table:table-cell>
              <table:table-cell office:value-type="float" office:value="0.0283270377416012">
                <text:p>0.0283270377416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32">
                <text:p>2.32</text:p>
              </table:table-cell>
              <table:table-cell office:value-type="float" office:value="0.0270480995468818">
                <text:p>0.027048099546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34">
                <text:p>2.34</text:p>
              </table:table-cell>
              <table:table-cell office:value-type="float" office:value="0.0258165754715877">
                <text:p>0.0258165754715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36">
                <text:p>2.36</text:p>
              </table:table-cell>
              <table:table-cell office:value-type="float" office:value="0.0246312693063825">
                <text:p>0.0246312693063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38">
                <text:p>2.38</text:p>
              </table:table-cell>
              <table:table-cell office:value-type="float" office:value="0.0234909853582014">
                <text:p>0.023490985358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4">
                <text:p>2.4</text:p>
              </table:table-cell>
              <table:table-cell office:value-type="float" office:value="0.0223945302948429">
                <text:p>0.022394530294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42">
                <text:p>2.42</text:p>
              </table:table-cell>
              <table:table-cell office:value-type="float" office:value="0.0213407148999228">
                <text:p>0.0213407148999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44">
                <text:p>2.44</text:p>
              </table:table-cell>
              <table:table-cell office:value-type="float" office:value="0.0203283557382258">
                <text:p>0.0203283557382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46">
                <text:p>2.46</text:p>
              </table:table-cell>
              <table:table-cell office:value-type="float" office:value="0.019356276731737">
                <text:p>0.019356276731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48">
                <text:p>2.48</text:p>
              </table:table-cell>
              <table:table-cell office:value-type="float" office:value="0.018423310646862">
                <text:p>0.018423310646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5">
                <text:p>2.5</text:p>
              </table:table-cell>
              <table:table-cell office:value-type="float" office:value="0.0175283004935685">
                <text:p>0.0175283004935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52">
                <text:p>2.52</text:p>
              </table:table-cell>
              <table:table-cell office:value-type="float" office:value="0.0166701008373811">
                <text:p>0.0166701008373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54">
                <text:p>2.54</text:p>
              </table:table-cell>
              <table:table-cell office:value-type="float" office:value="0.0158475790253608">
                <text:p>0.0158475790253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56">
                <text:p>2.56</text:p>
              </table:table-cell>
              <table:table-cell office:value-type="float" office:value="0.0150596163273775">
                <text:p>0.0150596163273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58">
                <text:p>2.58</text:p>
              </table:table-cell>
              <table:table-cell office:value-type="float" office:value="0.0143051089941497">
                <text:p>0.014305108994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6">
                <text:p>2.6</text:p>
              </table:table-cell>
              <table:table-cell office:value-type="float" office:value="0.0135829692336856">
                <text:p>0.0135829692336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62">
                <text:p>2.62</text:p>
              </table:table-cell>
              <table:table-cell office:value-type="float" office:value="0.0128921261078953">
                <text:p>0.0128921261078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64">
                <text:p>2.64</text:p>
              </table:table-cell>
              <table:table-cell office:value-type="float" office:value="0.012231526351278">
                <text:p>0.01223152635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66">
                <text:p>2.66</text:p>
              </table:table-cell>
              <table:table-cell office:value-type="float" office:value="0.0116001351137026">
                <text:p>0.0116001351137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68">
                <text:p>2.68</text:p>
              </table:table-cell>
              <table:table-cell office:value-type="float" office:value="0.0109969366294056">
                <text:p>0.010996936629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7">
                <text:p>2.7</text:p>
              </table:table-cell>
              <table:table-cell office:value-type="float" office:value="0.0104209348144226">
                <text:p>0.0104209348144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72">
                <text:p>2.72</text:p>
              </table:table-cell>
              <table:table-cell office:value-type="float" office:value="0.00987115379475113">
                <text:p>0.00987115379475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74">
                <text:p>2.74</text:p>
              </table:table-cell>
              <table:table-cell office:value-type="float" office:value="0.00934663836761228">
                <text:p>0.0093466383676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76">
                <text:p>2.76</text:p>
              </table:table-cell>
              <table:table-cell office:value-type="float" office:value="0.00884645439823723">
                <text:p>0.00884645439823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78">
                <text:p>2.78</text:p>
              </table:table-cell>
              <table:table-cell office:value-type="float" office:value="0.00836968915465303">
                <text:p>0.00836968915465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8">
                <text:p>2.8</text:p>
              </table:table-cell>
              <table:table-cell office:value-type="float" office:value="0.00791545158297997">
                <text:p>0.00791545158297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82">
                <text:p>2.82</text:p>
              </table:table-cell>
              <table:table-cell office:value-type="float" office:value="0.00748287252578056">
                <text:p>0.00748287252578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84">
                <text:p>2.84</text:p>
              </table:table-cell>
              <table:table-cell office:value-type="float" office:value="0.00707110488601945">
                <text:p>0.00707110488601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86">
                <text:p>2.86</text:p>
              </table:table-cell>
              <table:table-cell office:value-type="float" office:value="0.00667932373920262">
                <text:p>0.00667932373920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88">
                <text:p>2.88</text:p>
              </table:table-cell>
              <table:table-cell office:value-type="float" office:value="0.00630672639626593">
                <text:p>0.00630672639626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">
                <text:p>2.9</text:p>
              </table:table-cell>
              <table:table-cell office:value-type="float" office:value="0.00595253241977585">
                <text:p>0.00595253241977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2">
                <text:p>2.92</text:p>
              </table:table-cell>
              <table:table-cell office:value-type="float" office:value="0.00561598359599097">
                <text:p>0.00561598359599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4">
                <text:p>2.94</text:p>
              </table:table-cell>
              <table:table-cell office:value-type="float" office:value="0.00529634386531102">
                <text:p>0.0052963438653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6">
                <text:p>2.96</text:p>
              </table:table-cell>
              <table:table-cell office:value-type="float" office:value="0.00499289921361238">
                <text:p>0.0049928992136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8">
                <text:p>2.98</text:p>
              </table:table-cell>
              <table:table-cell office:value-type="float" office:value="0.00470495752693398">
                <text:p>0.00470495752693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0.00443184841193801">
                <text:p>0.004431848411938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ccccff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minimum="-3" chart:maximum="3" chart:interval-major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draw:stroke="dash" draw:stroke-dash="Ultrafine_20_Dashed" svg:stroke-color="#b3b3b3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axis-position="1.2"/>
      <style:graphic-properties svg:stroke-color="#ff950e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solid" draw:fill-color="#ffffcc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.341cm" svg:height="2.161cm" xlink:href=".." xlink:type="simple" chart:class="chart:scatter" chart:style-name="ch1">
        <chart:plot-area chart:style-name="ch2" table:cell-range-address="normdist.C1:normdist.D301" svg:x="0.639cm" svg:y="0.639cm" svg:width="1.069cm" svg:height="0.889cm">
          <chartooo:coordinate-region svg:x="0.639cm" svg:y="0.639cm" svg:width="1.069cm" svg:height="0.889cm"/>
          <chart:axis chart:dimension="x" chart:name="primary-x" chart:style-name="ch3">
            <chart:grid chart:style-name="ch4" chart:class="major"/>
          </chart:axis>
          <chart:axis chart:dimension="y" chart:name="primary-y" chart:style-name="ch5"/>
          <chart:series chart:style-name="ch6" chart:values-cell-range-address="normdist.D1:normdist.D301" chart:class="chart:scatter">
            <chart:domain table:cell-range-address="normdist.C1:normdist.C301"/>
            <chart:data-point chart:repeated="3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>欄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normdist.C1:normdist.C301</svg:desc>
                </draw:g>
              </table:table-cell>
              <table:table-cell office:value-type="float" office:value="0.00443184841193801">
                <text:p>0.00443184841193801</text:p>
                <draw:g>
                  <svg:desc>normdist.D1:normdist.D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98">
                <text:p>-2.98</text:p>
              </table:table-cell>
              <table:table-cell office:value-type="float" office:value="0.00470495752693398">
                <text:p>0.00470495752693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96">
                <text:p>-2.96</text:p>
              </table:table-cell>
              <table:table-cell office:value-type="float" office:value="0.00499289921361238">
                <text:p>0.00499289921361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94">
                <text:p>-2.94</text:p>
              </table:table-cell>
              <table:table-cell office:value-type="float" office:value="0.00529634386531102">
                <text:p>0.00529634386531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92">
                <text:p>-2.92</text:p>
              </table:table-cell>
              <table:table-cell office:value-type="float" office:value="0.00561598359599097">
                <text:p>0.00561598359599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9">
                <text:p>-2.9</text:p>
              </table:table-cell>
              <table:table-cell office:value-type="float" office:value="0.00595253241977585">
                <text:p>0.00595253241977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8">
                <text:p>-2.88</text:p>
              </table:table-cell>
              <table:table-cell office:value-type="float" office:value="0.00630672639626593">
                <text:p>0.00630672639626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86">
                <text:p>-2.86</text:p>
              </table:table-cell>
              <table:table-cell office:value-type="float" office:value="0.00667932373920262">
                <text:p>0.006679323739202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84">
                <text:p>-2.84</text:p>
              </table:table-cell>
              <table:table-cell office:value-type="float" office:value="0.00707110488601945">
                <text:p>0.00707110488601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82">
                <text:p>-2.82</text:p>
              </table:table-cell>
              <table:table-cell office:value-type="float" office:value="0.00748287252578056">
                <text:p>0.00748287252578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8">
                <text:p>-2.8</text:p>
              </table:table-cell>
              <table:table-cell office:value-type="float" office:value="0.00791545158297997">
                <text:p>0.00791545158297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78">
                <text:p>-2.78</text:p>
              </table:table-cell>
              <table:table-cell office:value-type="float" office:value="0.00836968915465303">
                <text:p>0.008369689154653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76">
                <text:p>-2.76</text:p>
              </table:table-cell>
              <table:table-cell office:value-type="float" office:value="0.00884645439823723">
                <text:p>0.00884645439823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74">
                <text:p>-2.74</text:p>
              </table:table-cell>
              <table:table-cell office:value-type="float" office:value="0.00934663836761228">
                <text:p>0.00934663836761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72">
                <text:p>-2.72</text:p>
              </table:table-cell>
              <table:table-cell office:value-type="float" office:value="0.00987115379475113">
                <text:p>0.00987115379475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7">
                <text:p>-2.7</text:p>
              </table:table-cell>
              <table:table-cell office:value-type="float" office:value="0.0104209348144226">
                <text:p>0.0104209348144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68">
                <text:p>-2.68</text:p>
              </table:table-cell>
              <table:table-cell office:value-type="float" office:value="0.0109969366294056">
                <text:p>0.0109969366294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66">
                <text:p>-2.66</text:p>
              </table:table-cell>
              <table:table-cell office:value-type="float" office:value="0.0116001351137026">
                <text:p>0.01160013511370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64">
                <text:p>-2.64</text:p>
              </table:table-cell>
              <table:table-cell office:value-type="float" office:value="0.012231526351278">
                <text:p>0.012231526351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2">
                <text:p>-2.62</text:p>
              </table:table-cell>
              <table:table-cell office:value-type="float" office:value="0.0128921261078953">
                <text:p>0.01289212610789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6">
                <text:p>-2.6</text:p>
              </table:table-cell>
              <table:table-cell office:value-type="float" office:value="0.0135829692336856">
                <text:p>0.01358296923368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58">
                <text:p>-2.58</text:p>
              </table:table-cell>
              <table:table-cell office:value-type="float" office:value="0.0143051089941497">
                <text:p>0.01430510899414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56">
                <text:p>-2.56</text:p>
              </table:table-cell>
              <table:table-cell office:value-type="float" office:value="0.0150596163273775">
                <text:p>0.0150596163273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54">
                <text:p>-2.54</text:p>
              </table:table-cell>
              <table:table-cell office:value-type="float" office:value="0.0158475790253608">
                <text:p>0.0158475790253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52">
                <text:p>-2.52</text:p>
              </table:table-cell>
              <table:table-cell office:value-type="float" office:value="0.0166701008373811">
                <text:p>0.01667010083738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0175283004935685">
                <text:p>0.01752830049356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8">
                <text:p>-2.48</text:p>
              </table:table-cell>
              <table:table-cell office:value-type="float" office:value="0.018423310646862">
                <text:p>0.0184233106468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46">
                <text:p>-2.46</text:p>
              </table:table-cell>
              <table:table-cell office:value-type="float" office:value="0.019356276731737">
                <text:p>0.0193562767317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44">
                <text:p>-2.44</text:p>
              </table:table-cell>
              <table:table-cell office:value-type="float" office:value="0.0203283557382258">
                <text:p>0.0203283557382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42">
                <text:p>-2.42</text:p>
              </table:table-cell>
              <table:table-cell office:value-type="float" office:value="0.0213407148999228">
                <text:p>0.0213407148999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4">
                <text:p>-2.4</text:p>
              </table:table-cell>
              <table:table-cell office:value-type="float" office:value="0.0223945302948429">
                <text:p>0.02239453029484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38">
                <text:p>-2.38</text:p>
              </table:table-cell>
              <table:table-cell office:value-type="float" office:value="0.0234909853582014">
                <text:p>0.02349098535820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36">
                <text:p>-2.36</text:p>
              </table:table-cell>
              <table:table-cell office:value-type="float" office:value="0.0246312693063825">
                <text:p>0.02463126930638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34">
                <text:p>-2.34</text:p>
              </table:table-cell>
              <table:table-cell office:value-type="float" office:value="0.0258165754715877">
                <text:p>0.02581657547158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32">
                <text:p>-2.32</text:p>
              </table:table-cell>
              <table:table-cell office:value-type="float" office:value="0.0270480995468818">
                <text:p>0.0270480995468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3">
                <text:p>-2.3</text:p>
              </table:table-cell>
              <table:table-cell office:value-type="float" office:value="0.0283270377416012">
                <text:p>0.02832703774160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28">
                <text:p>-2.28</text:p>
              </table:table-cell>
              <table:table-cell office:value-type="float" office:value="0.0296545848473413">
                <text:p>0.02965458484734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26">
                <text:p>-2.26</text:p>
              </table:table-cell>
              <table:table-cell office:value-type="float" office:value="0.0310319322150083">
                <text:p>0.0310319322150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24">
                <text:p>-2.24</text:p>
              </table:table-cell>
              <table:table-cell office:value-type="float" office:value="0.0324602656436974">
                <text:p>0.03246026564369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22">
                <text:p>-2.22</text:p>
              </table:table-cell>
              <table:table-cell office:value-type="float" office:value="0.0339407631824492">
                <text:p>0.03394076318244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2">
                <text:p>-2.2</text:p>
              </table:table-cell>
              <table:table-cell office:value-type="float" office:value="0.0354745928462314">
                <text:p>0.0354745928462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18">
                <text:p>-2.18</text:p>
              </table:table-cell>
              <table:table-cell office:value-type="float" office:value="0.0370629102478065">
                <text:p>0.03706291024780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16">
                <text:p>-2.16</text:p>
              </table:table-cell>
              <table:table-cell office:value-type="float" office:value="0.0387068561474556">
                <text:p>0.0387068561474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14">
                <text:p>-2.14</text:p>
              </table:table-cell>
              <table:table-cell office:value-type="float" office:value="0.0404075539228603">
                <text:p>0.04040755392286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12">
                <text:p>-2.12</text:p>
              </table:table-cell>
              <table:table-cell office:value-type="float" office:value="0.0421661069617703">
                <text:p>0.04216610696177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1">
                <text:p>-2.1</text:p>
              </table:table-cell>
              <table:table-cell office:value-type="float" office:value="0.0439835959804272">
                <text:p>0.04398359598042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08">
                <text:p>-2.08</text:p>
              </table:table-cell>
              <table:table-cell office:value-type="float" office:value="0.0458610762710549">
                <text:p>0.04586107627105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06">
                <text:p>-2.06</text:p>
              </table:table-cell>
              <table:table-cell office:value-type="float" office:value="0.047799574882077">
                <text:p>0.0477995748820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04">
                <text:p>-2.04</text:p>
              </table:table-cell>
              <table:table-cell office:value-type="float" office:value="0.0498000877350708">
                <text:p>0.04980008773507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02">
                <text:p>-2.02</text:p>
              </table:table-cell>
              <table:table-cell office:value-type="float" office:value="0.0518635766828206">
                <text:p>0.05186357668282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">
                <text:p>-2</text:p>
              </table:table-cell>
              <table:table-cell office:value-type="float" office:value="0.0539909665131881">
                <text:p>0.05399096651318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98">
                <text:p>-1.98</text:p>
              </table:table-cell>
              <table:table-cell office:value-type="float" office:value="0.0561831419038681">
                <text:p>0.05618314190386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96">
                <text:p>-1.96</text:p>
              </table:table-cell>
              <table:table-cell office:value-type="float" office:value="0.0584409443334515">
                <text:p>0.0584409443334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94">
                <text:p>-1.94</text:p>
              </table:table-cell>
              <table:table-cell office:value-type="float" office:value="0.0607651689545648">
                <text:p>0.0607651689545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92">
                <text:p>-1.92</text:p>
              </table:table-cell>
              <table:table-cell office:value-type="float" office:value="0.0631565614351987">
                <text:p>0.06315656143519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9">
                <text:p>-1.9</text:p>
              </table:table-cell>
              <table:table-cell office:value-type="float" office:value="0.0656158147746766">
                <text:p>0.06561581477467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88">
                <text:p>-1.88</text:p>
              </table:table-cell>
              <table:table-cell office:value-type="float" office:value="0.0681435661010446">
                <text:p>0.06814356610104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86">
                <text:p>-1.86</text:p>
              </table:table-cell>
              <table:table-cell office:value-type="float" office:value="0.0707403934569834">
                <text:p>0.07074039345698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84">
                <text:p>-1.84</text:p>
              </table:table-cell>
              <table:table-cell office:value-type="float" office:value="0.0734068125816569">
                <text:p>0.0734068125816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82">
                <text:p>-1.82</text:p>
              </table:table-cell>
              <table:table-cell office:value-type="float" office:value="0.0761432736962073">
                <text:p>0.07614327369620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8">
                <text:p>-1.8</text:p>
              </table:table-cell>
              <table:table-cell office:value-type="float" office:value="0.0789501583008942">
                <text:p>0.0789501583008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78">
                <text:p>-1.78</text:p>
              </table:table-cell>
              <table:table-cell office:value-type="float" office:value="0.0818277759921428">
                <text:p>0.08182777599214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76">
                <text:p>-1.76</text:p>
              </table:table-cell>
              <table:table-cell office:value-type="float" office:value="0.0847763613080222">
                <text:p>0.08477636130802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74">
                <text:p>-1.74</text:p>
              </table:table-cell>
              <table:table-cell office:value-type="float" office:value="0.0877960706109056">
                <text:p>0.0877960706109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72">
                <text:p>-1.72</text:p>
              </table:table-cell>
              <table:table-cell office:value-type="float" office:value="0.0908869790162829">
                <text:p>0.09088697901628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7">
                <text:p>-1.7</text:p>
              </table:table-cell>
              <table:table-cell office:value-type="float" office:value="0.0940490773768869">
                <text:p>0.09404907737688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68">
                <text:p>-1.68</text:p>
              </table:table-cell>
              <table:table-cell office:value-type="float" office:value="0.0972822693314675">
                <text:p>0.09728226933146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66">
                <text:p>-1.66</text:p>
              </table:table-cell>
              <table:table-cell office:value-type="float" office:value="0.100586368427691">
                <text:p>0.1005863684276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64">
                <text:p>-1.64</text:p>
              </table:table-cell>
              <table:table-cell office:value-type="float" office:value="0.103961095328764">
                <text:p>0.1039610953287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62">
                <text:p>-1.62</text:p>
              </table:table-cell>
              <table:table-cell office:value-type="float" office:value="0.107406075113484">
                <text:p>0.1074060751134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6">
                <text:p>-1.6</text:p>
              </table:table-cell>
              <table:table-cell office:value-type="float" office:value="0.110920834679456">
                <text:p>0.1109208346794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58">
                <text:p>-1.58</text:p>
              </table:table-cell>
              <table:table-cell office:value-type="float" office:value="0.114504800259292">
                <text:p>0.1145048002592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56">
                <text:p>-1.56</text:p>
              </table:table-cell>
              <table:table-cell office:value-type="float" office:value="0.118157295059582">
                <text:p>0.118157295059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54">
                <text:p>-1.54</text:p>
              </table:table-cell>
              <table:table-cell office:value-type="float" office:value="0.121877537032402">
                <text:p>0.1218775370324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52">
                <text:p>-1.52</text:p>
              </table:table-cell>
              <table:table-cell office:value-type="float" office:value="0.125664636789088">
                <text:p>0.1256646367890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5">
                <text:p>-1.5</text:p>
              </table:table-cell>
              <table:table-cell office:value-type="float" office:value="0.129517595665892">
                <text:p>0.1295175956658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48">
                <text:p>-1.48</text:p>
              </table:table-cell>
              <table:table-cell office:value-type="float" office:value="0.133435303951002">
                <text:p>0.133435303951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46">
                <text:p>-1.46</text:p>
              </table:table-cell>
              <table:table-cell office:value-type="float" office:value="0.137416539282282">
                <text:p>0.1374165392822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44">
                <text:p>-1.44</text:p>
              </table:table-cell>
              <table:table-cell office:value-type="float" office:value="0.141459965224839">
                <text:p>0.1414599652248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42">
                <text:p>-1.42</text:p>
              </table:table-cell>
              <table:table-cell office:value-type="float" office:value="0.145564130037348">
                <text:p>0.1455641300373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4">
                <text:p>-1.4</text:p>
              </table:table-cell>
              <table:table-cell office:value-type="float" office:value="0.149727465635745">
                <text:p>0.1497274656357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38">
                <text:p>-1.38</text:p>
              </table:table-cell>
              <table:table-cell office:value-type="float" office:value="0.153948286762634">
                <text:p>0.1539482867626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36">
                <text:p>-1.36</text:p>
              </table:table-cell>
              <table:table-cell office:value-type="float" office:value="0.158224790370383">
                <text:p>0.1582247903703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34">
                <text:p>-1.34</text:p>
              </table:table-cell>
              <table:table-cell office:value-type="float" office:value="0.162555055225534">
                <text:p>0.1625550552255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32">
                <text:p>-1.32</text:p>
              </table:table-cell>
              <table:table-cell office:value-type="float" office:value="0.166937041741714">
                <text:p>0.166937041741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">
                <text:p>-1.3</text:p>
              </table:table-cell>
              <table:table-cell office:value-type="float" office:value="0.171368592047807">
                <text:p>0.1713685920478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28">
                <text:p>-1.28</text:p>
              </table:table-cell>
              <table:table-cell office:value-type="float" office:value="0.175847430297662">
                <text:p>0.1758474302976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6">
                <text:p>-1.26</text:p>
              </table:table-cell>
              <table:table-cell office:value-type="float" office:value="0.18037116322708">
                <text:p>0.180371163227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24">
                <text:p>-1.24</text:p>
              </table:table-cell>
              <table:table-cell office:value-type="float" office:value="0.184937280963305">
                <text:p>0.184937280963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22">
                <text:p>-1.22</text:p>
              </table:table-cell>
              <table:table-cell office:value-type="float" office:value="0.18954315809164">
                <text:p>0.189543158091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2">
                <text:p>-1.2</text:p>
              </table:table-cell>
              <table:table-cell office:value-type="float" office:value="0.194186054983213">
                <text:p>0.1941860549832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18">
                <text:p>-1.18</text:p>
              </table:table-cell>
              <table:table-cell office:value-type="float" office:value="0.198863119387276">
                <text:p>0.1988631193872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16">
                <text:p>-1.16</text:p>
              </table:table-cell>
              <table:table-cell office:value-type="float" office:value="0.203571388290759">
                <text:p>0.2035713882907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14">
                <text:p>-1.14</text:p>
              </table:table-cell>
              <table:table-cell office:value-type="float" office:value="0.208307790047108">
                <text:p>0.2083077900471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12">
                <text:p>-1.12</text:p>
              </table:table-cell>
              <table:table-cell office:value-type="float" office:value="0.213069146775718">
                <text:p>0.2130691467757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1">
                <text:p>-1.1</text:p>
              </table:table-cell>
              <table:table-cell office:value-type="float" office:value="0.21785217703255">
                <text:p>0.21785217703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08">
                <text:p>-1.08</text:p>
              </table:table-cell>
              <table:table-cell office:value-type="float" office:value="0.222653498751761">
                <text:p>0.2226534987517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06">
                <text:p>-1.06</text:p>
              </table:table-cell>
              <table:table-cell office:value-type="float" office:value="0.227469632457386">
                <text:p>0.2274696324573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04">
                <text:p>-1.04</text:p>
              </table:table-cell>
              <table:table-cell office:value-type="float" office:value="0.232297004743366">
                <text:p>0.2322970047433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02">
                <text:p>-1.02</text:p>
              </table:table-cell>
              <table:table-cell office:value-type="float" office:value="0.23713195201938">
                <text:p>0.23713195201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">
                <text:p>-1</text:p>
              </table:table-cell>
              <table:table-cell office:value-type="float" office:value="0.241970724519143">
                <text:p>0.241970724519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8">
                <text:p>-0.98</text:p>
              </table:table-cell>
              <table:table-cell office:value-type="float" office:value="0.246809490567043">
                <text:p>0.2468094905670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6">
                <text:p>-0.96</text:p>
              </table:table-cell>
              <table:table-cell office:value-type="float" office:value="0.251644341098117">
                <text:p>0.2516443410981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4">
                <text:p>-0.94</text:p>
              </table:table-cell>
              <table:table-cell office:value-type="float" office:value="0.25647129442562">
                <text:p>0.256471294425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2">
                <text:p>-0.92</text:p>
              </table:table-cell>
              <table:table-cell office:value-type="float" office:value="0.261286301249553">
                <text:p>0.2612863012495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">
                <text:p>-0.9</text:p>
              </table:table-cell>
              <table:table-cell office:value-type="float" office:value="0.266085249898755">
                <text:p>0.2660852498987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88">
                <text:p>-0.88</text:p>
              </table:table-cell>
              <table:table-cell office:value-type="float" office:value="0.270863971798338">
                <text:p>0.2708639717983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86">
                <text:p>-0.86</text:p>
              </table:table-cell>
              <table:table-cell office:value-type="float" office:value="0.275618247153457">
                <text:p>0.2756182471534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4">
                <text:p>-0.84</text:p>
              </table:table-cell>
              <table:table-cell office:value-type="float" office:value="0.280343810839621">
                <text:p>0.2803438108396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82">
                <text:p>-0.82</text:p>
              </table:table-cell>
              <table:table-cell office:value-type="float" office:value="0.285036358489007">
                <text:p>0.2850363584890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8">
                <text:p>-0.8</text:p>
              </table:table-cell>
              <table:table-cell office:value-type="float" office:value="0.289691552761483">
                <text:p>0.2896915527614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8">
                <text:p>-0.78</text:p>
              </table:table-cell>
              <table:table-cell office:value-type="float" office:value="0.294305029788325">
                <text:p>0.2943050297883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6">
                <text:p>-0.76</text:p>
              </table:table-cell>
              <table:table-cell office:value-type="float" office:value="0.298872405775953">
                <text:p>0.2988724057759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74">
                <text:p>-0.74</text:p>
              </table:table-cell>
              <table:table-cell office:value-type="float" office:value="0.3033892837563">
                <text:p>0.30338928375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72">
                <text:p>-0.72</text:p>
              </table:table-cell>
              <table:table-cell office:value-type="float" office:value="0.307851260469853">
                <text:p>0.3078512604698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7">
                <text:p>-0.7</text:p>
              </table:table-cell>
              <table:table-cell office:value-type="float" office:value="0.312253933366761">
                <text:p>0.3122539333667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68">
                <text:p>-0.68</text:p>
              </table:table-cell>
              <table:table-cell office:value-type="float" office:value="0.316592907710893">
                <text:p>0.3165929077108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66">
                <text:p>-0.66</text:p>
              </table:table-cell>
              <table:table-cell office:value-type="float" office:value="0.320863803771172">
                <text:p>0.3208638037711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64">
                <text:p>-0.64</text:p>
              </table:table-cell>
              <table:table-cell office:value-type="float" office:value="0.325062264084082">
                <text:p>0.3250622640840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62">
                <text:p>-0.62</text:p>
              </table:table-cell>
              <table:table-cell office:value-type="float" office:value="0.329183960770765">
                <text:p>0.329183960770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6">
                <text:p>-0.6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58">
                <text:p>-0.58</text:p>
              </table:table-cell>
              <table:table-cell office:value-type="float" office:value="0.337179943822381">
                <text:p>0.3371799438223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56">
                <text:p>-0.56</text:p>
              </table:table-cell>
              <table:table-cell office:value-type="float" office:value="0.341045788630353">
                <text:p>0.3410457886303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54">
                <text:p>-0.54</text:p>
              </table:table-cell>
              <table:table-cell office:value-type="float" office:value="0.344818001439333">
                <text:p>0.344818001439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52">
                <text:p>-0.52</text:p>
              </table:table-cell>
              <table:table-cell office:value-type="float" office:value="0.348492512758974">
                <text:p>0.3484925127589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5">
                <text:p>-0.5</text:p>
              </table:table-cell>
              <table:table-cell office:value-type="float" office:value="0.3520653267643">
                <text:p>0.35206532676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48">
                <text:p>-0.48</text:p>
              </table:table-cell>
              <table:table-cell office:value-type="float" office:value="0.355532528505997">
                <text:p>0.3555325285059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46">
                <text:p>-0.46</text:p>
              </table:table-cell>
              <table:table-cell office:value-type="float" office:value="0.358890291033545">
                <text:p>0.3588902910335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44">
                <text:p>-0.44</text:p>
              </table:table-cell>
              <table:table-cell office:value-type="float" office:value="0.362134882413092">
                <text:p>0.3621348824130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42">
                <text:p>-0.42</text:p>
              </table:table-cell>
              <table:table-cell office:value-type="float" office:value="0.365262672622154">
                <text:p>0.3652626726221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4">
                <text:p>-0.4</text:p>
              </table:table-cell>
              <table:table-cell office:value-type="float" office:value="0.368270140303323">
                <text:p>0.3682701403033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38">
                <text:p>-0.38</text:p>
              </table:table-cell>
              <table:table-cell office:value-type="float" office:value="0.371153879359466">
                <text:p>0.3711538793594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6">
                <text:p>-0.36</text:p>
              </table:table-cell>
              <table:table-cell office:value-type="float" office:value="0.373910605373128">
                <text:p>0.3739106053731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34">
                <text:p>-0.34</text:p>
              </table:table-cell>
              <table:table-cell office:value-type="float" office:value="0.376537161833254">
                <text:p>0.3765371618332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32">
                <text:p>-0.32</text:p>
              </table:table-cell>
              <table:table-cell office:value-type="float" office:value="0.379030526152702">
                <text:p>0.3790305261527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3">
                <text:p>-0.3</text:p>
              </table:table-cell>
              <table:table-cell office:value-type="float" office:value="0.381387815460524">
                <text:p>0.3813878154605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28">
                <text:p>-0.28</text:p>
              </table:table-cell>
              <table:table-cell office:value-type="float" office:value="0.383606292153479">
                <text:p>0.3836062921534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26">
                <text:p>-0.26</text:p>
              </table:table-cell>
              <table:table-cell office:value-type="float" office:value="0.385683369191816">
                <text:p>0.385683369191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24">
                <text:p>-0.24</text:p>
              </table:table-cell>
              <table:table-cell office:value-type="float" office:value="0.387616615125014">
                <text:p>0.3876166151250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22">
                <text:p>-0.22</text:p>
              </table:table-cell>
              <table:table-cell office:value-type="float" office:value="0.38940375883379">
                <text:p>0.389403758833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2">
                <text:p>-0.2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8">
                <text:p>-0.18</text:p>
              </table:table-cell>
              <table:table-cell office:value-type="float" office:value="0.392531483120429">
                <text:p>0.3925314831204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6">
                <text:p>-0.16</text:p>
              </table:table-cell>
              <table:table-cell office:value-type="float" office:value="0.393868361568541">
                <text:p>0.3938683615685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4">
                <text:p>-0.14</text:p>
              </table:table-cell>
              <table:table-cell office:value-type="float" office:value="0.395051740834611">
                <text:p>0.3950517408346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2">
                <text:p>-0.12</text:p>
              </table:table-cell>
              <table:table-cell office:value-type="float" office:value="0.396080211793656">
                <text:p>0.3960802117936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">
                <text:p>-0.1</text:p>
              </table:table-cell>
              <table:table-cell office:value-type="float" office:value="0.396952547477012">
                <text:p>0.3969525474770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8">
                <text:p>-0.08</text:p>
              </table:table-cell>
              <table:table-cell office:value-type="float" office:value="0.397667705511609">
                <text:p>0.3976677055116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6">
                <text:p>-0.06</text:p>
              </table:table-cell>
              <table:table-cell office:value-type="float" office:value="0.398224830195607">
                <text:p>0.3982248301956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4">
                <text:p>-0.04</text:p>
              </table:table-cell>
              <table:table-cell office:value-type="float" office:value="0.398623254204605">
                <text:p>0.3986232542046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">
                <text:p>-0.02</text:p>
              </table:table-cell>
              <table:table-cell office:value-type="float" office:value="0.398862499923666">
                <text:p>0.3988624999236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.398942280401433">
                <text:p>0.3989422804014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">
                <text:p>0.02</text:p>
              </table:table-cell>
              <table:table-cell office:value-type="float" office:value="0.398862499923666">
                <text:p>0.3988624999236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">
                <text:p>0.04</text:p>
              </table:table-cell>
              <table:table-cell office:value-type="float" office:value="0.398623254204605">
                <text:p>0.3986232542046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">
                <text:p>0.06</text:p>
              </table:table-cell>
              <table:table-cell office:value-type="float" office:value="0.398224830195607">
                <text:p>0.3982248301956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">
                <text:p>0.08</text:p>
              </table:table-cell>
              <table:table-cell office:value-type="float" office:value="0.397667705511609">
                <text:p>0.3976677055116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">
                <text:p>0.1</text:p>
              </table:table-cell>
              <table:table-cell office:value-type="float" office:value="0.396952547477012">
                <text:p>0.3969525474770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2">
                <text:p>0.12</text:p>
              </table:table-cell>
              <table:table-cell office:value-type="float" office:value="0.396080211793656">
                <text:p>0.3960802117936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4">
                <text:p>0.14</text:p>
              </table:table-cell>
              <table:table-cell office:value-type="float" office:value="0.395051740834611">
                <text:p>0.3950517408346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6">
                <text:p>0.16</text:p>
              </table:table-cell>
              <table:table-cell office:value-type="float" office:value="0.393868361568541">
                <text:p>0.3938683615685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">
                <text:p>0.18</text:p>
              </table:table-cell>
              <table:table-cell office:value-type="float" office:value="0.392531483120429">
                <text:p>0.3925314831204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">
                <text:p>0.2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2">
                <text:p>0.22</text:p>
              </table:table-cell>
              <table:table-cell office:value-type="float" office:value="0.38940375883379">
                <text:p>0.389403758833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4">
                <text:p>0.24</text:p>
              </table:table-cell>
              <table:table-cell office:value-type="float" office:value="0.387616615125014">
                <text:p>0.3876166151250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6">
                <text:p>0.26</text:p>
              </table:table-cell>
              <table:table-cell office:value-type="float" office:value="0.385683369191816">
                <text:p>0.3856833691918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8">
                <text:p>0.28</text:p>
              </table:table-cell>
              <table:table-cell office:value-type="float" office:value="0.383606292153479">
                <text:p>0.3836062921534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">
                <text:p>0.3</text:p>
              </table:table-cell>
              <table:table-cell office:value-type="float" office:value="0.381387815460524">
                <text:p>0.3813878154605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2">
                <text:p>0.32</text:p>
              </table:table-cell>
              <table:table-cell office:value-type="float" office:value="0.379030526152702">
                <text:p>0.3790305261527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4">
                <text:p>0.34</text:p>
              </table:table-cell>
              <table:table-cell office:value-type="float" office:value="0.376537161833254">
                <text:p>0.3765371618332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6">
                <text:p>0.36</text:p>
              </table:table-cell>
              <table:table-cell office:value-type="float" office:value="0.373910605373128">
                <text:p>0.3739106053731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8">
                <text:p>0.38</text:p>
              </table:table-cell>
              <table:table-cell office:value-type="float" office:value="0.371153879359466">
                <text:p>0.3711538793594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">
                <text:p>0.4</text:p>
              </table:table-cell>
              <table:table-cell office:value-type="float" office:value="0.368270140303323">
                <text:p>0.3682701403033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">
                <text:p>0.42</text:p>
              </table:table-cell>
              <table:table-cell office:value-type="float" office:value="0.365262672622154">
                <text:p>0.3652626726221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4">
                <text:p>0.44</text:p>
              </table:table-cell>
              <table:table-cell office:value-type="float" office:value="0.362134882413092">
                <text:p>0.3621348824130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6">
                <text:p>0.46</text:p>
              </table:table-cell>
              <table:table-cell office:value-type="float" office:value="0.358890291033545">
                <text:p>0.3588902910335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8">
                <text:p>0.48</text:p>
              </table:table-cell>
              <table:table-cell office:value-type="float" office:value="0.355532528505997">
                <text:p>0.3555325285059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">
                <text:p>0.5</text:p>
              </table:table-cell>
              <table:table-cell office:value-type="float" office:value="0.3520653267643">
                <text:p>0.35206532676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2">
                <text:p>0.52</text:p>
              </table:table-cell>
              <table:table-cell office:value-type="float" office:value="0.348492512758974">
                <text:p>0.3484925127589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4">
                <text:p>0.54</text:p>
              </table:table-cell>
              <table:table-cell office:value-type="float" office:value="0.344818001439333">
                <text:p>0.344818001439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">
                <text:p>0.56</text:p>
              </table:table-cell>
              <table:table-cell office:value-type="float" office:value="0.341045788630353">
                <text:p>0.3410457886303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8">
                <text:p>0.58</text:p>
              </table:table-cell>
              <table:table-cell office:value-type="float" office:value="0.337179943822381">
                <text:p>0.3371799438223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">
                <text:p>0.6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2">
                <text:p>0.62</text:p>
              </table:table-cell>
              <table:table-cell office:value-type="float" office:value="0.329183960770765">
                <text:p>0.3291839607707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4">
                <text:p>0.64</text:p>
              </table:table-cell>
              <table:table-cell office:value-type="float" office:value="0.325062264084082">
                <text:p>0.325062264084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6">
                <text:p>0.66</text:p>
              </table:table-cell>
              <table:table-cell office:value-type="float" office:value="0.320863803771172">
                <text:p>0.3208638037711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8">
                <text:p>0.68</text:p>
              </table:table-cell>
              <table:table-cell office:value-type="float" office:value="0.316592907710893">
                <text:p>0.3165929077108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">
                <text:p>0.7</text:p>
              </table:table-cell>
              <table:table-cell office:value-type="float" office:value="0.312253933366761">
                <text:p>0.3122539333667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2">
                <text:p>0.72</text:p>
              </table:table-cell>
              <table:table-cell office:value-type="float" office:value="0.307851260469853">
                <text:p>0.3078512604698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4">
                <text:p>0.74</text:p>
              </table:table-cell>
              <table:table-cell office:value-type="float" office:value="0.3033892837563">
                <text:p>0.30338928375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6">
                <text:p>0.76</text:p>
              </table:table-cell>
              <table:table-cell office:value-type="float" office:value="0.298872405775953">
                <text:p>0.2988724057759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8">
                <text:p>0.78</text:p>
              </table:table-cell>
              <table:table-cell office:value-type="float" office:value="0.294305029788325">
                <text:p>0.2943050297883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">
                <text:p>0.8</text:p>
              </table:table-cell>
              <table:table-cell office:value-type="float" office:value="0.289691552761483">
                <text:p>0.2896915527614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2">
                <text:p>0.82</text:p>
              </table:table-cell>
              <table:table-cell office:value-type="float" office:value="0.285036358489007">
                <text:p>0.2850363584890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4">
                <text:p>0.84</text:p>
              </table:table-cell>
              <table:table-cell office:value-type="float" office:value="0.280343810839621">
                <text:p>0.2803438108396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">
                <text:p>0.86</text:p>
              </table:table-cell>
              <table:table-cell office:value-type="float" office:value="0.275618247153457">
                <text:p>0.2756182471534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8">
                <text:p>0.88</text:p>
              </table:table-cell>
              <table:table-cell office:value-type="float" office:value="0.270863971798338">
                <text:p>0.2708639717983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">
                <text:p>0.9</text:p>
              </table:table-cell>
              <table:table-cell office:value-type="float" office:value="0.266085249898755">
                <text:p>0.2660852498987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2">
                <text:p>0.92</text:p>
              </table:table-cell>
              <table:table-cell office:value-type="float" office:value="0.261286301249553">
                <text:p>0.2612863012495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4">
                <text:p>0.94</text:p>
              </table:table-cell>
              <table:table-cell office:value-type="float" office:value="0.25647129442562">
                <text:p>0.256471294425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6">
                <text:p>0.96</text:p>
              </table:table-cell>
              <table:table-cell office:value-type="float" office:value="0.251644341098117">
                <text:p>0.2516443410981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8">
                <text:p>0.98</text:p>
              </table:table-cell>
              <table:table-cell office:value-type="float" office:value="0.246809490567043">
                <text:p>0.2468094905670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.241970724519143">
                <text:p>0.2419707245191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2">
                <text:p>1.02</text:p>
              </table:table-cell>
              <table:table-cell office:value-type="float" office:value="0.23713195201938">
                <text:p>0.237131952019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4">
                <text:p>1.04</text:p>
              </table:table-cell>
              <table:table-cell office:value-type="float" office:value="0.232297004743366">
                <text:p>0.2322970047433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6">
                <text:p>1.06</text:p>
              </table:table-cell>
              <table:table-cell office:value-type="float" office:value="0.227469632457386">
                <text:p>0.2274696324573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8">
                <text:p>1.08</text:p>
              </table:table-cell>
              <table:table-cell office:value-type="float" office:value="0.222653498751761">
                <text:p>0.2226534987517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">
                <text:p>1.1</text:p>
              </table:table-cell>
              <table:table-cell office:value-type="float" office:value="0.21785217703255">
                <text:p>0.217852177032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2">
                <text:p>1.12</text:p>
              </table:table-cell>
              <table:table-cell office:value-type="float" office:value="0.213069146775718">
                <text:p>0.2130691467757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4">
                <text:p>1.14</text:p>
              </table:table-cell>
              <table:table-cell office:value-type="float" office:value="0.208307790047108">
                <text:p>0.2083077900471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6">
                <text:p>1.16</text:p>
              </table:table-cell>
              <table:table-cell office:value-type="float" office:value="0.203571388290759">
                <text:p>0.2035713882907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8">
                <text:p>1.18</text:p>
              </table:table-cell>
              <table:table-cell office:value-type="float" office:value="0.198863119387276">
                <text:p>0.1988631193872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">
                <text:p>1.2</text:p>
              </table:table-cell>
              <table:table-cell office:value-type="float" office:value="0.194186054983213">
                <text:p>0.1941860549832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2">
                <text:p>1.22</text:p>
              </table:table-cell>
              <table:table-cell office:value-type="float" office:value="0.18954315809164">
                <text:p>0.189543158091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4">
                <text:p>1.24</text:p>
              </table:table-cell>
              <table:table-cell office:value-type="float" office:value="0.184937280963305">
                <text:p>0.1849372809633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6">
                <text:p>1.26</text:p>
              </table:table-cell>
              <table:table-cell office:value-type="float" office:value="0.18037116322708">
                <text:p>0.180371163227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8">
                <text:p>1.28</text:p>
              </table:table-cell>
              <table:table-cell office:value-type="float" office:value="0.175847430297662">
                <text:p>0.1758474302976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">
                <text:p>1.3</text:p>
              </table:table-cell>
              <table:table-cell office:value-type="float" office:value="0.171368592047807">
                <text:p>0.1713685920478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2">
                <text:p>1.32</text:p>
              </table:table-cell>
              <table:table-cell office:value-type="float" office:value="0.166937041741714">
                <text:p>0.1669370417417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4">
                <text:p>1.34</text:p>
              </table:table-cell>
              <table:table-cell office:value-type="float" office:value="0.162555055225534">
                <text:p>0.1625550552255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6">
                <text:p>1.36</text:p>
              </table:table-cell>
              <table:table-cell office:value-type="float" office:value="0.158224790370383">
                <text:p>0.1582247903703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8">
                <text:p>1.38</text:p>
              </table:table-cell>
              <table:table-cell office:value-type="float" office:value="0.153948286762634">
                <text:p>0.1539482867626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">
                <text:p>1.4</text:p>
              </table:table-cell>
              <table:table-cell office:value-type="float" office:value="0.149727465635745">
                <text:p>0.1497274656357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2">
                <text:p>1.42</text:p>
              </table:table-cell>
              <table:table-cell office:value-type="float" office:value="0.145564130037348">
                <text:p>0.1455641300373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4">
                <text:p>1.44</text:p>
              </table:table-cell>
              <table:table-cell office:value-type="float" office:value="0.141459965224839">
                <text:p>0.1414599652248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6">
                <text:p>1.46</text:p>
              </table:table-cell>
              <table:table-cell office:value-type="float" office:value="0.137416539282282">
                <text:p>0.1374165392822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8">
                <text:p>1.48</text:p>
              </table:table-cell>
              <table:table-cell office:value-type="float" office:value="0.133435303951002">
                <text:p>0.1334353039510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">
                <text:p>1.5</text:p>
              </table:table-cell>
              <table:table-cell office:value-type="float" office:value="0.129517595665892">
                <text:p>0.1295175956658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2">
                <text:p>1.52</text:p>
              </table:table-cell>
              <table:table-cell office:value-type="float" office:value="0.125664636789088">
                <text:p>0.1256646367890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4">
                <text:p>1.54</text:p>
              </table:table-cell>
              <table:table-cell office:value-type="float" office:value="0.121877537032402">
                <text:p>0.1218775370324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6">
                <text:p>1.56</text:p>
              </table:table-cell>
              <table:table-cell office:value-type="float" office:value="0.118157295059582">
                <text:p>0.1181572950595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8">
                <text:p>1.58</text:p>
              </table:table-cell>
              <table:table-cell office:value-type="float" office:value="0.114504800259292">
                <text:p>0.1145048002592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6">
                <text:p>1.6</text:p>
              </table:table-cell>
              <table:table-cell office:value-type="float" office:value="0.110920834679456">
                <text:p>0.1109208346794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62">
                <text:p>1.62</text:p>
              </table:table-cell>
              <table:table-cell office:value-type="float" office:value="0.107406075113484">
                <text:p>0.1074060751134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64">
                <text:p>1.64</text:p>
              </table:table-cell>
              <table:table-cell office:value-type="float" office:value="0.103961095328764">
                <text:p>0.1039610953287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66">
                <text:p>1.66</text:p>
              </table:table-cell>
              <table:table-cell office:value-type="float" office:value="0.100586368427691">
                <text:p>0.1005863684276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68">
                <text:p>1.68</text:p>
              </table:table-cell>
              <table:table-cell office:value-type="float" office:value="0.0972822693314675">
                <text:p>0.09728226933146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7">
                <text:p>1.7</text:p>
              </table:table-cell>
              <table:table-cell office:value-type="float" office:value="0.0940490773768869">
                <text:p>0.09404907737688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72">
                <text:p>1.72</text:p>
              </table:table-cell>
              <table:table-cell office:value-type="float" office:value="0.0908869790162829">
                <text:p>0.09088697901628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74">
                <text:p>1.74</text:p>
              </table:table-cell>
              <table:table-cell office:value-type="float" office:value="0.0877960706109056">
                <text:p>0.08779607061090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6">
                <text:p>1.76</text:p>
              </table:table-cell>
              <table:table-cell office:value-type="float" office:value="0.0847763613080222">
                <text:p>0.08477636130802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8">
                <text:p>1.78</text:p>
              </table:table-cell>
              <table:table-cell office:value-type="float" office:value="0.0818277759921428">
                <text:p>0.08182777599214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8">
                <text:p>1.8</text:p>
              </table:table-cell>
              <table:table-cell office:value-type="float" office:value="0.0789501583008942">
                <text:p>0.07895015830089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82">
                <text:p>1.82</text:p>
              </table:table-cell>
              <table:table-cell office:value-type="float" office:value="0.0761432736962073">
                <text:p>0.07614327369620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84">
                <text:p>1.84</text:p>
              </table:table-cell>
              <table:table-cell office:value-type="float" office:value="0.0734068125816569">
                <text:p>0.07340681258165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86">
                <text:p>1.86</text:p>
              </table:table-cell>
              <table:table-cell office:value-type="float" office:value="0.0707403934569834">
                <text:p>0.07074039345698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88">
                <text:p>1.88</text:p>
              </table:table-cell>
              <table:table-cell office:value-type="float" office:value="0.0681435661010446">
                <text:p>0.06814356610104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9">
                <text:p>1.9</text:p>
              </table:table-cell>
              <table:table-cell office:value-type="float" office:value="0.0656158147746766">
                <text:p>0.06561581477467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92">
                <text:p>1.92</text:p>
              </table:table-cell>
              <table:table-cell office:value-type="float" office:value="0.0631565614351987">
                <text:p>0.06315656143519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4">
                <text:p>1.94</text:p>
              </table:table-cell>
              <table:table-cell office:value-type="float" office:value="0.0607651689545648">
                <text:p>0.06076516895456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96">
                <text:p>1.96</text:p>
              </table:table-cell>
              <table:table-cell office:value-type="float" office:value="0.0584409443334515">
                <text:p>0.05844094433345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98">
                <text:p>1.98</text:p>
              </table:table-cell>
              <table:table-cell office:value-type="float" office:value="0.0561831419038681">
                <text:p>0.05618314190386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0.0539909665131881">
                <text:p>0.05399096651318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02">
                <text:p>2.02</text:p>
              </table:table-cell>
              <table:table-cell office:value-type="float" office:value="0.0518635766828206">
                <text:p>0.05186357668282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04">
                <text:p>2.04</text:p>
              </table:table-cell>
              <table:table-cell office:value-type="float" office:value="0.0498000877350708">
                <text:p>0.04980008773507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06">
                <text:p>2.06</text:p>
              </table:table-cell>
              <table:table-cell office:value-type="float" office:value="0.047799574882077">
                <text:p>0.0477995748820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08">
                <text:p>2.08</text:p>
              </table:table-cell>
              <table:table-cell office:value-type="float" office:value="0.0458610762710549">
                <text:p>0.04586107627105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1">
                <text:p>2.1</text:p>
              </table:table-cell>
              <table:table-cell office:value-type="float" office:value="0.0439835959804272">
                <text:p>0.04398359598042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12">
                <text:p>2.12</text:p>
              </table:table-cell>
              <table:table-cell office:value-type="float" office:value="0.0421661069617703">
                <text:p>0.04216610696177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14">
                <text:p>2.14</text:p>
              </table:table-cell>
              <table:table-cell office:value-type="float" office:value="0.0404075539228603">
                <text:p>0.04040755392286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16">
                <text:p>2.16</text:p>
              </table:table-cell>
              <table:table-cell office:value-type="float" office:value="0.0387068561474556">
                <text:p>0.03870685614745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18">
                <text:p>2.18</text:p>
              </table:table-cell>
              <table:table-cell office:value-type="float" office:value="0.0370629102478065">
                <text:p>0.03706291024780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2">
                <text:p>2.2</text:p>
              </table:table-cell>
              <table:table-cell office:value-type="float" office:value="0.0354745928462314">
                <text:p>0.03547459284623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22">
                <text:p>2.22</text:p>
              </table:table-cell>
              <table:table-cell office:value-type="float" office:value="0.0339407631824492">
                <text:p>0.03394076318244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24">
                <text:p>2.24</text:p>
              </table:table-cell>
              <table:table-cell office:value-type="float" office:value="0.0324602656436974">
                <text:p>0.03246026564369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26">
                <text:p>2.26</text:p>
              </table:table-cell>
              <table:table-cell office:value-type="float" office:value="0.0310319322150083">
                <text:p>0.03103193221500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28">
                <text:p>2.28</text:p>
              </table:table-cell>
              <table:table-cell office:value-type="float" office:value="0.0296545848473413">
                <text:p>0.02965458484734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3">
                <text:p>2.3</text:p>
              </table:table-cell>
              <table:table-cell office:value-type="float" office:value="0.0283270377416012">
                <text:p>0.02832703774160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32">
                <text:p>2.32</text:p>
              </table:table-cell>
              <table:table-cell office:value-type="float" office:value="0.0270480995468818">
                <text:p>0.02704809954688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34">
                <text:p>2.34</text:p>
              </table:table-cell>
              <table:table-cell office:value-type="float" office:value="0.0258165754715877">
                <text:p>0.02581657547158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36">
                <text:p>2.36</text:p>
              </table:table-cell>
              <table:table-cell office:value-type="float" office:value="0.0246312693063825">
                <text:p>0.02463126930638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38">
                <text:p>2.38</text:p>
              </table:table-cell>
              <table:table-cell office:value-type="float" office:value="0.0234909853582014">
                <text:p>0.02349098535820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4">
                <text:p>2.4</text:p>
              </table:table-cell>
              <table:table-cell office:value-type="float" office:value="0.0223945302948429">
                <text:p>0.02239453029484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42">
                <text:p>2.42</text:p>
              </table:table-cell>
              <table:table-cell office:value-type="float" office:value="0.0213407148999228">
                <text:p>0.02134071489992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44">
                <text:p>2.44</text:p>
              </table:table-cell>
              <table:table-cell office:value-type="float" office:value="0.0203283557382258">
                <text:p>0.02032835573822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46">
                <text:p>2.46</text:p>
              </table:table-cell>
              <table:table-cell office:value-type="float" office:value="0.019356276731737">
                <text:p>0.0193562767317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48">
                <text:p>2.48</text:p>
              </table:table-cell>
              <table:table-cell office:value-type="float" office:value="0.018423310646862">
                <text:p>0.0184233106468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5">
                <text:p>2.5</text:p>
              </table:table-cell>
              <table:table-cell office:value-type="float" office:value="0.0175283004935685">
                <text:p>0.01752830049356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52">
                <text:p>2.52</text:p>
              </table:table-cell>
              <table:table-cell office:value-type="float" office:value="0.0166701008373811">
                <text:p>0.01667010083738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54">
                <text:p>2.54</text:p>
              </table:table-cell>
              <table:table-cell office:value-type="float" office:value="0.0158475790253608">
                <text:p>0.01584757902536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56">
                <text:p>2.56</text:p>
              </table:table-cell>
              <table:table-cell office:value-type="float" office:value="0.0150596163273775">
                <text:p>0.01505961632737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58">
                <text:p>2.58</text:p>
              </table:table-cell>
              <table:table-cell office:value-type="float" office:value="0.0143051089941497">
                <text:p>0.01430510899414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6">
                <text:p>2.6</text:p>
              </table:table-cell>
              <table:table-cell office:value-type="float" office:value="0.0135829692336856">
                <text:p>0.01358296923368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62">
                <text:p>2.62</text:p>
              </table:table-cell>
              <table:table-cell office:value-type="float" office:value="0.0128921261078953">
                <text:p>0.01289212610789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64">
                <text:p>2.64</text:p>
              </table:table-cell>
              <table:table-cell office:value-type="float" office:value="0.012231526351278">
                <text:p>0.0122315263512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66">
                <text:p>2.66</text:p>
              </table:table-cell>
              <table:table-cell office:value-type="float" office:value="0.0116001351137026">
                <text:p>0.01160013511370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68">
                <text:p>2.68</text:p>
              </table:table-cell>
              <table:table-cell office:value-type="float" office:value="0.0109969366294056">
                <text:p>0.01099693662940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7">
                <text:p>2.7</text:p>
              </table:table-cell>
              <table:table-cell office:value-type="float" office:value="0.0104209348144226">
                <text:p>0.01042093481442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72">
                <text:p>2.72</text:p>
              </table:table-cell>
              <table:table-cell office:value-type="float" office:value="0.00987115379475113">
                <text:p>0.009871153794751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74">
                <text:p>2.74</text:p>
              </table:table-cell>
              <table:table-cell office:value-type="float" office:value="0.00934663836761228">
                <text:p>0.009346638367612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76">
                <text:p>2.76</text:p>
              </table:table-cell>
              <table:table-cell office:value-type="float" office:value="0.00884645439823723">
                <text:p>0.008846454398237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78">
                <text:p>2.78</text:p>
              </table:table-cell>
              <table:table-cell office:value-type="float" office:value="0.00836968915465303">
                <text:p>0.008369689154653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8">
                <text:p>2.8</text:p>
              </table:table-cell>
              <table:table-cell office:value-type="float" office:value="0.00791545158297997">
                <text:p>0.007915451582979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82">
                <text:p>2.82</text:p>
              </table:table-cell>
              <table:table-cell office:value-type="float" office:value="0.00748287252578056">
                <text:p>0.007482872525780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84">
                <text:p>2.84</text:p>
              </table:table-cell>
              <table:table-cell office:value-type="float" office:value="0.00707110488601945">
                <text:p>0.007071104886019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86">
                <text:p>2.86</text:p>
              </table:table-cell>
              <table:table-cell office:value-type="float" office:value="0.00667932373920262">
                <text:p>0.006679323739202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88">
                <text:p>2.88</text:p>
              </table:table-cell>
              <table:table-cell office:value-type="float" office:value="0.00630672639626593">
                <text:p>0.006306726396265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">
                <text:p>2.9</text:p>
              </table:table-cell>
              <table:table-cell office:value-type="float" office:value="0.00595253241977585">
                <text:p>0.005952532419775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2">
                <text:p>2.92</text:p>
              </table:table-cell>
              <table:table-cell office:value-type="float" office:value="0.00561598359599097">
                <text:p>0.005615983595990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4">
                <text:p>2.94</text:p>
              </table:table-cell>
              <table:table-cell office:value-type="float" office:value="0.00529634386531102">
                <text:p>0.005296343865311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6">
                <text:p>2.96</text:p>
              </table:table-cell>
              <table:table-cell office:value-type="float" office:value="0.00499289921361238">
                <text:p>0.004992899213612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8">
                <text:p>2.98</text:p>
              </table:table-cell>
              <table:table-cell office:value-type="float" office:value="0.00470495752693398">
                <text:p>0.004704957526933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0.00443184841193801">
                <text:p>0.004431848411938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